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Lucida Grande" svg:font-family="Lucida Grande"/>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paragraph-properties fo:margin-bottom="0.1667in"/>
      <style:text-properties style:font-name="Songti TC" fo:font-size="12.0pt" fo:background-color="#e0e0e0"/>
    </style:style>
    <style:style style:name="P4" style:family="paragraph" style:parent-style-name="Standard">
      <style:text-properties style:font-name="LiHei Pro" fo:font-size="12.0pt"/>
    </style:style>
    <style:style style:name="P5" style:family="paragraph" style:parent-style-name="Standard">
      <style:paragraph-properties fo:margin-bottom="0.1667in"/>
      <style:text-properties style:font-name="Times" fo:font-size="12.0pt" fo:background-color="#ececec"/>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4" style:family="text">
      <style:text-properties style:font-name="Lucida Grande"/>
    </style:style>
    <style:style style:name="TableColumn1" style:family="table-column">
      <style:table-column-properties style:column-width="3.4625in" style:rel-column-width="32767*"/>
    </style:style>
  </office:automatic-styles>
  <office:body>
    <office:text>
      <text:p text:style-name="P1"><text:span text:style-name="T1">陳真</text:span><text:s/>  |  2011.05.31 05:02   |   <text:a xlink:type="simple" xlink:href="http://palinfo.habago.org/Entry?Command=Information_PrintForum&amp;iPage=563#FORUM24407"><text:span text:style-name="T2">#</text:span></text:a></text:p>
      <text:p text:style-name="P2">同學<text:span text:style-name="T3">, </text:span>你讓我想起黨外時人們常問的一個問題<text:span text:style-name="T3">: </text:span>那就是<text:span text:style-name="T3">: "</text:span>國民黨有什麼不好<text:span text:style-name="T3">?</text:span>我怎麼都不知道<text:span text:style-name="T3">?!" </text:span>以及現在所謂<text:span text:style-name="T3"><text:s/>"</text:span>民主時代<text:span text:style-name="T3">" </text:span>時人們常問的一個問題<text:span text:style-name="T3">: </text:span>那就是<text:span text:style-name="T3">: "</text:span>民進黨有什麼不好<text:span text:style-name="T3">? </text:span>我怎麼都不知道<text:span text:style-name="T3">?!"<text:line-break/><text:line-break/></text:span>這其實就像在問說<text:span text:style-name="T3">: "</text:span>豬八戒哪裡醜<text:span text:style-name="T3">?</text:span>我怎麼都看不出來<text:span text:style-name="T3">!?" </text:span>答案有二<text:span text:style-name="T3">, </text:span>一個是無解<text:span text:style-name="T3">,</text:span>因為如果這麼明顯的事實你都看不出來<text:span text:style-name="T3">,</text:span>那我總不可能<text:span text:style-name="T3"><text:s/>"</text:span>幫<text:span text:style-name="T3">" </text:span>你<text:span text:style-name="T3"><text:s/>"</text:span>看<text:span text:style-name="T3">". </text:span>我可以幫你洗衣幫你打掃<text:span text:style-name="T3">, </text:span>但是<text:span text:style-name="T3">,</text:span>關於<text:span text:style-name="T3"><text:s/>"</text:span>看<text:span text:style-name="T3">" </text:span>這種事情是無法<text:span text:style-name="T3"><text:s/>"</text:span>幫<text:span text:style-name="T3">" </text:span>的<text:span text:style-name="T3">.<text:line-break/><text:line-break/></text:span>第二個答案就是我像在寫伊拉克淪陷記實那樣<text:span text:style-name="T3">,</text:span>再寫一本小冊子<text:span text:style-name="T3">,</text:span>看看能不能讓你相信阿富汗人過得很慘<text:span text:style-name="T3">.<text:line-break/><text:line-break/></text:span>不過<text:span text:style-name="T3">, </text:span>當然還有更簡便一些的回答<text:span text:style-name="T3">,</text:span>但我對於<text:span text:style-name="T3"><text:s/>"</text:span>幫<text:span text:style-name="T3">" </text:span>學生念書這種事情實在是深惡痛絕<text:span text:style-name="T3">. </text:span>學生應該要學會發問<text:span text:style-name="T3">,</text:span>而不是只學會打問號<text:span text:style-name="T3">. </text:span>發問並不是隨便打個問號<text:span text:style-name="T3">,</text:span>發問是要有點程度要用點功的<text:span text:style-name="T3">,</text:span>然後你才有可能問出一個像樣的問題<text:span text:style-name="T3">,</text:span>而不是只會問一些<text:span text:style-name="T3"><text:s/>"</text:span>豬八戒哪裡醜啦<text:span text:style-name="T3">,</text:span>倫家怎麼都看不出來<text:span text:style-name="T3">" </text:span>的傻問題<text:span text:style-name="T3">. </text:span>也不該問一種有問等於沒問的問題<text:span text:style-name="T3">.<text:line-break/><text:line-break/></text:span>這意思是說<text:span text:style-name="T3">,</text:span>難道你真的希望別人幫你找書籍畫重點幫你做摘要幫你搜尋<text:span text:style-name="T3">?<text:line-break/><text:line-break/></text:span>當你質疑別人的說法時<text:span text:style-name="T3">,</text:span>你應該舉證反駁才對<text:span text:style-name="T3">,</text:span>而不是只會說<text:span text:style-name="T3"><text:s/>"</text:span>怎麼跟倫家知道的不一樣啦<text:span text:style-name="T3">?" </text:span>究竟是如何個不一樣法<text:span text:style-name="T3">,</text:span>你應該說出來才對<text:span text:style-name="T3">,</text:span>否則你是希望我如何證明一個被美軍英軍及西方各國聯軍給用幾百萬顆炮彈足足蹂躪了十幾年殺害或害死餓死了數十萬人<text:span text:style-name="T3">(</text:span>甚至一說四百萬人<text:span text:style-name="T3">)</text:span>製造了三百多萬難民的全世界最窮國度的人民的確是生活在人間煉獄之中<text:span text:style-name="T3">? <text:line-break/><text:line-break/></text:span>如果我沒記錯<text:span text:style-name="T3">,</text:span>阿富汗人口與台灣相彷<text:span text:style-name="T3">(?),</text:span>你想像一下<text:span text:style-name="T3">: </text:span>如果台灣被西方各國用幾百萬顆甚至上千萬顆集束彈貧鈾彈給蹂躪十一年<text:span text:style-name="T3">,</text:span>七分之一的人成為難民<text:span text:style-name="T3">,</text:span>五歲以下兒童死亡率比納粹佔領波蘭時期還更高上一倍<text:span text:style-name="T3">,</text:span>人們被迫以賣兒鬻女來維持生命活下去的可能性<text:span text:style-name="T3">...</text:span>由美軍培植的各地軍閥割據以及<text:span text:style-name="T3">CIA</text:span>的暗殺小組<text:span text:style-name="T3">,</text:span>逐一暗殺反美人士<text:span text:style-name="T3">,</text:span>各式各樣的暴力犯罪傷害異己或暗殺不斷<text:span text:style-name="T3">...</text:span>每人每天平均依靠不到一元美元維生<text:span text:style-name="T3">,</text:span>絕大部份人沒有電可以用沒有乾淨的水可以喝<text:span text:style-name="T3">,</text:span>一年有十萬人死於美軍入侵所重新帶來的鴉片氾濫<text:span text:style-name="T3">....<text:line-break/><text:line-break/></text:span>我該怎麼寫才能讓你發揮基本的想像力去相信阿富汗人是活在一種什麼樣的地獄<text:span text:style-name="T3">? </text:span>有人甚至以其殘酷而拿美軍之入侵阿富汗來跟納粹滅絕猶太人類比<text:span text:style-name="T3">,</text:span>但你卻說他們的生活變好了<text:span text:style-name="T3">. <text:line-break/><text:line-break/></text:span>假設有一家十口<text:span text:style-name="T3">,</text:span>我為了拯救他們<text:span text:style-name="T3">,</text:span>幹掉了四口<text:span text:style-name="T3">,</text:span>賣掉了兩口<text:span text:style-name="T3">,</text:span>驅逐了三口<text:span text:style-name="T3">,</text:span>剩下一口比以前自由了<text:span text:style-name="T3">,</text:span>多賺五毛錢了<text:span text:style-name="T3">,</text:span>請問人們該為我的善行歌頌嗎<text:span text:style-name="T3">?<text:line-break/><text:line-break/></text:span>至於丁字褲<text:span text:style-name="T3">,</text:span>當然沒什麼人穿啊<text:span text:style-name="T3">,</text:span>一件那麼貴幾個人穿得起<text:span text:style-name="T3">? </text:span>我有個外勞朋友<text:span text:style-name="T3">,</text:span>才三十幾歲<text:span text:style-name="T3">,</text:span>她說她七年前來台灣之前<text:span text:style-name="T3">,</text:span>她們家只有一件褲子<text:span text:style-name="T3">,</text:span>在家中大家都是光著屁股<text:span text:style-name="T3">,</text:span>連內褲也沒有<text:span text:style-name="T3">,</text:span>而長褲就掛在牆上<text:span text:style-name="T3">,</text:span>誰要出門誰就穿它<text:span text:style-name="T3">. <text:line-break/><text:line-break/></text:span>我想你大概不知道什麼叫貧窮<text:span text:style-name="T3">,</text:span>所以才會煞有介事地<text:span text:style-name="T3"><text:s/>"</text:span>更正<text:span text:style-name="T3">" </text:span>我說的丁字褲<text:span text:style-name="T3">. </text:span>那只是一種說法<text:span text:style-name="T3">,</text:span>意思是說美國人很偉大<text:span text:style-name="T3">,</text:span>來此貫徹美式作風<text:span text:style-name="T3">: "</text:span>只要我喜歡<text:span text:style-name="T3">,</text:span>有什麼不可以<text:span text:style-name="T3">." </text:span>在美軍民主開放的美式文化保護下<text:span text:style-name="T3">,</text:span>別說丁字褲<text:span text:style-name="T3">,</text:span>你就算要全裸也不會有人敢公然說不行<text:span text:style-name="T3">. <text:line-break/><text:line-break/></text:span>其實你真正的問題是你對這些問題並不關心<text:span text:style-name="T3">. </text:span>這恐怕才是一切問題的根源<text:span text:style-name="T3">. <text:line-break/><text:line-break/></text:span>所謂<text:span text:style-name="T3"><text:s/>"</text:span>多情總被無情惱<text:span text:style-name="T3">",</text:span>問這樣一些蠢問題<text:span text:style-name="T3">,</text:span>對我就像是一種情感上的騷擾<text:span text:style-name="T3">,</text:span>我們彼此之間對同一件事情的感情與用心實在太不對等<text:span text:style-name="T3">.<text:line-break/><text:line-break/></text:span>簡單說<text:span text:style-name="T3">,</text:span>當你數十年寒窗<text:span text:style-name="T3">,</text:span>當你以命相許<text:span text:style-name="T3">,</text:span>當你為家破人亡<text:span text:style-name="T3">,</text:span>當你為之淚灑長夜<text:span text:style-name="T3">,</text:span>而別人卻很可能是剪頭髮修指甲時順便翻翻國家歪理雜誌<text:span text:style-name="T3">,</text:span>看看什麼也沒<text:span text:style-name="T3">DISCOVER </text:span>的<text:span text:style-name="T3"><text:s/>DISCOVERY,</text:span>然後有口無心地問上兩句<text:span text:style-name="T3">,</text:span>但卻講得煞有介事像真的一樣<text:span text:style-name="T3">.<text:line-break/><text:line-break/></text:span>董事長要睡了<text:span text:style-name="T3">,</text:span>若有話後天或大大大後天有空開電腦時再續說<text:span text:style-name="T3">.</text:span></text:p>
      <text:p text:style-name="P1"><text:span text:style-name="T1">秉叡</text:span><text:s/>  |  2011.05.31 01:49   |   <text:a xlink:type="simple" xlink:href="http://palinfo.habago.org/Entry?Command=Information_PrintForum&amp;iPage=563#FORUM24405"><text:span text:style-name="T2">#</text:span></text:a></text:p>
      <text:p text:style-name="P3">聽陳真先生的說法，好像阿富汗人的生活比以前更苦？不會吧？在閱讀主流媒體的報導時的印象是：阿富汗人的升回沒變的更好，但也沒變的更差，所以請問陳真先生的說法時從哪裡看來的？<text:span text:style-name="T3"><text:line-break/></text:span>還有阿富汗地社會風氣還沒開放到允許婦女穿迷你裙和丁字褲，謝謝。<text:span text:style-name="T3"><text:line-break/>=============================================<text:line-break/><text:line-break/></text:span>再說<text:span text:style-name="T3">,</text:span>戰前的阿富汗窮到人民十個有七個沒飯吃<text:span text:style-name="T3">,</text:span>美軍入侵後<text:span text:style-name="T3">,</text:span>連原本還有點飯吃的那三個也沒飯吃了<text:span text:style-name="T3">,</text:span>這時候有人卻煞有介事地說阿富汗婦女終於可以不用帶面紗出門了<text:span text:style-name="T3">,</text:span>終於可以穿迷你裙和丁字褲了<text:span text:style-name="T3">,</text:span>甚至連花花公子雜誌也去找她們拍裸照了<text:span text:style-name="T3">,</text:span>然後結論說<text:span text:style-name="T3">: </text:span>女權伸張了<text:span text:style-name="T3">!! </text:span></text:p>
      <text:p text:style-name="P1"><text:span text:style-name="T1">漢堡</text:span><text:s/>  |  2011.05.30 03:53   |   <text:a xlink:type="simple" xlink:href="http://palinfo.habago.org/Entry?Command=Information_PrintForum&amp;iPage=563#FORUM24388"><text:span text:style-name="T2">#</text:span></text:a></text:p>
      <text:p text:style-name="P2">剛剛去公寓後頭倒垃圾，發現旁邊有一堆形狀完好的床墊、床架、櫃子和椅子。雖然說在政大搬宿舍時也是常常多出一堆垃圾，但前者的價值還是遠高於幾張已經睡到發黴的薄床墊啊。美國人從年輕時就開始學習怎麼「丟」，真是可怕。</text:p>
      <text:p text:style-name="P1"><text:span text:style-name="T1">陳真</text:span><text:s/>  |  2011.05.30 02:23   |   <text:a xlink:type="simple" xlink:href="http://palinfo.habago.org/Entry?Command=Information_PrintForum&amp;iPage=563#FORUM24386"><text:span text:style-name="T2">#</text:span></text:a></text:p>
      <text:p text:style-name="P3"><text:span text:style-name="T3">(</text:span>再續<text:span text:style-name="T3">)<text:line-break/><text:line-break/></text:span>小學時看過一部大爛片叫少林寺<text:span text:style-name="T3">,</text:span>但其故事內容卻讓我記憶至今<text:span text:style-name="T3">.</text:span>片中有個小和尚<text:span text:style-name="T3">,</text:span>調皮搗蛋見義勇為<text:span text:style-name="T3">,</text:span>在外得罪了大官惡勢力<text:span text:style-name="T3">,</text:span>於是朝廷派大軍上山要求交出小和尚<text:span text:style-name="T3">. </text:span>少林寺諸位方丈卻寧可被全體滅寺也不願讓小和尚單獨犧牲<text:span text:style-name="T3">.<text:line-break/><text:line-break/></text:span>為了保護一個小娃卻寧可讓所有人全部陪葬<text:span text:style-name="T3">,</text:span>所謂<text:span text:style-name="T3"><text:s/>"</text:span>理性<text:span text:style-name="T3">" </text:span>的人們肯定不會做此決定<text:span text:style-name="T3">,</text:span>但它卻感動我甚深<text:span text:style-name="T3">.<text:line-break/><text:line-break/></text:span>也許應該這麼說<text:span text:style-name="T3">: </text:span>理性的形式不會只有一種<text:span text:style-name="T3">,</text:span>在你看來不理性的事<text:span text:style-name="T3">,</text:span>在我看來卻十分理性<text:span text:style-name="T3">;</text:span>因為在你的所謂理性計算中<text:span text:style-name="T3">,</text:span>你認為不重要的東西<text:span text:style-name="T3">,</text:span>在我看來或許卻重要無比<text:span text:style-name="T3">,</text:span>因此我們將計算出不同的答案<text:span text:style-name="T3">,</text:span>因為我們背後所持的計算方程式<text:span text:style-name="T3">(</text:span>即價值態度<text:span text:style-name="T3">)</text:span>並不一樣<text:span text:style-name="T3">.<text:line-break/><text:line-break/></text:span>但是<text:span text:style-name="T3">,</text:span>在一種<text:span text:style-name="T3"><text:s/>"</text:span>美式理性<text:span text:style-name="T3">" </text:span>中<text:span text:style-name="T3">,</text:span>卻往往以為理性只有一種<text:span text:style-name="T3">,</text:span>認為理性的結論也將只有一個答案<text:span text:style-name="T3">,</text:span>於是認定所有人都必然跟他有著同樣的想法同樣的計算方式與同樣的目標<text:span text:style-name="T3">,</text:span>進而篾視或糟蹋其它理性選項<text:span text:style-name="T3">,</text:span>或甚至根本不相信存在有不一樣理性的可能性<text:span text:style-name="T3">.<text:line-break/><text:line-break/></text:span>我並不認為這道理有任何艱深難懂之處<text:span text:style-name="T3">,</text:span>它並非難懂<text:span text:style-name="T3">,</text:span>而是強勢或主流一方往往不認為他需要去理解不一樣的理性形式<text:span text:style-name="T3">. </text:span>但我相信<text:span text:style-name="T3">,</text:span>假設哪一天當主流失勢而成為弱勢或少數一方<text:span text:style-name="T3">,</text:span>他肯定能理解理性不只一種形式的道理<text:span text:style-name="T3">.<text:line-break/><text:line-break/></text:span>比方說<text:span text:style-name="T3">,</text:span>假設今天上帝賜給我足以呼風喚雨無堅不摧的能力<text:span text:style-name="T3">,</text:span>剛好恁北看美國式生活很不爽很不忍心<text:span text:style-name="T3">,</text:span>於是決定對其進行人道拯救<text:span text:style-name="T3">.</text:span>拯救方式採美式作風<text:span text:style-name="T3">,</text:span>也就是姦殺擄掠殺他個雞犬不留<text:span text:style-name="T3">,</text:span>然後開始輸出人道輸出各種在我看來很重要的文明價值<text:span text:style-name="T3">,</text:span>同時當然要接收其一切資源<text:span text:style-name="T3">,</text:span>然後像柏楊說的三作牌<text:span text:style-name="T3">,</text:span>作之親作之君作之師<text:span text:style-name="T3">,</text:span>不但要當無知而可憐的美國人的爸<text:span text:style-name="T3">,</text:span>也要當他的老師<text:span text:style-name="T3">,</text:span>教他做人做事的道理<text:span text:style-name="T3">,</text:span>然後更要當他的君王<text:span text:style-name="T3">,</text:span>命令並管理其各項生活方式<text:span text:style-name="T3">,</text:span>讓他朝一種正確的真理道路前進<text:span text:style-name="T3">.<text:line-break/><text:line-break/></text:span>然後<text:span text:style-name="T3">,</text:span>我敢保證<text:span text:style-name="T3">,</text:span>美國的某些人權指標與文明表現一定會向上提昇<text:span text:style-name="T3">! </text:span>比方說美國人一定會變得謙虛低調許多<text:span text:style-name="T3">,</text:span>而且會比過去儉樸大概一萬倍<text:span text:style-name="T3">,</text:span>變得十分愛惜物資<text:span text:style-name="T3">,</text:span>因為我不會讓他們吃太好<text:span text:style-name="T3">,</text:span>所以他不愛惜物資也不行<text:span text:style-name="T3">.<text:line-break/><text:line-break/></text:span>請問<text:span text:style-name="T3">,</text:span>這時候若有一本<text:span text:style-name="T3"><text:s/>"</text:span>國家歪理雜誌<text:span text:style-name="T3">",</text:span>不斷提出種種實證報導或實證研究<text:span text:style-name="T3">,</text:span>證明美國人變好了<text:span text:style-name="T3">,</text:span>變得更讓神明所喜愛了<text:span text:style-name="T3">,</text:span>不知道各位是否會真的感謝我對美國人的美式人道拯救<text:span text:style-name="T3">?</text:span></text:p>
      <text:p text:style-name="P1"><text:span text:style-name="T1">陳真</text:span><text:s/>  |  2011.05.30 01:46   |   <text:a xlink:type="simple" xlink:href="http://palinfo.habago.org/Entry?Command=Information_PrintForum&amp;iPage=563#FORUM24385"><text:span text:style-name="T2">#</text:span></text:a></text:p>
      <text:p text:style-name="P2"><text:span text:style-name="T3">(</text:span>續<text:span text:style-name="T3">)<text:line-break/><text:line-break/></text:span>把我們對於打雷下雨的成因之實證性理解模式給套用在有關社會或各種人事物的問題上是錯的<text:span text:style-name="T3">.</text:span>比方說<text:span text:style-name="T3">,</text:span>董事長真的很不喜歡在某個氣壓條件下水在零度就結成冰<text:span text:style-name="T3">,</text:span>我希望最好攝氏<text:span text:style-name="T3">25</text:span>度就能結冰或下雪<text:span text:style-name="T3">,</text:span>因為我喜歡雪喜歡冰<text:span text:style-name="T3">. </text:span>但我的喜歡或討厭都無濟於事<text:span text:style-name="T3">,</text:span>因為這類問題的答案不是我的喜好所能左右<text:span text:style-name="T3">.<text:line-break/><text:line-break/></text:span>可是<text:span text:style-name="T3">,</text:span>世上的問題並非全屬這一類<text:span text:style-name="T3">.</text:span>比方說<text:span text:style-name="T3">,</text:span>我很難想像在將來的某一天會出現某個重大研究<text:span text:style-name="T3">,</text:span>其結論將會讓我放棄支持女生念大學的態度<text:span text:style-name="T3">.</text:span>或者說<text:span text:style-name="T3">,</text:span>我之持有這樣一種態度並不是因為我做過相關研究所得出的結論<text:span text:style-name="T3">,</text:span>我也不需要先去翻閱各項心理學或社會學期刊再來決定要不要支持女生念大學<text:span text:style-name="T3">.<text:line-break/><text:line-break/></text:span>也就是說<text:span text:style-name="T3">,</text:span>這道以命題形式出現的宣稱<text:span text:style-name="T3">,</text:span>事實上只是一個假命題<text:span text:style-name="T3">;</text:span>它不是什麼命題<text:span text:style-name="T3">,</text:span>它只是反映了一種既定的態度或者說意識形態<text:span text:style-name="T3">;</text:span>因此<text:span text:style-name="T3">,</text:span>我不會也不需要自欺欺人地去尋求什麼實證性的解答<text:span text:style-name="T3">,</text:span>因為它不是一種自然科學式的實證問題<text:span text:style-name="T3">,</text:span>在表面實證的背後早已有個價值態度的存在<text:span text:style-name="T3">. <text:line-break/><text:line-break/></text:span>你不可能迴避背後的價值態度卻還能回答問題<text:span text:style-name="T3">,</text:span>因為有關價值的成份就只能以有關價值的<text:span text:style-name="T3"><text:s/>"</text:span>概念討論<text:span text:style-name="T3">" </text:span>去回應<text:span text:style-name="T3">,</text:span>而非訴諸於所謂<text:span text:style-name="T3"><text:s/>"</text:span>實證分析<text:span text:style-name="T3">". </text:span>就好像你就算把棋子的<text:span text:style-name="T3"><text:s/>"</text:span>黑炮<text:span text:style-name="T3">" </text:span>送去做化學分析也分析不出它究竟有無翻山越嶺的本事<text:span text:style-name="T3">.</text:span></text:p>
      <text:p text:style-name="P1"><text:span text:style-name="T1">陳真</text:span><text:s/>  |  2011.05.30 01:18   |   <text:a xlink:type="simple" xlink:href="http://palinfo.habago.org/Entry?Command=Information_PrintForum&amp;iPage=563#FORUM24384"><text:span text:style-name="T2">#</text:span></text:a></text:p>
      <text:p text:style-name="P3">秉叡<text:span text:style-name="T3">,<text:line-break/><text:line-break/></text:span>過去不管是教醫學還是教哲學<text:span text:style-name="T3">,</text:span>我常會叫學生或年輕醫師問我問題<text:span text:style-name="T3">.</text:span>畢竟老師問學生問題實在沒什麼意思<text:span text:style-name="T3">,</text:span>重要的是學生有沒有什麼問題要問老師<text:span text:style-name="T3">. </text:span>或者說<text:span text:style-name="T3">,</text:span>重要的不是給答案<text:span text:style-name="T3">,</text:span>而是提出問題<text:span text:style-name="T3">. </text:span>從對方的發問我大約就能知道他的理解有多深或背後有著什麼樣的毛病<text:span text:style-name="T3">.<text:line-break/><text:line-break/></text:span>我不懂<text:span text:style-name="T3">(</text:span>或者說其實我不信<text:span text:style-name="T3">)</text:span>社會學<text:span text:style-name="T3">,</text:span>特別是那種強調所謂實證的社會學<text:span text:style-name="T3">,</text:span>跟我的八字更是不合<text:span text:style-name="T3">. </text:span>這沒有對錯可言<text:span text:style-name="T3">,</text:span>或許只能說我不會問那樣一些笨問題<text:span text:style-name="T3">,</text:span>我不會用那樣一些<text:span text:style-name="T3">(</text:span>在我看來<text:span text:style-name="T3">)</text:span>自欺欺人的方式理解<text:span text:style-name="T3"><text:s/>"</text:span>社會<text:span text:style-name="T3">",</text:span>我不會先用無數的假設和定義先把<text:span text:style-name="T3"><text:s/>"</text:span>社會<text:span text:style-name="T3">" </text:span>給按照自己的<text:span text:style-name="T3"><text:s/>"</text:span>需要<text:span text:style-name="T3">" </text:span>給極度簡單化地設定了<text:span text:style-name="T3">,</text:span>然後在這個純粹根據<text:span text:style-name="T3"><text:s/>"</text:span>需要<text:span text:style-name="T3">" </text:span>所建構或甚至虛構的超單調<text:span text:style-name="T3"><text:s/>"</text:span>社會<text:span text:style-name="T3">" </text:span>概念下來提出一些<text:span text:style-name="T3"><text:s/>"</text:span>必然<text:span text:style-name="T3">" </text:span>合乎既有架構的問題<text:span text:style-name="T3">,</text:span>這就像一種自問自答<text:span text:style-name="T3">,</text:span>而答案事實上已經早已包含在你既定的問題中<text:span text:style-name="T3">.<text:line-break/><text:line-break/></text:span>或者說<text:span text:style-name="T3">,</text:span>你事實上是<text:span text:style-name="T3"><text:s/>"</text:span>先<text:span text:style-name="T3">" </text:span>有著某種既定的<text:span text:style-name="T3"><text:s/>"</text:span>意識形態<text:span text:style-name="T3">","</text:span>然後<text:span text:style-name="T3">" </text:span>在這個自己設定的圈圈底下來提問<text:span text:style-name="T3">. <text:line-break/><text:line-break/></text:span>注意喔<text:span text:style-name="T3">: </text:span>我並不是說我們可以不這樣做而能提出問題<text:span text:style-name="T3">;</text:span>我是說<text:span text:style-name="T3">,</text:span>既然我們只能如此<text:span text:style-name="T3"><text:s/>"</text:span>自問自答<text:span text:style-name="T3">",</text:span>那麼<text:span text:style-name="T3">,</text:span>或許該被檢討的就不是既定概念範疇底下的那些細節問題或者說技術問題<text:span text:style-name="T3">,</text:span>而是背後這個概念範疇本身該被質疑<text:span text:style-name="T3">. <text:line-break/><text:line-break/></text:span>因為技術問題本身是沒有任何意義的<text:span text:style-name="T3">,</text:span>就好像你問我說<text:span text:style-name="T3"><text:s/>"</text:span>黑砲翻山越嶺<text:span text:style-name="T3">" </text:span>是一種合乎事實的說法嗎<text:span text:style-name="T3">? </text:span>我沒辦法說是或不是<text:span text:style-name="T3">,</text:span>因為這得看你是在玩什麼遊戲<text:span text:style-name="T3">,</text:span>很可能在我設定的遊戲裏頭根本就沒有黑炮的存在<text:span text:style-name="T3">,</text:span>還搞什麼翻山越嶺呢<text:span text:style-name="T3">?! <text:line-break/><text:line-break/></text:span>比方說我常舉<text:span text:style-name="T3"><text:s/>"</text:span>女生不適合念大學<text:span text:style-name="T3">" </text:span>的歷史案例<text:span text:style-name="T3">,</text:span>在過去<text:span text:style-name="T3">,</text:span>例如在英國<text:span text:style-name="T3">,</text:span>女生是不准上大學的<text:span text:style-name="T3">,</text:span>相關心理學或社會學之實證研究非常多<text:span text:style-name="T3">,</text:span>指證女生念書念太多將影響身體心理健康以及影響家庭倫理影響整個社會安定甚至危害國家安全<text:span text:style-name="T3">. </text:span>台灣以前的髮禁背後論點之一就是說女生若留長髮<text:span text:style-name="T3">,</text:span>將使男人整天心猿意馬不思正業不想念書<text:span text:style-name="T3">,</text:span>如此國家將危殆矣<text:span text:style-name="T3">,</text:span>共匪將趁機打過來<text:span text:style-name="T3">.<text:line-break/><text:line-break/></text:span>你現在聽了這些研究結論或論點可能覺得很好笑<text:span text:style-name="T3">,</text:span>但在當下那個時空人們卻講得煞有介事<text:span text:style-name="T3">.<text:line-break/><text:line-break/></text:span>再舉個例<text:span text:style-name="T3">,</text:span>黨外時期<text:span text:style-name="T3">,</text:span>特別是<text:span text:style-name="T3">1980</text:span>年初期那幾年<text:span text:style-name="T3">,</text:span>我在我念的高醫並沒有任何同志<text:span text:style-name="T3">,</text:span>就只有我一個人孤伶伶地像個眾人鄙夷的怪物那樣高唱黨國的反調<text:span text:style-name="T3">,</text:span>學校對我而言是很痛苦的一個地方<text:span text:style-name="T3">,</text:span>因此我大學七年幾乎從不去上課<text:span text:style-name="T3">. </text:span>雖然一周上不到四堂課<text:span text:style-name="T3">,</text:span>但仍然有時還是會在課堂上或校園裏面對老師或周遭同學毫不客氣的辱罵或質疑<text:span text:style-name="T3">. <text:line-break/><text:line-break/></text:span>當時台灣主流社會常提出的一個問題就是<text:span text:style-name="T3"><text:s/>"</text:span>黨外陰謀份子<text:span text:style-name="T3">" </text:span>的做亂<text:span text:style-name="T3">,</text:span>究竟<text:span text:style-name="T3"><text:s/>"</text:span>浪費了多少社會成本<text:span text:style-name="T3">"? </text:span>媒體一面倒就是在談這樣一些問題<text:span text:style-name="T3">,</text:span>然後記者們會一直去拍攝或強調抗議過後地上的垃圾有幾公斤<text:span text:style-name="T3">,</text:span>或是報導遊行示威影響了商家多少生意<text:span text:style-name="T3">,</text:span>妨礙了誰上班或妨礙了誰之就醫的交通狀況等等等<text:span text:style-name="T3">;</text:span>或是像慈濟的證嚴法師也常強調說什麼<text:span text:style-name="T3"><text:s/>"</text:span>抗議者喜歡批評是不對的<text:span text:style-name="T3">","</text:span>我們應該講好話做好事<text:span text:style-name="T3">","</text:span>講話要輕聲細語不可罵人喔<text:span text:style-name="T3">" </text:span>等等等<text:span text:style-name="T3">.<text:line-break/><text:line-break/></text:span>這時候<text:span text:style-name="T3">,</text:span>難道你會笨到進入這樣一些既定的意識形態底下去爭論那些無謂的技術問題<text:span text:style-name="T3">? </text:span>難道你會真的去討論什麼該不該輕聲細語說好話<text:span text:style-name="T3">? </text:span>或是討論<text:span text:style-name="T3"><text:s/>"</text:span>黨外陰謀份子<text:span text:style-name="T3">" </text:span>的示威究竟消耗了多少<text:span text:style-name="T3"><text:s/>"</text:span>社會成本<text:span text:style-name="T3">"?<text:line-break/><text:line-break/></text:span>我舉這些例只是要說<text:span text:style-name="T3">,</text:span>這樣那樣一些所謂研究結論或論點<text:span text:style-name="T3">,</text:span>實際上只是一種自我引用<text:span text:style-name="T3">(self-reference)</text:span>的<text:span text:style-name="T3"><text:s/>"</text:span>自說自話<text:span text:style-name="T3">",</text:span>相關的答案只會出現在既定且人為建構或虛構的價值或概念範疇底下<text:span text:style-name="T3">,</text:span>這樣一些答案或許讓很多人覺得很聰明或很重要<text:span text:style-name="T3">,</text:span>但對我卻毫無任何智能上的吸引力<text:span text:style-name="T3">.<text:line-break/><text:line-break/></text:span>有這樣一個笑話<text:span text:style-name="T3">,</text:span>有個人去銀行貸款<text:span text:style-name="T3">,</text:span>需要一名保證人<text:span text:style-name="T3">,</text:span>於是他就帶了一個沒有任何身份證明的朋友去<text:span text:style-name="T3">. </text:span>銀行說<text:span text:style-name="T3">,</text:span>可是我不知道你這個朋友是什麼人啊<text:span text:style-name="T3">, </text:span>這個想貸款的人說<text:span text:style-name="T3">: </text:span>沒關係<text:span text:style-name="T3">,</text:span>我很樂意幫你們介紹<text:span text:style-name="T3">.<text:line-break/><text:line-break/></text:span>這就是一種<text:span text:style-name="T3"><text:s/>"</text:span>自我引用<text:span text:style-name="T3">",</text:span>所提出的<text:span text:style-name="T3"><text:s/>"</text:span>答案<text:span text:style-name="T3">" </text:span>實際上已經隱含在自己所設定的既定前提中<text:span text:style-name="T3">.<text:line-break/><text:line-break/></text:span>回到你的問題上<text:span text:style-name="T3">,</text:span>問說美軍打倒塔利班佔領阿富汗之後<text:span text:style-name="T3">,</text:span>婦女地位有沒有提高<text:span text:style-name="T3">? </text:span>這就好像有個歹徒看到某個家庭似乎失和<text:span text:style-name="T3">,</text:span>於是入侵把那家庭的男人給殺了<text:span text:style-name="T3">,</text:span>小孩拿去賣<text:span text:style-name="T3">,</text:span>女的抓來強姦<text:span text:style-name="T3">,</text:span>然後買些性感服飾給她們穿<text:span text:style-name="T3">,</text:span>偶而帶出去吃大餐<text:span text:style-name="T3">,</text:span>然後有人興奮地自問自答說<text:span text:style-name="T3">,</text:span>這家庭的婦女地位提升了<text:span text:style-name="T3">!! </text:span>那我將啞口無言<text:span text:style-name="T3">.<text:line-break/><text:line-break/></text:span>再說<text:span text:style-name="T3">,</text:span>戰前的阿富汗窮到人民十個有七個沒飯吃<text:span text:style-name="T3">,</text:span>美軍入侵後<text:span text:style-name="T3">,</text:span>連原本還有點飯吃的那三個也沒飯吃了<text:span text:style-name="T3">,</text:span>這時候有人卻煞有介事地說阿富汗婦女終於可以不用帶面紗出門了<text:span text:style-name="T3">,</text:span>終於可以穿迷你裙和丁字褲了<text:span text:style-name="T3">,</text:span>甚至連花花公子雜誌也去找她們拍裸照了<text:span text:style-name="T3">,</text:span>然後結論說<text:span text:style-name="T3">: </text:span>女權伸張了<text:span text:style-name="T3">!! <text:line-break/><text:line-break/></text:span>不知道你聽了之後會有什麼感想<text:span text:style-name="T3">? </text:span>這也未免太超現實太反智太自欺欺人了不是嗎<text:span text:style-name="T3">?!</text:span></text:p>
      <text:p text:style-name="P1"><text:span text:style-name="T1">鄭啟承</text:span><text:s/>  |  2011.05.29 22:54   |   <text:a xlink:type="simple" xlink:href="http://palinfo.habago.org/Entry?Command=Information_PrintForum&amp;iPage=563#FORUM24383"><text:span text:style-name="T2">#</text:span></text:a></text:p>
      <text:p text:style-name="P2">國家地理雜誌有其專業性，但有關國際政治方面的報導我是全然不信的，別忘了這本雜誌名字上的「國家」指的是哪個國家<text:span text:style-name="T3">? </text:span>一本美國本土的雜誌怎麼可能在政治上忤逆自己政府和人民的口味<text:span text:style-name="T3">? </text:span>別傻了。這雜誌我是沒看過多少本，但所有的閱讀印象都是一致的，就算是風土人情的種種報導也全然是<text:span text:style-name="T3"><text:s/>american style</text:span>，眼光很美式很狹隘，說得不客氣一點我認為它有點傲慢，我不是說它的記者或攝影師很傲慢，而是我認為報導和攝影這種事本身就很傲慢，特別是當你帶著一種既有的眼光看待其他種種文化宗教或生活型態時，你寫出拍出的內容就很難跳脫自我的認知框框。世界上沒有一種中立報導，因為你不是神而是人，只要是人寫字人拍照人報導就是一種評價和批判，而美式的評價或批判有可能偏離到哪裡去<text:span text:style-name="T3">? </text:span>這種美式大眾刊物看看科學新知或動物圖片就好了，別期待它有什麼超然或正直的立場。</text:p>
      <text:p text:style-name="P1"><text:span text:style-name="T1">秉叡</text:span><text:s/>  |  2011.05.29 21:07   |   <text:a xlink:type="simple" xlink:href="http://palinfo.habago.org/Entry?Command=Information_PrintForum&amp;iPage=563#FORUM24381"><text:span text:style-name="T2">#</text:span></text:a></text:p>
      <text:p text:style-name="P3">我家訂閱國家地理雜誌已經有十年了，這些年來關於阿富汗的報導還真是不少，最近幾年，關於阿富汗的文章，主要都是在其婦女地位的改善，再來就是其文物古蹟的保存。<text:span text:style-name="T3"><text:line-break/><text:line-break/></text:span>從這些文章來看，阿富汗的女性地位在塔利班垮台後獲得某種程度上的改善，雖然還有許多障礙。但是大制上是有在改善。<text:span text:style-name="T3"><text:line-break/><text:line-break/></text:span>請問這個描述符合阿富汗的真實現況嗎？</text:p>
      <text:p text:style-name="P1"><text:span text:style-name="T1">陳真</text:span><text:s/>  |  2011.05.28 23:03   |   <text:a xlink:type="simple" xlink:href="http://palinfo.habago.org/Entry?Command=Information_PrintForum&amp;iPage=563#FORUM24364"><text:span text:style-name="T2">#</text:span></text:a></text:p>
      <text:p text:style-name="P2">漢堡<text:span text:style-name="T3">,<text:line-break/><text:line-break/></text:span>對啊<text:span text:style-name="T3">,</text:span>我在國外看到的白人跟在台灣看到的白人在態度上經常有很大的不同<text:span text:style-name="T3">. <text:line-break/><text:line-break/></text:span>我有個白人病患<text:span text:style-name="T3">,</text:span>連他也對其<text:span text:style-name="T3"><text:s/>"</text:span>同胞<text:span text:style-name="T3">" </text:span>之在台行徑看不下去<text:span text:style-name="T3">. </text:span>他覺得很多白人在台灣老是搞一夜情並且無往不利<text:span text:style-name="T3">,</text:span>亞洲女生倒追倒貼的多得是<text:span text:style-name="T3">,</text:span>而這些被眾星拱月的白人感覺就像來台灣當國王似的<text:span text:style-name="T3">.<text:line-break/><text:line-break/></text:span>有一次我問他假日準備去哪玩<text:span text:style-name="T3">,</text:span>他很遲疑<text:span text:style-name="T3">,</text:span>似乎想不出來有什麼地方能去<text:span text:style-name="T3">. </text:span>我隨口說墾丁如何<text:span text:style-name="T3">? </text:span>他馬上用力搖頭說不喜歡<text:span text:style-name="T3">,</text:span>說太<text:span text:style-name="T3"><text:s/>"western style"</text:span>了<text:span text:style-name="T3">. </text:span>我糾正他說不是<text:span text:style-name="T3"><text:s/>western style,</text:span>而是<text:span text:style-name="T3"><text:s/>american style,</text:span>至少英國式或歐式風格都不會如此物質取向或喧囂跋扈<text:span text:style-name="T3">. <text:line-break/><text:line-break/></text:span>他對我的說法大表同意<text:span text:style-name="T3">,</text:span>並且說自己在台灣經常被以這樣一種美式眼光來看待<text:span text:style-name="T3">,</text:span>感覺很無奈<text:span text:style-name="T3">,</text:span>像揹了黑鍋似的<text:span text:style-name="T3">.<text:line-break/><text:line-break/></text:span>不過<text:span text:style-name="T3">,</text:span>那天那位藍教頭究竟是哪一國人<text:span text:style-name="T3">,</text:span>其實我也不知道<text:span text:style-name="T3">,</text:span>因為他離我有點距離<text:span text:style-name="T3">,</text:span>只聽到幾句片段<text:span text:style-name="T3">.</text:span></text:p>
      <text:p text:style-name="P1"><text:span text:style-name="T1">陳真</text:span><text:s/>  |  2011.05.28 22:26   |   <text:a xlink:type="simple" xlink:href="http://palinfo.habago.org/Entry?Command=Information_PrintForum&amp;iPage=563#FORUM24362"><text:span text:style-name="T2">#</text:span></text:a></text:p>
      <text:p text:style-name="P3">哈哈哈<text:span text:style-name="T3">,</text:span>真好笑<text:span text:style-name="T3">,</text:span>阿忠真厲害<text:span text:style-name="T3">,</text:span>這樣的音形象形文字也能翻譯出來<text:span text:style-name="T3">.</text:span></text:p>
      <text:p text:style-name="P1"><text:span text:style-name="T1">柳春春阿忠</text:span><text:s/>  |  2011.05.28 20:46   |   <text:a xlink:type="simple" xlink:href="http://palinfo.habago.org/Entry?Command=Information_PrintForum&amp;iPage=563#FORUM24360"><text:span text:style-name="T2">#</text:span></text:a></text:p>
      <text:p text:style-name="P2">主任翻譯雞：根據小弟我的想法，不管是美國人還是以色列人，他們不都是同一夥人嗎？</text:p>
      <text:p text:style-name="P4"/>
      <text:p text:style-name="P1"><text:span text:style-name="T1">秉叡</text:span><text:s/>  |  2011.05.28 16:54   |   <text:a xlink:type="simple" xlink:href="http://palinfo.habago.org/Entry?Command=Information_PrintForum&amp;iPage=564#FORUM24354"><text:span text:style-name="T2">#</text:span></text:a></text:p>
      <text:p text:style-name="P5"><text:span text:style-name="T1">有沒有人可以回答我，陳真先生這段火星文是在說什麼？</text:span><text:line-break/>======================<text:line-break/>gin gu <text:span text:style-name="T1">小弟ㄟ淡薄啊</text:span>shiwu what,bu guan <text:span text:style-name="T1">是米</text:span>kuo<text:span text:style-name="T1">狼抑係以色列狼</text:span>,in <text:span text:style-name="T1">唔係</text:span>long<text:span text:style-name="T1">粽一</text:span>gay<text:span text:style-name="T1">狼ㄇ</text:span>?</text:p>
      <text:p text:style-name="P1"><text:span text:style-name="T1">漢堡</text:span><text:s/>  |  2011.05.28 13:09   |   <text:a xlink:type="simple" xlink:href="http://palinfo.habago.org/Entry?Command=Information_PrintForum&amp;iPage=564#FORUM24346"><text:span text:style-name="T2">#</text:span></text:a></text:p>
      <text:p text:style-name="P3"><text:span text:style-name="T3">@</text:span>陳醫師<text:span text:style-name="T3"><text:s/>5/22</text:span>的留言：我覺得那種美國人其實是腳下的土地換了，才敢這麼囂張，基於一種新殖民主義心態、白人優越感放肆。如果那天站樁的人裡有一個美國白人，他肯定不敢這麼衝。小弟回來站樁時看他會不會再出現，我們先裝啞、他罵一陣後我再用美腔英文<text:span text:style-name="T3">"</text:span>客氣<text:span text:style-name="T3">"</text:span>地回應。</text:p>
      <text:p text:style-name="P1"><text:span text:style-name="T1">陳真</text:span><text:s/>  |  2011.05.28 01:26   |   <text:a xlink:type="simple" xlink:href="http://palinfo.habago.org/Entry?Command=Information_PrintForum&amp;iPage=564#FORUM24340"><text:span text:style-name="T2">#</text:span></text:a></text:p>
      <text:p text:style-name="P5">gin gu <text:span text:style-name="T1">小弟ㄟ淡薄啊</text:span>shiwu what,bu guan <text:span text:style-name="T1">是米</text:span>kuo<text:span text:style-name="T1">狼抑係以色列狼</text:span>,in <text:span text:style-name="T1">唔係</text:span>long<text:span text:style-name="T1">粽一</text:span>gay<text:span text:style-name="T1">狼ㄇ</text:span>?</text:p>
      <text:p text:style-name="P1"><text:span text:style-name="T1">李秉叡</text:span><text:s/>  |  2011.05.27 19:07   |   <text:a xlink:type="simple" xlink:href="http://palinfo.habago.org/Entry?Command=Information_PrintForum&amp;iPage=564#FORUM24330"><text:span text:style-name="T2">#</text:span></text:a></text:p>
      <text:p text:style-name="P3">目前美國到底是誰主導中東政策呢？是美國政府還是那群以色列院外集團呢？月看越糊塗了。<text:span text:style-name="T3"><text:line-break/>=================================================<text:line-break/></text:span>英媒：阻礙中東和平的<text:span text:style-name="T3">535</text:span>個美國人<text:span text:style-name="T3"> <text:line-break/>2011</text:span>年<text:span text:style-name="T3">05</text:span>月<text:span text:style-name="T3">26</text:span>日<text:span text:style-name="T3"><text:s/>13:53:17 </text:span>　來源：<text:span text:style-name="T3"><text:s/></text:span>人民網<text:span text:style-name="T3">-</text:span>國際頻道<text:span text:style-name="T3"> <text:line-break/><text:line-break/><text:line-break/></text:span>　　英國《新政治家》發表文章稱，阻礙中東巴以和平的不是以色列的決策者，而是遠居華盛頓的那<text:span text:style-name="T3">535</text:span>名美國議員。<text:span text:style-name="T3"><text:line-break/><text:line-break/></text:span>　　奧巴馬又在津津樂道他的中東和平路線圖，向巴以派遣和平特使，會見以色列總理內塔尼亞胡，不過這些至少在客觀上都只能算是作秀，因為美國的立法機構<text:span text:style-name="T3">——</text:span>擁有<text:span text:style-name="T3">535</text:span>名議員的國會，不論是參議院還是眾議院，起到的作用就是阻止巴以和平的決議獲得通過。<text:span text:style-name="T3"><text:line-break/><text:line-break/></text:span>　　不管國際社會如何呼吁，只要這<text:span text:style-name="T3">100</text:span>名參議員和<text:span text:style-name="T3">435</text:span>名眾議員不點頭同意，這個位于陽光明媚的地中海東南方的美麗土地就用不會獲得安寧。探討中東和平進程難以進行的原因，自然不是因為以色列是中東唯一一個<text:span text:style-name="T3">“</text:span>民主國家<text:span text:style-name="T3">”</text:span>這種冠冕堂皇的陳詞濫調，而是赤裸裸的現實利益，從制藥廠商到軍火巨頭的合作遊說讓議員們阻止中東和平的發生。<text:span text:style-name="T3"><text:line-break/><text:line-break/></text:span>　　著名的美國以色列公共事務委員會<text:span text:style-name="T3">(Aipac)</text:span>就是美國國內最大的遊說集團之一，該委員會無時無刻地對國會議員們施展著自己的影響、尼克松和卡特政府的中東政策顧問曾經說過：<text:span text:style-name="T3">“</text:span>七到八成的美國國會議員都受到了美國以色列公共事務委員會的操縱。<text:span text:style-name="T3">”</text:span>所以從裏根到奧巴馬在推行中東和平政策時，都發現政府的障礙不是以色列議會而是位于華盛頓的參眾兩院，前伊利諾伊州眾議員保羅‧芬德利就說過：<text:span text:style-name="T3">“</text:span>我們的國會簡直就是以色列議會駐美分會！<text:span text:style-name="T3">”<text:line-break/><text:line-break/></text:span>　　在以色列<text:span text:style-name="T3">2002</text:span>年入侵約旦河西岸、<text:span text:style-name="T3">2006</text:span>年發動對黎巴嫩戰爭等行動中，美國國會都通過壓倒性的決議，對以色列表示支持。<text:span text:style-name="T3">“</text:span>要是美國以色列公共事務委員會想要讓以色列廢除<text:span text:style-name="T3">‘</text:span>摩西十誡<text:span text:style-name="T3">’</text:span>，那將會有<text:span text:style-name="T3">80</text:span>名參議員和<text:span text:style-name="T3">300</text:span>名眾議員立刻在國會上表示支持。<text:span text:style-name="T3">”</text:span>一名致力于推進巴以和平的以色列學者如是諷刺了美國國會山上這一讓人憤慨又無奈的殘酷現實。<text:span text:style-name="T3"><text:line-break/><text:line-break/></text:span>　　不過，近兩年和平勢力終于獲得了發展，一個由左翼猶太人組成的遊說團<text:span text:style-name="T3">“J Street”</text:span>于<text:span text:style-name="T3">2008</text:span>年建立，現在他們已經用各種手段獲得了<text:span text:style-name="T3">50</text:span>名議員的支持，他們希望在國會山上多一些和平的聲音，讓動蕩的中東巴以兩國終能和平共處鑄劍為犁。（宋煦冬<text:span text:style-name="T3"><text:s/></text:span>董菁）<text:span text:style-name="T3"><text:line-break/></text:span></text:p>
      <text:p text:style-name="P1"><text:span text:style-name="T1">陳真</text:span><text:s/>  |  2011.05.27 18:13   |   <text:a xlink:type="simple" xlink:href="http://palinfo.habago.org/Entry?Command=Information_PrintForum&amp;iPage=564#FORUM24328"><text:span text:style-name="T2">#</text:span></text:a></text:p>
      <text:p text:style-name="P5"><text:span text:style-name="T1">為了做一個正港ㄟ台灣郎</text:span>,<text:span text:style-name="T1">ㄉㄨㄧ</text:span>4 gin ma kai shi <text:span text:style-name="T1">恁北</text:span>m<text:span text:style-name="T1">ㄟ用</text:span>die <text:span text:style-name="T1">丸ㄨㄟ</text:span>4 lai sha chou. du cha <text:span text:style-name="T1">一</text:span>di shi<text:span text:style-name="T1">ㄧㄨ</text:span><text:s/><text:span text:style-name="T1">ㄉ一ㄜ</text:span>ch's gg. <text:span text:style-name="T1">啥咪是</text:span>ch's gg? ch<text:span text:style-name="T1">就係</text:span>chomsky,gg<text:span text:style-name="T1">唔係小雞雞ㄛ</text:span>,<text:span text:style-name="T1">唔通想歪企</text:span>,gg<text:span text:style-name="T1">是</text:span>generative grammar la,cha sing ween2 what<text:span text:style-name="T1">ㄟㄧ</text:span>su<text:span text:style-name="T1">啦</text:span>.</text:p>
      <text:p text:style-name="P1"><text:span text:style-name="T1">陳真</text:span><text:s/>  |  2011.05.27 06:05   |   <text:a xlink:type="simple" xlink:href="http://palinfo.habago.org/Entry?Command=Information_PrintForum&amp;iPage=564#FORUM24321"><text:span text:style-name="T2">#</text:span></text:a></text:p>
      <text:p text:style-name="P3">對不起<text:span text:style-name="T3">,</text:span>無意冒犯<text:span text:style-name="T3">,</text:span>純說理<text:span text:style-name="T3">.<text:line-break/><text:line-break/>qegg</text:span>說<text:span text:style-name="T3"><text:s/>"</text:span>最欣賞美國的司法制度<text:span text:style-name="T3">". </text:span>但是<text:span text:style-name="T3">,"</text:span>欣賞<text:span text:style-name="T3">" </text:span>這詞很主觀<text:span text:style-name="T3">,</text:span>是欣賞它的荒謬不仁與不公不義所帶來的宛如好萊塢電影般的戲劇張力與刺激感呢<text:span text:style-name="T3">? </text:span>還是欣賞什麼<text:span text:style-name="T3">?<text:line-break/><text:line-break/></text:span>底下是昨天的新聞<text:span text:style-name="T3">,</text:span>美國最高法院下令縱放囚犯三萬多人<text:span text:style-name="T3">,</text:span>因為犯人實在太多了<text:span text:style-name="T3">. </text:span>不但人數世界最多<text:span text:style-name="T3">,</text:span>而且人口比例也是遙遙領先世界各國的世界冠軍<text:span text:style-name="T3">. </text:span>許多西方媒體<text:span text:style-name="T3"><text:s/>"</text:span>讚揚<text:span text:style-name="T3">" </text:span>此一縱囚政策多少能改善美國囚犯獄中的悲慘處境<text:span text:style-name="T3">. <text:line-break/><text:line-break/></text:span>各位知道<text:span text:style-name="T3"><text:s/>Pew Research Center</text:span>吧<text:span text:style-name="T3">,</text:span>這是一個還蠻有名的民間研究與調查機構<text:span text:style-name="T3">. </text:span>根據它<text:span text:style-name="T3">2008</text:span>年的一項統計<text:span text:style-name="T3">,</text:span>大約有<text:span text:style-name="T3">750</text:span>萬個美國人正關在牢裏或看守所或已判刑但假釋中<text:span text:style-name="T3">,</text:span>其中有<text:span text:style-name="T3">230</text:span>萬人卻是已定讞服刑中<text:span text:style-name="T3">.</text:span>也就是說<text:span text:style-name="T3">,</text:span>每<text:span text:style-name="T3">40</text:span>個美國人便有一個有案在身<text:span text:style-name="T3">,</text:span>每<text:span text:style-name="T3">130</text:span>個美國人便有一個人犯罪服刑中<text:span text:style-name="T3">. </text:span>美國人口只佔全世界<text:span text:style-name="T3">5%,</text:span>但他的囚犯卻佔了全世界<text:span text:style-name="T3"><text:s/>25%.<text:line-break/><text:line-break/></text:span>我不知道是什麼樣的司法制度能創造出這樣的優秀成績<text:span text:style-name="T3">? </text:span>而且<text:span text:style-name="T3">,</text:span>如長年以來眾所詬病<text:span text:style-name="T3">,</text:span>被關的人多屬下階層或少數民族及非白人<text:span text:style-name="T3">,</text:span>其中還有大量精神病患<text:span text:style-name="T3">(</text:span>如我在蘋果日報一篇文章所說<text:span text:style-name="T3">,</text:span>美國簡直是把監獄拿來當成精神病院收容而非治療精神病人<text:span text:style-name="T3">),</text:span>並不是因為這些人天生壞胚子<text:span text:style-name="T3">,</text:span>而是一種不良社會安全制度與機構性歧視的後果<text:span text:style-name="T3">. <text:line-break/><text:line-break/></text:span>至於刑求逼供或言語肢體暴力或性侵強暴被告或女囚犯<text:span text:style-name="T3">,</text:span>更是美國社會長年以來的老問題<text:span text:style-name="T3">,</text:span>早為各人權組織所批評<text:span text:style-name="T3">,</text:span>但執政者及司法單位卻置若罔聞<text:span text:style-name="T3">. </text:span>至少<text:span text:style-name="T3">,</text:span>我只看到這些問題在過去十幾年來隨著所謂反恐而越來越嚴重<text:span text:style-name="T3">,</text:span>卻沒看到任何改善<text:span text:style-name="T3">. <text:line-break/><text:line-break/></text:span>嚴重的事例不說<text:span text:style-name="T3">,</text:span>你光是看底下報導所說的五十人共用一個馬桶<text:span text:style-name="T3">,</text:span>你就知道<text:span text:style-name="T3">: </text:span>在美國獄中<text:span text:style-name="T3">,</text:span>光是連想要好好大個便都不容易<text:span text:style-name="T3">,</text:span>很可能經常要排隊等候等到<text:span text:style-name="T3"><text:s/>"</text:span>蔡賽<text:span text:style-name="T3">".<text:line-break/><text:line-break/></text:span>我記得在這留言板上我曾大略提到過美國女兵<text:span text:style-name="T3">,</text:span>特別是派駐海外如伊拉克和阿富汗的<text:span text:style-name="T3">20</text:span>萬女兵<text:span text:style-name="T3">,</text:span>經常性且普遍地受到同袍或長官性侵強暴或各種程度不一的性攻擊<text:span text:style-name="T3">,</text:span>估計約佔三分之一的女兵有此經驗<text:span text:style-name="T3">.<text:line-break/><text:line-break/></text:span>也因此<text:span text:style-name="T3">,</text:span>美國國會議員及媒體說<text:span text:style-name="T3">,</text:span>美國女兵被自己人強姦的機會遠遠高於被敵人子彈打到的機會<text:span text:style-name="T3">. </text:span>很多女兵過了晚上七點就不敢喝水<text:span text:style-name="T3">,</text:span>以免夜裏上廁所很容易遭到強姦<text:span text:style-name="T3">,</text:span>要不就是隨時得帶刀在身上<text:span text:style-name="T3">,</text:span>不是要防敵人<text:span text:style-name="T3">,</text:span>而是防同袍<text:span text:style-name="T3">.<text:line-break/><text:line-break/></text:span>數以萬計的女兵被強暴<text:span text:style-name="T3">,</text:span>呈報案件中<text:span text:style-name="T3">,</text:span>開庭審理的卻僅有<text:span text:style-name="T3">3%</text:span>不到<text:span text:style-name="T3">,</text:span>至於這<text:span text:style-name="T3">3%</text:span>之中被定罪的比例就更低了<text:span text:style-name="T3">.</text:span>這是一種不折不扣的機構性傷害<text:span text:style-name="T3">,</text:span>而絕非個案<text:span text:style-name="T3">. </text:span>但我看不到美國司法制度或司法部門對此問題究竟做了什麼努力<text:span text:style-name="T3">? <text:line-break/><text:line-break/></text:span>哥倫比亞大學新聞學教授<text:span text:style-name="T3">Helen Benedict</text:span>兩年前寫了一本書叫<text:span text:style-name="T3"><text:s/>"The Lonely Soldier: The Private War of Women Serving in Iraq",</text:span>就是在談美國駐伊女兵普遍遭受同袍性侵或性攻擊而美國執政與司法當局卻以謊言塘塞或乾脆裝聾作啞<text:span text:style-name="T3">.<text:line-break/><text:line-break/></text:span>你想<text:span text:style-name="T3">,</text:span>美軍對自己女同袍都如此不當人看<text:span text:style-name="T3">,</text:span>愛姦就姦<text:span text:style-name="T3">,</text:span>甚至長年性侵當成慰安婦<text:span text:style-name="T3">,</text:span>更不用說對於外人之殘暴邪惡是如何令人髮指<text:span text:style-name="T3">,</text:span>也難怪會出現幾個美軍夜半無聊跑出去民宅輪姦伊拉克年輕少女後<text:span text:style-name="T3"><text:s/>"</text:span>順便<text:span text:style-name="T3">" </text:span>把對方一家二十幾口全部滅門殺害焚屍的事件<text:span text:style-name="T3">.<text:line-break/><text:line-break/></text:span>講這些我只是想講同樣一件事<text:span text:style-name="T3">: </text:span>當一個國家之外交行徑如此殘暴邪惡時<text:span text:style-name="T3">,</text:span>你怎麼可能期待他的內政或各種社會安全制度能有多麼美好公正而乾淨<text:span text:style-name="T3">? </text:span>再說<text:span text:style-name="T3">,</text:span>難道你的國民在外頭便可為所欲為而不必接受國內司法管轄與制裁<text:span text:style-name="T3">? </text:span>但事實上卻是真的如此<text:span text:style-name="T3">.<text:line-break/><text:line-break/></text:span>地球如果就像一個社區<text:span text:style-name="T3">,</text:span>裏頭住了一百九十幾戶<text:span text:style-name="T3">,</text:span>美國這一戶人口不多<text:span text:style-name="T3">,</text:span>但卻奢靡無度<text:span text:style-name="T3">,</text:span>不但消耗其他鄰居數十倍甚至數百倍的地球資源<text:span text:style-name="T3">,</text:span>而且整天賣槍賣炮<text:span text:style-name="T3">,</text:span>遇有不順眼或不順其意者便到你家殺個雞犬不留<text:span text:style-name="T3">,</text:span>一群小孩整天被父母派出門去打家劫舍姦殺擄掠<text:span text:style-name="T3">,</text:span>然後搶回來改善家計佈置自己的家園<text:span text:style-name="T3">,</text:span>搶越多姦越多的<text:span text:style-name="T3">,</text:span>回到家中爸媽就越是論功行賞<text:span text:style-name="T3">(</text:span>這是一些受訪美軍女兵的證詞<text:span text:style-name="T3">).<text:line-break/><text:line-break/></text:span>我不知道這時候怎麼會有人會以為這些壞蛋只是在外面壞而已<text:span text:style-name="T3">,</text:span>回到家便是一個美侖美奐的大好人<text:span text:style-name="T3">? </text:span>更難想像怎麼會有人欣賞這樣的<text:span text:style-name="T3"><text:s/>"</text:span>家教<text:span text:style-name="T3">"? <text:line-break/><text:line-break/></text:span>寫這些普通常識很無奈<text:span text:style-name="T3">,</text:span>因為它明明是顯而易見的普通常識<text:span text:style-name="T3">,</text:span>但因為主流媒體實在太強了<text:span text:style-name="T3">,</text:span>因此許多時候我們只好在夜裏或在清晨<text:span text:style-name="T3">,</text:span>利用工作極度疲憊之餘的一點力氣和憤怒<text:span text:style-name="T3">,</text:span>把可悲的普通常識給一再訴說<text:span text:style-name="T3">.<text:line-break/><text:line-break/></text:span>陳真<text:span text:style-name="T3"><text:line-break/><text:line-break/>============<text:line-break/></text:span>美國法院裁定釋放<text:span text:style-name="T3">3.3</text:span>萬囚犯引爭議<text:span text:style-name="T3"> <text:line-break/><text:line-break/>2011</text:span>年<text:span text:style-name="T3">05</text:span>月<text:span text:style-name="T3">25</text:span>日<text:span text:style-name="T3"><text:s/>13:23:18 </text:span>　<text:span text:style-name="T3"><text:line-break/><text:line-break/></text:span>來源：<text:span text:style-name="T3"><text:s/></text:span>環球時報<text:span text:style-name="T3"><text:line-break/><text:line-break/></text:span>美國最高法院大法官<text:span text:style-name="T3">23</text:span>日以<text:span text:style-name="T3">5</text:span>︰<text:span text:style-name="T3">4</text:span>的投票結果通過一項裁決，要求加利福尼亞州必須在兩年內減少<text:span text:style-name="T3">3.3</text:span>萬名在押囚犯。據稱，此舉是為了改善<text:span text:style-name="T3">“</text:span>淒慘的囚犯生存條件<text:span text:style-name="T3">”</text:span>，同時減輕政府財政壓力。《洛杉磯時報》將此稱為<text:span text:style-name="T3">“</text:span>美國歷史上最大規模釋放令<text:span text:style-name="T3">”</text:span>。<text:span text:style-name="T3"><text:line-break/><text:line-break/></text:span>但據美聯社分析，<text:span text:style-name="T3">5</text:span>︰<text:span text:style-name="T3">4</text:span>的投票結果暴露出最高法院對裁決的嚴重分歧，反對者擔心釋放大量犯人會引發社會動蕩，甚至以<text:span text:style-name="T3">“</text:span>歷史上最瘋狂法庭命令<text:span text:style-name="T3">”</text:span>形容這項裁定。<text:span text:style-name="T3"><text:line-break/><text:line-break/></text:span>近年來，美國各州一直為日益高企的監獄開支頭疼，路易斯安那州與俄亥俄州還考慮將監獄出售，佛羅裏達州也打算把監獄轉移到私營公司手中。面對各州政府急于擺脫監獄這個<text:span text:style-name="T3">“</text:span>沉重包袱<text:span text:style-name="T3">”</text:span>，美國司法專家怒氣衝衝地評論道：<text:span text:style-name="T3">“</text:span>這給守法的美國民眾發出什麼樣的信息？買一支槍？養一條狗？還是裝一個警報器？<text:span text:style-name="T3">”<text:line-break/><text:line-break/></text:span>據美聯社<text:span text:style-name="T3">24</text:span>日報道，美國最高法院<text:span text:style-name="T3">23</text:span>日通過裁決，要求加利福尼亞州必須在未來兩年內減少至少<text:span text:style-name="T3">3.3</text:span>萬名在押囚犯。裁決指出，加州目前囚犯數量已經達到<text:span text:style-name="T3">14.3</text:span>萬人，但根據加州監獄的規模、預算、獄警等情況，囚犯數量不應超過<text:span text:style-name="T3">11</text:span>萬人。<text:span text:style-name="T3"><text:line-break/><text:line-break/></text:span>裁決在法院內部存在嚴重分歧。大法官安東尼‧肯尼迪表示，加州犯人正處于<text:span text:style-name="T3">“</text:span>淒慘境地<text:span text:style-name="T3">”</text:span>，試圖自殺的犯人被關在電話亭大小的籠子裏，<text:span text:style-name="T3">“</text:span>文明社會不應該有這樣的事發生<text:span text:style-name="T3">”</text:span>。反對者則把這項裁決稱為<text:span text:style-name="T3">“</text:span>我國歷史上最瘋狂的法庭命令<text:span text:style-name="T3">”</text:span>。大法官思科勒擔心，相當數量的重刑犯被釋放必然威脅社會安全。<text:span text:style-name="T3"><text:line-break/><text:line-break/></text:span>在美國輿論中，這項裁決引發一場關于犯人生存條件、政府財政壓力與社會安全的大討論。美國《堪薩斯城星報》<text:span text:style-name="T3">24</text:span>日歡呼：<text:span text:style-name="T3">“</text:span>感謝最高法院，加州終于要減少囚犯數量了！<text:span text:style-name="T3">”</text:span>美國《聖何塞水星報》發表社論稱，多年來，加州監獄一直受人詬病，但加州政府卻試圖回避責任。<text:span text:style-name="T3"><text:line-break/><text:line-break/></text:span>前監獄保健負責人西倫說，加州監獄條件如同<text:span text:style-name="T3">“</text:span>第三世界國家<text:span text:style-name="T3">”</text:span>，<text:span text:style-name="T3">“</text:span>在昆廷州監獄，超過<text:span text:style-name="T3">50</text:span>名囚犯共用一個馬桶，健身房改造的監獄關押著數百名囚犯，囚犯的雙層床密密麻麻疊了<text:span text:style-name="T3">6</text:span>層之高，幾乎連手臂都伸展不開。<text:span text:style-name="T3">”<text:line-break/><text:line-break/></text:span>《紐約時報》<text:span text:style-name="T3">24</text:span>日以《加州的監獄危機》為題發表社論，<text:span text:style-name="T3">“</text:span>看看加州監獄的照片，毫無疑問，這樣的監獄顯然違反美國憲法中禁止酷刑的條款<text:span text:style-name="T3">”</text:span>。<text:span text:style-name="T3"> </text:span></text:p>
      <text:p text:style-name="P1"><text:span text:style-name="T1">陳真</text:span><text:s/>  |  2011.05.27 02:41   |   <text:a xlink:type="simple" xlink:href="http://palinfo.habago.org/Entry?Command=Information_PrintForum&amp;iPage=564#FORUM24318"><text:span text:style-name="T2">#</text:span></text:a></text:p>
      <text:p text:style-name="P5">(<text:span text:style-name="T1">續前</text:span>)<text:line-break/><text:line-break/><text:span text:style-name="T1">用一堆奇怪深奧有看沒有懂的拼音符號或借用中文諧音字來硬是要拼出台語的發音來寫東西</text:span>,<text:span text:style-name="T1">如果你有這樣的癖好</text:span>,<text:span text:style-name="T1">那我一點意見也沒有</text:span>,<text:span text:style-name="T1">畢竟那是你家的事</text:span>. <text:span text:style-name="T1">但是</text:span>,<text:span text:style-name="T1">如果你以為大家都應該跟你一樣才對得起什麼列祖列宗或才稱得上什麼台灣文學作家</text:span>,<text:span text:style-name="T1">那真的不是普通的奇怪</text:span>. <text:line-break/><text:line-break/><text:span text:style-name="T1">每個人愛怎麼寫東西或愛用哪種文字寫東西</text:span>,<text:span text:style-name="T1">純粹是他家的事</text:span>,<text:span text:style-name="T1">怎麼會有人竟然連這樣也能把它變成一種藉以攻擊他人可恥與否的道德檢驗標準</text:span>. <text:span text:style-name="T1">依此邏輯</text:span>,<text:span text:style-name="T1">那麼</text:span>,"<text:span text:style-name="T1">蔣為文</text:span>" <text:span text:style-name="T1">三字豈不就是萬惡的中國人所發明的醜陋可恥的中國字</text:span>? <text:span text:style-name="T1">應該改名ㄐㄧㄨ</text:span>3 wee2 02~~<text:span text:style-name="T1">才對</text:span>. <text:line-break/><text:line-break/><text:span text:style-name="T1">注意</text:span>: 02~~<text:span text:style-name="T1">不是零</text:span>2<text:span text:style-name="T1">喔</text:span>,<text:span text:style-name="T1">看好看好</text:span>,0<text:span text:style-name="T1">是</text:span><text:s/>"<text:span text:style-name="T1">文</text:span>" <text:span text:style-name="T1">之台語發音嘴型</text:span>,<text:span text:style-name="T1">像小妞生氣時嘟著嘴做出櫻桃小口那樣</text:span>,2<text:span text:style-name="T1">是第二聲</text:span>, ~~<text:span text:style-name="T1">是要有點拉長音</text:span>,<text:span text:style-name="T1">這才是正港的</text:span><text:s/>"<text:span text:style-name="T1">文</text:span>" <text:span text:style-name="T1">字之台語發音</text:span>.<text:line-break/><text:line-break/><text:span text:style-name="T1">用一種不存在的</text:span><text:s/>"<text:span text:style-name="T1">台語文</text:span>" <text:span text:style-name="T1">來寫東西算什麼</text:span>? <text:span text:style-name="T1">事實上董事長格局之深奧已經跟倉頡一樣</text:span>,<text:span text:style-name="T1">甚至還會自創文字縮寫與圖形來做寫書做筆記</text:span>.<text:span text:style-name="T1">例如</text:span>:<text:line-break/><text:line-break/>pr,ans,car,t,k,ki,r,sp,di,co,w,ni,pi,z,oc,hei,q,me,m,ns,la,nm, pro,lg,fl,@@,kr,von,ch,g,gg, fv,ca,br,b...<text:line-break/><text:line-break/><text:span text:style-name="T1">說來真是博大精深</text:span>,<text:span text:style-name="T1">各位如果想成為真正的哲學家</text:span>,<text:span text:style-name="T1">就得先學習董事長這套自創的語言系統才行</text:span>,<text:span text:style-name="T1">十幾年來收編了數百個符號</text:span>.<text:span text:style-name="T1">如果你不想像我這樣寫</text:span>,<text:span text:style-name="T1">那就真是太可恥太可笑了</text:span>, <text:span text:style-name="T1">憑什麼說你懂英美分析哲學</text:span>?<text:line-break/><text:line-break/><text:span text:style-name="T1">解謎如下</text:span>:<text:line-break/><text:line-break/>pr: predicate<text:line-break/>ans: Anscombe<text:line-break/>car: Rudolf Carnap<text:line-break/>t: Tractatus<text:line-break/>k: Kant<text:line-break/>ki: Kierkegaard<text:line-break/>r: Russell<text:line-break/>sp: Schopenhauer<text:line-break/>di: Diamond<text:line-break/>co: Conant<text:line-break/>w: Wittgenstein<text:line-break/>ni: Nietzsche<text:line-break/>pi: Philosophical Investigations<text:line-break/>z: Zettel<text:line-break/>oc: On Certainty<text:line-break/>hei: Heidegger<text:line-break/>q: Quine<text:line-break/>me: metaphorical expression<text:line-break/>m: metaphor<text:line-break/>ns: nonsense<text:line-break/>la: language<text:line-break/>nm: normativity<text:line-break/>pro: proposition<text:line-break/>lg: language game<text:line-break/>fl: form of life<text:line-break/>@@: wonder<text:line-break/>kr: Kraus<text:line-break/>von: von Wright<text:line-break/>ch: Chomsky<text:line-break/>g: grammar<text:line-break/>gg: generative grammar<text:line-break/>fv: fact vs.value<text:line-break/>ca: conceptual/logical analysis<text:line-break/>br: bedrock<text:line-break/>b: <text:span text:style-name="T1">不同語言遊戲或概念範疇間的對應關係</text:span><text:line-break/><text:line-break/><text:span text:style-name="T1">如果用一種根本不存在的台語文來寫作才不可恥才稱得上台灣文學作家</text:span>,<text:span text:style-name="T1">那麼</text:span>,<text:span text:style-name="T1">更厲害的是</text:span>--&gt; <text:span text:style-name="T1">董事長甚至還會用英文寫童詩</text:span>!!<text:span text:style-name="T1">難道我就因此而加入了英國文學家的行列</text:span>? <text:span text:style-name="T1">董事長的哲學作品都是用英文寫的</text:span>,<text:span text:style-name="T1">難道我就只因為我用英文寫而成為英國哲學的一份子</text:span>?<text:line-break/><text:line-break/><text:span text:style-name="T1">真想不通怎麼會有人這麼無聊</text:span>? <text:span text:style-name="T1">你的文學作品寫得好不好</text:span>,<text:span text:style-name="T1">純粹就是看你作品本身寫得好不好</text:span>,<text:span text:style-name="T1">怎麼會有人主張或甚至強迫別人一定要用一種根本不存在的</text:span><text:s/>"<text:span text:style-name="T1">台語文</text:span>" <text:span text:style-name="T1">來寫作才不可恥才不會辱沒了台灣列祖列宗</text:span>. <text:span text:style-name="T1">恁北實在係聽攏無</text:span>,lin pei shi jai shi <text:span text:style-name="T1">ㄊㄌㄨㄥ</text:span>1<text:span text:style-name="T1">ㄇ</text:span>~</text:p>
      <text:p text:style-name="P1"><text:span text:style-name="T1">陳真</text:span><text:s/>  |  2011.05.26 19:13   |   <text:a xlink:type="simple" xlink:href="http://palinfo.habago.org/Entry?Command=Information_PrintForum&amp;iPage=564#FORUM24311"><text:span text:style-name="T2">#</text:span></text:a></text:p>
      <text:p text:style-name="P3">一二十年前或更早之前<text:span text:style-name="T3">,</text:span>只要出現類似中華或中國或中華民國之類的組織或團體<text:span text:style-name="T3">,</text:span>除非屬於體制強制性<text:span text:style-name="T3">(</text:span>如中華精神醫學會<text:span text:style-name="T3">),</text:span>否則我絕不加入<text:span text:style-name="T3">.</text:span>並不是討厭這些字眼<text:span text:style-name="T3">,</text:span>而是討厭這些字眼背後的愛國或黨國意識及其壓制人心的企圖<text:span text:style-name="T3">. <text:line-break/><text:line-break/></text:span>在黨外時期<text:span text:style-name="T3">,</text:span>只要出現台灣二字就會被打壓<text:span text:style-name="T3">. </text:span>大學時<text:span text:style-name="T3">,</text:span>我創辦台灣第一個兒童權利組織叫台灣兒童福利協進會<text:span text:style-name="T3">,</text:span>內政部就不准我冠上台灣二字<text:span text:style-name="T3">. </text:span>我堅持寧可成為所謂<text:span text:style-name="T3"><text:s/>"</text:span>非法<text:span text:style-name="T3">" </text:span>組織也絕不摘掉台灣二字改成中華民國<text:span text:style-name="T3">.<text:line-break/><text:line-break/>1997</text:span>年來到劍橋<text:span text:style-name="T3">,</text:span>同學會會長是我好朋友<text:span text:style-name="T3">,</text:span>但我就是不加入劍橋同學會<text:span text:style-name="T3">. </text:span>後來<text:span text:style-name="T3">,</text:span>他擅自把我加入<text:span text:style-name="T3">,</text:span>我馬上公開請他把我名字拿掉<text:span text:style-name="T3">,</text:span>我說<text:span text:style-name="T3">,</text:span>要我加入同學會只有一個條件就是把中華民國劍橋同學會改成台灣劍橋同學會<text:span text:style-name="T3">. <text:line-break/><text:line-break/></text:span>後來<text:span text:style-name="T3">,</text:span>有人另外成立台灣劍橋同學會<text:span text:style-name="T3">,</text:span>鬧分裂<text:span text:style-name="T3">,</text:span>搞雙包<text:span text:style-name="T3">,</text:span>於是我就加入<text:span text:style-name="T3"><text:s/>"</text:span>台灣<text:span text:style-name="T3">" </text:span>這一個<text:span text:style-name="T3">. </text:span>沒想到風水輪流轉<text:span text:style-name="T3">,</text:span>但強欺弱眾暴寡壓制人心的劣質文化卻一點也沒轉變<text:span text:style-name="T3">. <text:line-break/><text:line-break/></text:span>大約兩年後<text:span text:style-name="T3">,</text:span>也就是<text:span text:style-name="T3">1999-2000 </text:span>年<text:span text:style-name="T3">,"</text:span>台灣<text:span text:style-name="T3">"</text:span>勢力逐漸取代過去的<text:span text:style-name="T3"><text:s/>"</text:span>中華<text:span text:style-name="T3">" </text:span>或<text:span text:style-name="T3"><text:s/>"</text:span>中國<text:span text:style-name="T3">" </text:span>勢力<text:span text:style-name="T3">,</text:span>阿扁上台<text:span text:style-name="T3">,</text:span>成為什麼台灣之子<text:span text:style-name="T3">,</text:span>黑金教父李登輝成為什麼台灣之父<text:span text:style-name="T3">(</text:span>董事長當時便決定自稱台灣之祖<text:span text:style-name="T3">),</text:span>於是一時之間<text:span text:style-name="T3">,"</text:span>台灣<text:span text:style-name="T3">" </text:span>取代了<text:span text:style-name="T3"><text:s/>"</text:span>中華<text:span text:style-name="T3">" </text:span>或<text:span text:style-name="T3"><text:s/>"</text:span>中國<text:span text:style-name="T3">",</text:span>變成一種大家都必須頂禮膜拜<text:span text:style-name="T3">,</text:span>稍有不敬便是敵人的血滴子<text:span text:style-name="T3">,</text:span>從過去強迫大家都一定要愛中華都一定要統一中國變成強迫大家都一定要愛台灣都一定要台獨否則就是賣台<text:span text:style-name="T3">,</text:span>招牌字眼改了<text:span text:style-name="T3">,</text:span>但企圖壓制人心的卑劣本質卻沒有絲毫改變<text:span text:style-name="T3">.<text:line-break/><text:line-break/></text:span>於是就在<text:span text:style-name="T3">1999</text:span>年抗議江澤民訪問劍橋的事情之後<text:span text:style-name="T3">,</text:span>大約是<text:span text:style-name="T3">2000</text:span>年吧<text:span text:style-name="T3">,</text:span>我就離開了台灣劍橋同學會和過去的一些好朋友<text:span text:style-name="T3">. </text:span>他們大概很難想像會有人真的反對任何壓制人心的卑劣文化<text:span text:style-name="T3">,</text:span>而不是根據任何顏色或立場在看待是非<text:span text:style-name="T3">. <text:line-break/><text:line-break/></text:span>一個醜陋的東西<text:span text:style-name="T3">,</text:span>不會因為只是改了顏色或改了字眼從中華改成台灣就變得高貴美麗<text:span text:style-name="T3">,</text:span>正如一團大便<text:span text:style-name="T3">,</text:span>你就算叫它<text:span text:style-name="T3">HONEY,MY DARLING</text:span>或喊它玫瑰花<text:span text:style-name="T3">,</text:span>它還是一樣臭不可聞<text:span text:style-name="T3">.<text:line-break/><text:line-break/></text:span>也因此<text:span text:style-name="T3">,</text:span>在<text:span text:style-name="T3">2000</text:span>年之後<text:span text:style-name="T3">,</text:span>就跟過去一樣<text:span text:style-name="T3">,</text:span>任何組織或團體<text:span text:style-name="T3">,</text:span>除非是體制性強制加入<text:span text:style-name="T3">(</text:span>如見風轉舵得很快過去叫中華後來改為台灣的台灣精神醫學會<text:span text:style-name="T3">),</text:span>否則<text:span text:style-name="T3">,</text:span>只要是刻意冠上台灣二字<text:span text:style-name="T3">,</text:span>強調某種所謂台灣意識的組織或團體<text:span text:style-name="T3">,</text:span>我就絕不加入<text:span text:style-name="T3">. </text:span>我改變不了壓制人心的卑劣行徑<text:span text:style-name="T3">,</text:span>但我至少可以不合作<text:span text:style-name="T3">,</text:span>不與之為伍<text:span text:style-name="T3">,</text:span>不同流合汙<text:span text:style-name="T3">.<text:line-break/><text:line-break/></text:span>在以前<text:span text:style-name="T3">,</text:span>只要講台語<text:span text:style-name="T3">,</text:span>不但校方懲戒<text:span text:style-name="T3">,</text:span>而且馬上會遭來四周異樣鄙視的眼光<text:span text:style-name="T3">,</text:span>就連鄰校不認識的女同學走過你身邊<text:span text:style-name="T3">,</text:span>聽你口出台語<text:span text:style-name="T3">,</text:span>你會馬上形象大跌<text:span text:style-name="T3">,</text:span>就跟聽到你說幹你娘<text:span text:style-name="T3">78</text:span>差不多<text:span text:style-name="T3">,</text:span>對方會朝你丟下一句<text:span text:style-name="T3">"</text:span>沒水準<text:span text:style-name="T3">".<text:line-break/><text:line-break/></text:span>到台北念高中後<text:span text:style-name="T3">,</text:span>打壓台語的情況更是惡劣而普遍<text:span text:style-name="T3">,</text:span>經常因為只是在公車上或街上講了一句台語<text:span text:style-name="T3">,</text:span>便會遭到陌生路人的公然辱罵或拉扯<text:span text:style-name="T3">,</text:span>還有人想當場扯掉我身上的校服<text:span text:style-name="T3">,</text:span>說我不配<text:span text:style-name="T3">. </text:span>因為我唸的是名校<text:span text:style-name="T3">(</text:span>建中<text:span text:style-name="T3">),</text:span>人們無法忍受名校學生竟然公然講台語<text:span text:style-name="T3">,</text:span>羞辱了自己的學校名譽<text:span text:style-name="T3">,</text:span>就跟過去高醫整天說我批評政府就是<text:span text:style-name="T3"><text:s/>"</text:span>破壞學校名譽<text:span text:style-name="T3">" </text:span>一樣<text:span text:style-name="T3">,</text:span>按校規規定必須記大過或退學<text:span text:style-name="T3">.<text:line-break/><text:line-break/></text:span>在台北唸高中那三年<text:span text:style-name="T3">,</text:span>光是這類校外檢舉或言語口角甚至肢體衝突就不知道發生過幾百次<text:span text:style-name="T3">. </text:span>做為弱勢一方或弱勢族群<text:span text:style-name="T3">,</text:span>真是痛苦不堪<text:span text:style-name="T3">,</text:span>因為華人社會有著這樣一種強欺弱眾暴寡的文化<text:span text:style-name="T3">,</text:span>多數或強勢一方<text:span text:style-name="T3">,</text:span>對於少數或弱勢者之打壓與糟蹋是絕不手軟的<text:span text:style-name="T3">.<text:line-break/><text:line-break/></text:span>或者換個方式說其實也一樣<text:span text:style-name="T3">,</text:span>華人很窩囊<text:span text:style-name="T3">,</text:span>對於壓迫通常不敢吭聲<text:span text:style-name="T3">,</text:span>窩囊得要死<text:span text:style-name="T3">. </text:span>可是<text:span text:style-name="T3">,</text:span>當風水輪流轉<text:span text:style-name="T3">,</text:span>當他成為強勢一方時<text:span text:style-name="T3">,</text:span>他就馬上換了一副趾高氣揚的傲慢嘴臉<text:span text:style-name="T3">. <text:line-break/><text:line-break/></text:span>據我觀察<text:span text:style-name="T3">,</text:span>越是窩囊者<text:span text:style-name="T3">,</text:span>換臉速度與嘴臉難看程度就更為不堪入目<text:span text:style-name="T3">. </text:span>你看時下那些在螢光幕前舉著台灣旗幟整天齜牙裂嘴糟蹋他人什麼賣台或什麼愛不愛台灣者<text:span text:style-name="T3">,</text:span>幾乎全是這類人物<text:span text:style-name="T3">,</text:span>至少絕對不會是什麼敢於橫眉冷對千夫指或敢於提著頭在恐怖時期和極權高壓統治者對抗的人<text:span text:style-name="T3">.<text:line-break/><text:line-break/></text:span>這道理其實很簡單<text:span text:style-name="T3">,</text:span>一條漢子<text:span text:style-name="T3">,</text:span>一個英雌好漢<text:span text:style-name="T3">,</text:span>一個敢於用一條性命和暴政對幹的人<text:span text:style-name="T3">,</text:span>他不可能在成為多數一方時卻反倒背叛自己當初用生命去追求的理想<text:span text:style-name="T3">,</text:span>進而嘴臉難看地糟蹋弱勢一方或企圖壓制人心<text:span text:style-name="T3">.<text:line-break/><text:line-break/></text:span>底下這位蔣為文<text:span text:style-name="T3">,</text:span>大約<text:span text:style-name="T3">18-19</text:span>年前我在台北和淡水馬偕醫院工作<text:span text:style-name="T3">,</text:span>他在淡江念大學<text:span text:style-name="T3">,</text:span>沒見過面<text:span text:style-name="T3">,</text:span>但曾經和我多次通信<text:span text:style-name="T3">,</text:span>我怎麼都不知道他有這麼猛這麼愛台灣<text:span text:style-name="T3">,</text:span>只記得他寫信給我一定用中文表達成台灣話來書寫<text:span text:style-name="T3">.<text:line-break/><text:line-break/></text:span>當時<text:span text:style-name="T3">,</text:span>台獨聯盟正在突破禁忌企圖從海外遷盟回台<text:span text:style-name="T3">,</text:span>結果一個個入獄<text:span text:style-name="T3">. </text:span>我那時雖已逐漸淡出江湖<text:span text:style-name="T3">,</text:span>但還算有點活躍<text:span text:style-name="T3">,</text:span>辦了不少演講活動或讀書會<text:span text:style-name="T3">,</text:span>好幾次就是因此跟馬偕醫院有所衝突<text:span text:style-name="T3">.<text:line-break/><text:line-break/></text:span>現在很愛台灣的馬偕醫院在當時可是一點也不愛台灣的<text:span text:style-name="T3">,</text:span>記得有一次<text:span text:style-name="T3">,</text:span>我辦演講<text:span text:style-name="T3">,</text:span>邀請曾和麥克阿瑟認識在美軍中當過翻譯曾被判兩次死刑與我私交甚篤的台獨始祖級政治犯老前輩黃紀男<text:span text:style-name="T3">,</text:span>來我和幾位馬偕護士所成立的<text:span text:style-name="T3"><text:s/>"</text:span>淡水河<text:span text:style-name="T3">" </text:span>社團演講<text:span text:style-name="T3">,</text:span>只不過是在院內布告欄位貼個小紙條告知院內同事演講時間<text:span text:style-name="T3">,</text:span>馬偕院方卻打死也不肯讓我貼布告<text:span text:style-name="T3">,</text:span>還說這些<text:span text:style-name="T3">(</text:span>批評政府的人<text:span text:style-name="T3">)</text:span>都是壞人<text:span text:style-name="T3">.<text:line-break/><text:line-break/></text:span>我要說的是<text:span text:style-name="T3">,</text:span>一個人<text:span text:style-name="T3">,</text:span>如果在一種會砍頭會坐黑牢會家破人亡的年代時敢於違逆主流敢於反抗政治正確<text:span text:style-name="T3">,</text:span>那他無疑是條漢子<text:span text:style-name="T3">. </text:span>相反地<text:span text:style-name="T3">,</text:span>一個人<text:span text:style-name="T3">,</text:span>當他處於一種當紅的政治正確環境下<text:span text:style-name="T3">,</text:span>卻齜牙裂嘴地強迫別人一定要跟他拜同樣的神舉同樣的旗講同樣的蠢話懷抱同樣的低級思維<text:span text:style-name="T3">,</text:span>那我會說這人真的很窩囊沒出息<text:span text:style-name="T3">,</text:span>是個可恥的小癟三<text:span text:style-name="T3">.<text:line-break/><text:line-break/>==================<text:line-break/><text:line-break/></text:span>遭成大副教授嗆可恥　黃春明氣憤脫衣<text:span text:style-name="T3"><text:line-break/><text:line-break/></text:span>更新日期<text:span text:style-name="T3">:2011/05/26 12:16 </text:span>顧守昌　<text:span text:style-name="T3"> <text:line-break/><text:line-break/></text:span>作家黃春明<text:span text:style-name="T3">24</text:span>日到台灣文學館演講，題目是「台語文書寫與教育的商榷」，卻遭到台下一名成大台文系副教授舉大字報抗議，罵他不用台語文寫作是可恥，讓黃春明氣憤激動，兩度衝下台要打這名副教授，在場工作人員馬上衝上前拉人，演講會場氣氛超尷尬。<text:span text:style-name="T3"><text:line-break/><text:line-break/><text:line-break/></text:span>舞台上作家黃春明還在演講，台下座位卻出現一個人，高舉著黃色大字報，上頭寫著台灣作家不用台灣語文，卻用中國語創作，直指黃春明可恥，連續動作讓黃春明不滿，兩度下台要找男子理論，工作人員急忙請男子把海報拿下來，但他還是不斷怒罵，黃春明火大乾脆直接脫了上衣，口出國罵回擊，實際上，這名手拿海報的男子，是成大台灣文學系的副教授蔣為文。<text:span text:style-name="T3"><text:line-break/><text:line-break/></text:span>成大台文系副教授蔣為文：「聽完演講半個小時後，真的是都聽不下去了，因為他對台語文目前的教育，或者思想都不了解，因為都脫節了，但是他都說些負面的話，完全是扭曲台語文的東西。」<text:span text:style-name="T3"><text:line-break/><text:line-break/></text:span>因為不滿黃春明在台上的言論，台文系的副教授也在台下發表，黃春明勸說幾次，請等他講完後，再換副教授發言，但副教授仍然高舉大字報，最後氣憤脫掉上衣的黃春明穿著內衣繼續演講。<text:span text:style-name="T3"><text:line-break/><text:line-break/></text:span>參與座談學生：「他把我們台灣人一直稱呼叫中國人，我就覺得說，無法忍受，而且我又是讀台灣文學系的學生，我會覺得說，難道你覺得台灣文學系，是中國文學系嗎？」<text:span text:style-name="T3"><text:line-break/><text:line-break/></text:span>兩個人一來一往開罵回擊，為了台語文寫作是當與否，爆發口角爭執，還差點上演全武行，最後在工作人員調解下，兩人才平息，卻也讓演說氣氛全變了調。</text:p>
      <text:p text:style-name="P1"><text:span text:style-name="T1">陳真</text:span><text:s/>  |  2011.05.25 15:49   |   <text:a xlink:type="simple" xlink:href="http://palinfo.habago.org/Entry?Command=Information_PrintForum&amp;iPage=564#FORUM24282"><text:span text:style-name="T2">#</text:span></text:a></text:p>
      <text:p text:style-name="P2">我也覺得不太可能只是單單反對某個國家的外交政策<text:span text:style-name="T3">,</text:span>卻熱烈擁抱其所謂文化<text:span text:style-name="T3">. </text:span>兩者不必然對立<text:span text:style-name="T3">,</text:span>但也不至於是兩條可以各有所好各有取捨的平行線<text:span text:style-name="T3">. </text:span>這在美國特別明顯<text:span text:style-name="T3">. </text:span>畢竟這樣一種魔爪遍及全世界的所謂外交政策<text:span text:style-name="T3">,</text:span>背後有著一些藉以奠定整個生活基礎的特定價值思維<text:span text:style-name="T3">,</text:span>例如某種效益主義與世俗化物質化取向<text:span text:style-name="T3">,</text:span>這相當大程度上反映了該國人民的某種水平或價值態度或者說文化<text:span text:style-name="T3">.<text:line-break/><text:line-break/></text:span>至於美國的<text:span text:style-name="T3"><text:s/>"</text:span>各種社會制度<text:span text:style-name="T3">",</text:span>我倒也看不出有什麼令人<text:span text:style-name="T3"><text:s/>"</text:span>驚豔<text:span text:style-name="T3">" </text:span>之處<text:span text:style-name="T3">. </text:span>驚到卻是常有的事<text:span text:style-name="T3">,</text:span>例如其純粹商品化的醫療政策<text:span text:style-name="T3">.<text:line-break/><text:line-break/></text:span>人們常說<text:span text:style-name="T3">,</text:span>外交是內政的延長<text:span text:style-name="T3">,</text:span>我很難想像一個醜陋邪惡殘暴至極的外交體系<text:span text:style-name="T3">,</text:span>一回到家卻突然變身成為一片昌明美好的內政制度<text:span text:style-name="T3">.<text:line-break/><text:line-break/></text:span>美國之種種道德上的不一致不光在於國外<text:span text:style-name="T3">,</text:span>同時也在於國內<text:span text:style-name="T3">,</text:span>只是落差或許沒有面對外人異族或異己那樣大的差別<text:span text:style-name="T3">.<text:line-break/><text:line-break/></text:span>當然<text:span text:style-name="T3">,</text:span>上述說法有個前提就是把價值取向或文化做為一種同質性的理解<text:span text:style-name="T3">,</text:span>這在其它國家或許就不一定能成立<text:span text:style-name="T3">. </text:span>許多亞洲國家外交內政一片腐敗<text:span text:style-name="T3">,</text:span>例如印度泰國越南等<text:span text:style-name="T3">,</text:span>但他們長久千百年來的文化思維與價值態度卻似乎和眼前的政治與社會制度並沒有唇齒相依的那種血肉連結<text:span text:style-name="T3">,</text:span>同時也較有一種文化深度及其複雜異質碎裂的多元性<text:span text:style-name="T3">.<text:line-break/><text:line-break/></text:span>但美國卻不然<text:span text:style-name="T3">,</text:span>美國對內也好對外也罷<text:span text:style-name="T3">,</text:span>各項政策與制度<text:span text:style-name="T3">,</text:span>卻相當大程度只是其文化態度的一個翻版<text:span text:style-name="T3">,</text:span>強調競爭鬥爭<text:span text:style-name="T3">,</text:span>強調效率<text:span text:style-name="T3">,</text:span>強調世俗與物質<text:span text:style-name="T3">,</text:span>強調適者生存<text:span text:style-name="T3">,</text:span>欣賞弱肉強食<text:span text:style-name="T3">,</text:span>蔑視唯心與精神<text:span text:style-name="T3">,</text:span>強調眼見為憑<text:span text:style-name="T3">,</text:span>重視數據與工具理性<text:span text:style-name="T3">,</text:span>勝者為王<text:span text:style-name="T3">,</text:span>不信神明<text:span text:style-name="T3">,</text:span>相信拳頭和奶頭<text:span text:style-name="T3">...</text:span>等等等<text:span text:style-name="T3">,</text:span>全是令人<text:span text:style-name="T3">,</text:span>至少是令我想吐的一些東西<text:span text:style-name="T3">.</text:span></text:p>
      <text:p text:style-name="P1"><text:span text:style-name="T1">鄭啟承</text:span><text:s/>  |  2011.05.25 10:26   |   <text:a xlink:type="simple" xlink:href="http://palinfo.habago.org/Entry?Command=Information_PrintForum&amp;iPage=564#FORUM24274"><text:span text:style-name="T2">#</text:span></text:a></text:p>
      <text:p text:style-name="P3"><text:span text:style-name="T3">qegg,<text:line-break/><text:line-break/></text:span>反美指的是反美國政府，當然和到美國留學沒有衝突，我不是也這樣說嗎<text:span text:style-name="T3">? </text:span>但反美和喜歡美國文化有沒有衝突就很難說了，有我看當然是有衝突的。像美國這樣的<text:span text:style-name="T3">"</text:span>民主<text:span text:style-name="T3">"</text:span>國家，政府是人民選的，政策某個意義上是人民決定的，一切社會制度或國家對外對內的決策，與其普遍文化氣味及思維當然是直接關連，有那樣的人民和文化，才會有那樣的政府。<text:span text:style-name="T3"><text:line-break/><text:line-break/></text:span>一個文化有很多面向，你當然可以喜歡它的某些面向，卻同時對它其他的面向反感，我並沒有說美國文化一無是處，美國文化有某些開放性，尊重專業和理性思維，是華人世界所遠遠不及，當然值得欣賞，但在整個文化外貌上，這卻只是一些瑜不掩瑕的小地方，整塊黑布上幾個白點，無法掩蓋它是張黑布的事實，你不能因為它有幾個乾淨的地方，就說它整個看起來不骯髒。<text:span text:style-name="T3"><text:line-break/><text:line-break/></text:span>反美說到底當然更不是反那些枝枝節節的個別政策或特定殘暴作為，而是反對其「一整個」看待其他國家或民族的態度，反對其不一致性，彷彿除了美國自己其他國家都不用安居樂業，除了美國自己其他國家都可以說打就打說殺就殺，除了美國人其他國家的人都不是人。<text:span text:style-name="T3"><text:line-break/><text:line-break/></text:span>今天如果有我有一群朋友，個個稱兄道弟，彼此看照得無微不至，我生病了心情不好了被人欺負了就一定兩肋插刀伸出援手，我當然會感佩其善意，但如果看到路邊有個孤苦伶仃貧病交加的流浪漢，這群朋友卻說哎唷<text:span text:style-name="T3">~</text:span>管他去死啦<text:span text:style-name="T3">! </text:span>他又不是我們這一掛的，病了死了關我們屁事啊，而且他看起來穿得破破爛爛，味道又臭，和啟承的品味差那麼多，死好啦<text:span text:style-name="T3">! </text:span>然後不幫他就算了，甚至還踢他兩腳，這時候我難道還會說我這群朋友是義氣之交嗎<text:span text:style-name="T3">? </text:span>我和流浪漢都是人，為什麼只因為不是你們的一份子，就受到完全不同、甚至完全相反的對待<text:span text:style-name="T3">? </text:span>我們此刻會對這所謂有情有義的關係起了懷疑，因為這善意是不一致的，但不一致的東西就稱不上善。<text:span text:style-name="T3"><text:line-break/><text:line-break/></text:span>你自己的發言不就指出了這種不一致<text:span text:style-name="T3">? </text:span>美國自己國內辦案就認真嚴僅、人權美感科學面面俱到，換成外國人就連審判也不必、可以直接射殺嫌犯了<text:span text:style-name="T3">? </text:span>對這種不一致你卻也能欣賞<text:span text:style-name="T3">?<text:line-break/><text:line-break/></text:span>我「小時候」看很多美國影集或電影，我喜歡裡頭呈現的一種專業感和開放性，那時覺得美國真是一個好國家，沒辦法，小時候笨可以原諒。但「長大後」知道美國幹的一些壞事，我對其觀感立刻就一百八十度轉變，因為它太不老實太壞了，一面說自己是白雪公主一面暗地裡拿火箭大砲殺害無辜。喜歡或討厭一個人事物並不是看他做了好事或壞事，而是看它的一致性；討厭美國或美國文化並不是因為它做過哪些好事或壞事，而是因為它一面說盡好話卻一面幹盡壞事。<text:span text:style-name="T3"><text:line-break/><text:line-break/></text:span>你可以討厭賓拉登或納綷（我自己也不欣賞），但賓拉登是一致的，納綷也是一致的，他們就是打定要幹這些壞事，心無二致。但美國卻是口事心非，不一致到極點。</text:p>
      <text:p text:style-name="P1">qegg   |  2011.05.25 02:22   |   <text:a xlink:type="simple" xlink:href="http://palinfo.habago.org/Entry?Command=Information_PrintForum&amp;iPage=564#FORUM24269"><text:span text:style-name="T2">#</text:span></text:a></text:p>
      <text:p text:style-name="P2">啓承<text:span text:style-name="T3"><text:line-break/><text:line-break/></text:span>反美跟喜欢美国文化是两回事，跟去美国留学更没有冲突。反美反的是美国的外交策略。基本上，我觉得美国国内的各种社会制度，还是很令人向往的。我特别想念以前在美国常常看的<text:span text:style-name="T3">“law &amp; order”</text:span>影集，讲的是警察与检察官办案的故事，我最欣赏他们的司法制度。当然，离了美国国境，他们对外国人完全是另一种态度，所以才会有没有审判就射杀手无寸铁的<text:span text:style-name="T3">suspect</text:span>这种事<text:span text:style-name="T3">……</text:span></text:p>
      <text:p text:style-name="P4"/>
      <text:p text:style-name="P1"><text:span text:style-name="T1">陳真</text:span><text:s/>  |  2011.05.23 20:13   |   <text:a xlink:type="simple" xlink:href="http://palinfo.habago.org/Entry?Command=Information_PrintForum&amp;iPage=565#FORUM24243"><text:span text:style-name="T2">#</text:span></text:a></text:p>
      <text:p text:style-name="P2">我很不喜歡拉斯馮提爾的電影<text:span text:style-name="T3">,</text:span>感覺很做作<text:span text:style-name="T3">,</text:span>但他這回講的話卻深得我心<text:span text:style-name="T3">. <text:line-break/><text:line-break/></text:span>把希特勒給妖魔化<text:span text:style-name="T3">,</text:span>意味著我們若不是對人性一無所知<text:span text:style-name="T3">,</text:span>就是故做純潔無辜狀<text:span text:style-name="T3">. </text:span>類似的想法我寫過很多<text:span text:style-name="T3">. </text:span>不管是納粹或希特勒<text:span text:style-name="T3">,</text:span>全是正常人性<text:span text:style-name="T3">,</text:span>而非人性以外的特殊表現<text:span text:style-name="T3">.</text:span>硬要把他們給妖魔化<text:span text:style-name="T3">,</text:span>那只是在自欺欺人<text:span text:style-name="T3">. <text:line-break/><text:line-break/></text:span>這就好像美國很喜歡把反對者或反抗者給冠上恐怖份子的稱號<text:span text:style-name="T3">,</text:span>彷彿這些人性格異常<text:span text:style-name="T3">,</text:span>心智瘋狂<text:span text:style-name="T3">,</text:span>整天就只是想讓全世界的好人都活不下去<text:span text:style-name="T3">. </text:span>這只能當成卡通聽聽<text:span text:style-name="T3">,</text:span>不能當真<text:span text:style-name="T3">,</text:span>聽起來就像科學小飛俠大戰惡魔黨<text:span text:style-name="T3">.<text:line-break/><text:line-break/></text:span>記得很多年前我寫過一篇文章好像叫<text:span text:style-name="T3"><text:s/>"</text:span>亂世兒女黑寡婦<text:span text:style-name="T3">",</text:span>講車臣一些寡婦<text:span text:style-name="T3">,</text:span>丈夫喪生於侵略者之手<text:span text:style-name="T3">,</text:span>於是她們自己也成為戰士<text:span text:style-name="T3">,</text:span>做出一些綁架人質的反抗行動<text:span text:style-name="T3">,</text:span>結果卻被俄方滲透全部被殺<text:span text:style-name="T3">. <text:line-break/><text:line-break/></text:span>從影像記錄中<text:span text:style-name="T3">,</text:span>你可以看到這些女生<text:span text:style-name="T3">,</text:span>其實就跟任何一個鄰家婦女或你的公司同事沒兩樣<text:span text:style-name="T3">,</text:span>看到人質哭<text:span text:style-name="T3">,</text:span>自己也跟著哭<text:span text:style-name="T3">,</text:span>拿起槍時手還會發抖<text:span text:style-name="T3">. </text:span>我用說的說不清<text:span text:style-name="T3">,</text:span>如果你也能看到她們過去所拍的那些充滿歡樂的居家生活照<text:span text:style-name="T3">,</text:span>你一定會同意<text:span text:style-name="T3">,</text:span>她們就是我們<text:span text:style-name="T3">,</text:span>我們就是她們<text:span text:style-name="T3">,</text:span>根本沒兩樣<text:span text:style-name="T3">.<text:line-break/><text:line-break/></text:span>納粹也一樣<text:span text:style-name="T3">. </text:span>他們都是正常人<text:span text:style-name="T3">,</text:span>有著正常人性<text:span text:style-name="T3">. </text:span>我敢說<text:span text:style-name="T3">,</text:span>美國那些當官的人渣一定也一樣<text:span text:style-name="T3">,</text:span>他們雖然幹著人渣勾當<text:span text:style-name="T3">,</text:span>用心殘忍而險惡<text:span text:style-name="T3">,</text:span>但他們畢竟還是人而不是妖<text:span text:style-name="T3">. </text:span>若以為他們只是一些極其特殊的異類<text:span text:style-name="T3">,</text:span>那你只是在自欺欺人<text:span text:style-name="T3">.<text:line-break/><text:line-break/></text:span>關於希特勒有兩部電影拍得特別好<text:span text:style-name="T3">,</text:span>一部就是拉斯馮提爾所說的帝國毀滅<text:span text:style-name="T3">(donwnfall),</text:span>一部屬紀錄性質叫<text:span text:style-name="T3">blind spot(</text:span>盲點<text:span text:style-name="T3">),</text:span>我不知道台灣有沒有演過<text:span text:style-name="T3">. </text:span>毫無疑問<text:span text:style-name="T3">,</text:span>就跟馮提爾一樣<text:span text:style-name="T3">,</text:span>我也能理解希特勒<text:span text:style-name="T3">,</text:span>同時也對他充滿同情<text:span text:style-name="T3">.<text:line-break/><text:line-break/></text:span>陳真<text:span text:style-name="T3"><text:line-break/><text:line-break/>==========<text:line-break/><text:line-break/></text:span>拉斯馮提爾<text:span text:style-name="T3"><text:s/></text:span>再辯希特勒也有人性<text:span text:style-name="T3"><text:line-break/>2011-05-22 </text:span>中國時報<text:span text:style-name="T3"><text:s/></text:span>【張士達／坎城報導】<text:span text:style-name="T3"> <text:line-break/></text:span>　<text:span text:style-name="T3"><text:line-break/></text:span>第<text:span text:style-name="T3">64</text:span>屆坎城影展將落幕，將於台北時間<text:span text:style-name="T3">23</text:span>日（周一）凌晨１點半舉行頒獎典禮，但丹麥導演拉斯馮提爾因納粹話題遭逐出影展，卻成直到閉幕前夕，都盤旋不去的陰影。他的影片《驚悚末日》就算得獎，他仍不准出席晚會，無法領獎，寫下影展首例。他自嘲，很喜歡坎城大會送給他的「不受歡迎的人」這個新封號。<text:span text:style-name="T3"> <text:line-break/><text:line-break/></text:span>馮提爾對說的玩笑話「我是納粹」、「我可以了解希特勒」雖道歉，但認為外界誤解了他的意思，他並非支持希特勒所做的事，而是在看過描述希特勒最後一段生命的德國電影《帝國毀滅》後，發現希特勒也只是個凡人，「我們每個人心中都有納粹，希特勒心中也有人性，若對這點視而不見，那才是危險的事。」坎城將他逐出影展的強烈手段，引起寒蟬效應，隨後數日，影人多對納粹話題避之唯恐不及。<text:span text:style-name="T3"><text:line-break/><text:line-break/>=========<text:line-break/></text:span>馮<text:span text:style-name="T3">-</text:span>提爾談《憂鬱症》<text:span text:style-name="T3">:</text:span>我是納粹<text:span text:style-name="T3"><text:s/></text:span>要拍重口味毛片北京新浪網<text:span text:style-name="T3"><text:s/>(2011-05-19 05:28) <text:line-break/><text:line-break/></text:span>　　新浪娛樂訊<text:span text:style-name="T3"><text:s/></text:span>戛納當地時間<text:span text:style-name="T3">5</text:span>月<text:span text:style-name="T3">18</text:span>日中午，丹麥大導演拉斯<text:span text:style-name="T3">-</text:span>馮<text:span text:style-name="T3">-</text:span>提爾<text:span text:style-name="T3">(Lars von Trier)</text:span>攜幾位主演克里斯滕<text:span text:style-name="T3">-</text:span>鄧斯特<text:span text:style-name="T3">(Kirsten Dunst)</text:span>、夏洛特<text:span text:style-name="T3">-</text:span>甘斯伯格<text:span text:style-name="T3">(Charlotte Gainsbourg)</text:span>、約翰<text:span text:style-name="T3">-</text:span>赫特<text:span text:style-name="T3">(John Hurt)</text:span>等人出席了競賽片《憂鬱症》<text:span text:style-name="T3">(Melancholia)</text:span>的記者會。儘管影片的末日主題和拉斯<text:span text:style-name="T3">-</text:span>馮<text:span text:style-name="T3">-</text:span>提爾作品一貫的黑暗和壓抑相比有過之而無不及，但這場記者會卻異常輕鬆愉快，不過口無遮攔、幾乎沒一句正經話的提爾還是拋出了一句可能會引發所有人不安的笑話：<text:span text:style-name="T3">“</text:span>我是個納粹，我同情希特勒。<text:span text:style-name="T3">”<text:line-break/><text:line-break/></text:span>　　拉斯<text:span text:style-name="T3">-</text:span>馮<text:span text:style-name="T3">-</text:span>提爾一向也不算是個特別會和媒體打交道的人，每次來戛納的例行參賽影片記者會也都是恨不得和記者們劍拔弩張，但在今日的發布會上，提爾將這種精神提高到了一個新的境界。在被某媒體問到有關自己的德國血統時，馮<text:span text:style-name="T3">-</text:span>提爾的回答異常糾結但句句讓人捏把汗，事實上如果不是在戛納而在別的場合發表這番言論，他級有可能陷入到巨大的麻煩中。<text:span text:style-name="T3"><text:line-break/><text:line-break/></text:span>　　<text:span text:style-name="T3">“</text:span>很久以來我一直以為自己是個猶太人，而且我也很樂意當個猶太人，<text:span text:style-name="T3">”</text:span>他說，<text:span text:style-name="T3">“</text:span>但後來我遇到了蘇珊娜<text:span text:style-name="T3">-</text:span>比爾<text:span text:style-name="T3">(Susanne Bier</text:span>，丹麥籍猶太女導演<text:span text:style-name="T3">)</text:span>，這讓我不怎麼開心了。但之後我發現自己其實是個納粹。我的家人是德國人，這到也讓我樂在其中。我能說什麼呢？我理解希特勒，還有點同情他。<text:span text:style-name="T3">”<text:line-break/><text:line-break/></text:span>　　<text:span text:style-name="T3">(</text:span>注釋：在<text:span text:style-name="T3">1989</text:span>年，拉斯<text:span text:style-name="T3">-</text:span>馮<text:span text:style-name="T3">-</text:span>提爾臨終的母親告訴他，他的父親其實並不是他的親生父親，真正的親生父親是他母親昔日的老板，一位出身經典音樂世家的德國人，據說她這麼做是為了讓拉斯<text:span text:style-name="T3">-</text:span>馮<text:span text:style-name="T3">-</text:span>提爾的基因中帶點藝術家的特質。<text:span text:style-name="T3">)<text:line-break/><text:line-break/></text:span>　　即使一個人犀利如馮<text:span text:style-name="T3">-</text:span>提爾也會意識到有些言論，特別是涉及希特勒和納粹的，即使是在世界上最言論自由的地方也不能如此口無遮攔，為此他很快又做出補充：<text:span text:style-name="T3">“</text:span>我不是說我認可二戰，我也不是反猶份子，其實對蘇珊娜<text:span text:style-name="T3">-</text:span>比爾也沒什麼意見，其實我對他們<text:span text:style-name="T3">(</text:span>猶太人<text:span text:style-name="T3">)</text:span>還很有好感。包括所有的猶太人<text:span text:style-name="T3">……</text:span>不過，以色列的確是個討厭鬼，但<text:span text:style-name="T3">……”</text:span>隨著身邊的兩位女主角顯得有些尷尬地瞪著他，馮<text:span text:style-name="T3">-</text:span>提爾停頓了一下，有點不知道該如何說下去：<text:span text:style-name="T3">“</text:span>這下我要怎麼把這句話說圓呢？好吧，我是個納粹。<text:span text:style-name="T3">”</text:span>不知道是出于尷尬還是發自內心，在場的多數媒體還是發出了不少的笑聲。<text:span text:style-name="T3"><text:line-break/><text:line-break/></text:span>　　不過這位大師並沒過足嘴癮，在談到這部有些<text:span text:style-name="T3">“</text:span>主旋律<text:span text:style-name="T3">”</text:span>的《憂鬱症》時，馮<text:span text:style-name="T3">-</text:span>提爾做了這樣的點評：<text:span text:style-name="T3">“</text:span>可能很垃圾，有很大的可能性不值一看。<text:span text:style-name="T3">”</text:span>在說到下一部作品的計劃時，他又表示會和克里斯滕<text:span text:style-name="T3">-</text:span>鄧斯特及夏洛特<text:span text:style-name="T3">-</text:span>甘斯伯格兩位女星合作一部重口味色情片，<text:span text:style-name="T3">“</text:span>沒什麼多餘內容，就她們倆表演各種性愛，全部都是讓你不爽的那種重口味，片長嘛<text:span text:style-name="T3">……</text:span>大概有<text:span text:style-name="T3">3</text:span>，個小時吧。<text:span text:style-name="T3">”</text:span>他說。<text:span text:style-name="T3"><text:line-break/><text:line-break/></text:span>　　最後，有記者問到，一向反好萊塢商業大片的馮<text:span text:style-name="T3">-</text:span>提爾在《憂鬱症》中表現出了商業大片的傾向，是否將來也有可能會搞大製作？這位大師依然沒打算認真地回答這最後一個問題：<text:span text:style-name="T3">“</text:span>是的，我們納粹要搞都喜歡搞大的，也許我會來個<text:span text:style-name="T3">‘</text:span>最後解決方案<text:span text:style-name="T3">(</text:span>納粹對猶太人的種族滅絕政策<text:span text:style-name="T3">)’</text:span>。<text:span text:style-name="T3">”<text:line-break/><text:line-break/></text:span>　　拉斯<text:span text:style-name="T3">-</text:span>馮<text:span text:style-name="T3">-</text:span>提爾在戛納期間還公布了個重大消息，他和馬丁<text:span text:style-name="T3">-</text:span>斯科塞斯將合作，翻拍自己<text:span text:style-name="T3">2003</text:span>年的作品《五道障礙》<text:span text:style-name="T3">(The Five Obstructions)</text:span>。<text:span text:style-name="T3">(</text:span>新浪娛樂前方報導組發自戛納<text:span text:style-name="T3">/Lee)<text:line-break/><text:line-break/>==================<text:line-break/></text:span>自認是納粹惹議！丹麥導演拉斯馮提爾：我同情希特勒<text:span text:style-name="T3"><text:line-break/><text:line-break/>NOWnews.com </text:span>今日新聞網<text:span text:style-name="T3"><text:line-break/>2011</text:span>年<text:span text:style-name="T3">5</text:span>月<text:span text:style-name="T3">19</text:span>日<text:span text:style-name="T3"><text:s/>21:01<text:line-break/><text:line-break/><text:line-break/></text:span>拉斯馮提爾<text:span text:style-name="T3">(Lars von Trier</text:span>，圖右<text:span text:style-name="T3">)</text:span>的「同情希特勒」言論，據傳讓克絲汀鄧斯特<text:span text:style-name="T3">(Kirsten Dunst</text:span>，圖左<text:span text:style-name="T3">)</text:span>非常尷尬。<text:span text:style-name="T3">(</text:span>圖片來源／達志影像／美聯社<text:span text:style-name="T3">) .</text:span>影劇中心／綜合報導<text:span text:style-name="T3"> <text:line-break/><text:line-break/></text:span>丹麥電影大師拉斯馮提爾在坎城影展爆發失言風波，在新作品《驚悚末日》<text:span text:style-name="T3">(Melancholia)</text:span>的記者會上先說「我是個納粹。」接著還來一句「我同情希特勒。」這段爭議性言論使得現場媒體記者噓聲連連，強大壓力也逼得馮提爾發出聲明道歉。<text:span text:style-name="T3"> <text:line-break/><text:line-break/></text:span>曾經執導過《在黑暗中漫舞》、《厄夜變奏曲》與《白癡》等片，拉斯馮提爾被譽為丹麥最傑出的電影導演。根據鳳凰網<text:span text:style-name="T3">19</text:span>日報導，他在法國坎城當地時間<text:span text:style-name="T3">18</text:span>日中午，語出驚人地說，「我真的想成為一個猶太人，然後我發現我是一個真正的納粹，你知道，因為我的家庭是德國人，這也給了我一些快樂」他接著說出更爭議性更大的言論，「我能說什麼？我理解希特勒，我認為他做了一些錯誤的事情，但看到他臨死前坐在彈坑，我又開始同情他。」。<text:span text:style-name="T3"> <text:line-break/><text:line-break/></text:span>在說出同情希特勒的言論後，不到<text:span text:style-name="T3">10</text:span>個小時，拉斯馮提爾就發表聲明道歉，並強調自己不是反猶太人，也沒有種族歧視，「而且我也不是納粹。」<text:span text:style-name="T3"> <text:line-break/><text:line-break/></text:span>而坎城電影節組委會在官網上發表特別聲明，指出「坎城影展絕對不能夠成為傳播這種言論的場所。」<text:span text:style-name="T3"><text:line-break/><text:line-break/></text:span>原文網址<text:span text:style-name="T3">: </text:span>自認是納粹惹議！丹麥導演拉斯馮提爾：我同情希特勒<text:span text:style-name="T3"><text:s/>| </text:span>娛樂新聞<text:span text:style-name="T3"><text:s/>| NOWnews </text:span>今日新聞網<text:span text:style-name="T3"><text:s/>http://www.nownews.com/2011/05/19/340-2713858.htm#ixzz1NAcQu82x</text:span></text:p>
      <text:p text:style-name="P1"><text:span text:style-name="T1">陳真</text:span><text:s/>  |  2011.05.23 19:29   |   <text:a xlink:type="simple" xlink:href="http://palinfo.habago.org/Entry?Command=Information_PrintForum&amp;iPage=565#FORUM24242"><text:span text:style-name="T2">#</text:span></text:a></text:p>
      <text:p text:style-name="P3">美航母士兵　看電視才知賓拉登海葬<text:span text:style-name="T3"><text:line-break/>2011</text:span>年<text:span text:style-name="T3">05</text:span>月<text:span text:style-name="T3">23</text:span>日<text:span text:style-name="T3"><text:line-break/></text:span>蘋果<text:span text:style-name="T3"> <text:line-break/><text:line-break/></text:span>外傳負責海葬賓拉登的美國航空母艦卡爾文森號，日前抵達香港進行為期<text:span text:style-name="T3">5</text:span>天的訪問，艦上約<text:span text:style-name="T3">7</text:span>千名官兵可以登陸香港部分區域購物休閒。<text:span text:style-name="T3"><text:line-break/><text:line-break/></text:span>在訪問記者會現場美方就聲明不會回答任何有關賓拉登的海葬問題，而艦上部分官兵甚至告訴媒體對於這個海葬任務與儀式毫不知情，甚至看電視新聞之後才知道。</text:p>
      <text:p text:style-name="P1"><text:span text:style-name="T1">陳真</text:span><text:s/>  |  2011.05.23 16:41   |   <text:a xlink:type="simple" xlink:href="http://palinfo.habago.org/Entry?Command=Information_PrintForum&amp;iPage=565#FORUM24241"><text:span text:style-name="T2">#</text:span></text:a></text:p>
      <text:p text:style-name="P2">站樁我通常站在最外側<text:span text:style-name="T3">,</text:span>所以也常成為過往路人批評指教的對象<text:span text:style-name="T3">,</text:span>有些人一講就是一整套論述<text:span text:style-name="T3">,</text:span>但不管對方支持或反對<text:span text:style-name="T3">,</text:span>我幾乎一概含笑點頭<text:span text:style-name="T3">,</text:span>嗯嗯啊啊應答<text:span text:style-name="T3">,</text:span>或是直接請他們拿小冊子或傳單回去看<text:span text:style-name="T3">. <text:line-break/><text:line-break/></text:span>不過<text:span text:style-name="T3">,</text:span>一來就挑釁<text:span text:style-name="T3">,</text:span>還一直自我介紹是藍教頭的<text:span text:style-name="T3">,</text:span>倒是少見<text:span text:style-name="T3">. </text:span>我看藍教頭一直在罵你們時<text:span text:style-name="T3">,</text:span>便用手機給他拍了照<text:span text:style-name="T3">,</text:span>但忘了要怎麼貼照片<text:span text:style-name="T3">,</text:span>哪天再找時間學<text:span text:style-name="T3">.</text:span></text:p>
      <text:p text:style-name="P1"><text:span text:style-name="T1">陳真</text:span><text:s/>  |  2011.05.23 03:49   |   <text:a xlink:type="simple" xlink:href="http://palinfo.habago.org/Entry?Command=Information_PrintForum&amp;iPage=565#FORUM24233"><text:span text:style-name="T2">#</text:span></text:a></text:p>
      <text:p text:style-name="P3">我以前<text:span text:style-name="T3">(</text:span>大學時<text:span text:style-name="T3">)</text:span>比較樂於溝通<text:span text:style-name="T3">,</text:span>於是鍛鍊出驚人的口才<text:span text:style-name="T3">,</text:span>就跟專業傳教士一樣<text:span text:style-name="T3">,"</text:span>感化<text:span text:style-name="T3">" </text:span>了許多人成為<text:span text:style-name="T3"><text:s/>"</text:span>同志<text:span text:style-name="T3">",</text:span>投入黨外的行列<text:span text:style-name="T3">. </text:span>但後來不知道怎了<text:span text:style-name="T3">,</text:span>覺得包圍著語言的一切都很空洞很蒼白<text:span text:style-name="T3">,</text:span>開始懷疑溝通的可能性<text:span text:style-name="T3">,</text:span>於是慢慢就學會了默然<text:span text:style-name="T3">,</text:span>至少是學會了嚮往沉默<text:span text:style-name="T3">.<text:line-break/><text:line-break/>1997</text:span>年出國留學前夕<text:span text:style-name="T3">,</text:span>因為林義雄是我申請研究所的推薦人<text:span text:style-name="T3">,</text:span>我特地北上跟他告別<text:span text:style-name="T3">. </text:span>一番私下長談中<text:span text:style-name="T3">,</text:span>他跟我說<text:span text:style-name="T3">,</text:span>他在哈佛唸書時<text:span text:style-name="T3">,</text:span>指導教授曾經跟他說<text:span text:style-name="T3">,</text:span>你有一些不錯的想法<text:span text:style-name="T3">,</text:span>為什麼不說出來<text:span text:style-name="T3">? </text:span>林義雄說他跟那教授回答說<text:span text:style-name="T3">: "</text:span>我是來學怎麼不說話<text:span text:style-name="T3">,</text:span>而不是來學怎麼說話的<text:span text:style-name="T3">."<text:line-break/><text:line-break/></text:span>林義雄這些話讓我印象很深<text:span text:style-name="T3">. </text:span>出國後<text:span text:style-name="T3">,</text:span>遇見了改變我整個生命的維根斯坦<text:span text:style-name="T3">,</text:span>他的千萬字哲學無非就只是在講一件事<text:span text:style-name="T3">: </text:span>沉默<text:span text:style-name="T3">. <text:line-break/><text:line-break/></text:span>也許你會覺得奇怪<text:span text:style-name="T3">,</text:span>既然要沉默<text:span text:style-name="T3">,</text:span>幹嘛還寫了千萬字筆記<text:span text:style-name="T3">? </text:span>何不乾脆一個字也不寫<text:span text:style-name="T3">,</text:span>一句話也不說<text:span text:style-name="T3">? </text:span>既然你口口聲聲說你所講的一切都沒有任何意義<text:span text:style-name="T3">,</text:span>幹嘛還費勁寫上一堆<text:span text:style-name="T3">? </text:span>豈不自相矛盾<text:span text:style-name="T3">.<text:line-break/><text:line-break/></text:span>你若對此感到奇怪或矛盾<text:span text:style-name="T3">,</text:span>那很正常<text:span text:style-name="T3">,</text:span>但如果你真的了解維根斯坦或了解其所謂沉默或<text:span text:style-name="T3"><text:s/>"</text:span>無意義<text:span text:style-name="T3">",</text:span>就不會感到有任何矛盾了<text:span text:style-name="T3">. </text:span>就像齊克果所說<text:span text:style-name="T3">: </text:span>有那樣一些東西<text:span text:style-name="T3">,</text:span>只能以<text:span text:style-name="T3"><text:s/>"</text:span>無意義<text:span text:style-name="T3">" </text:span>來理解<text:span text:style-name="T3">.<text:line-break/><text:line-break/></text:span>奧古斯丁曾經這麼說<text:span text:style-name="T3">,</text:span>他媽媽老是要他相信上帝<text:span text:style-name="T3">,</text:span>但真正說服他的不是他媽媽講的話<text:span text:style-name="T3">,</text:span>而是她媽媽日夜為他所流的眼淚<text:span text:style-name="T3">.<text:line-break/><text:line-break/></text:span>當然<text:span text:style-name="T3">,</text:span>我不是說以後我們大家都應該當啞巴<text:span text:style-name="T3">;</text:span>這畢竟純粹只是我個人的一種態度<text:span text:style-name="T3">,</text:span>正如我相信上帝<text:span text:style-name="T3">,</text:span>所以我不上教堂<text:span text:style-name="T3">,</text:span>不入教會<text:span text:style-name="T3">,</text:span>不屬教派<text:span text:style-name="T3">. </text:span>這些充滿話語的機構<text:span text:style-name="T3">,(</text:span>在我看來<text:span text:style-name="T3">)</text:span>只會把上帝越說越遠<text:span text:style-name="T3">. <text:line-break/><text:line-break/></text:span>所以<text:span text:style-name="T3">,</text:span>如果有人要跟我討論某一場戰爭某一種衝突<text:span text:style-name="T3">,</text:span>我只能敬謝不敏啞口無言<text:span text:style-name="T3">,</text:span>因為我不但對其各項細節跡近一無所知<text:span text:style-name="T3">,</text:span>而且也不打算知道得更多<text:span text:style-name="T3">,</text:span>更不想冒充專家<text:span text:style-name="T3">. </text:span>今天<text:span text:style-name="T3">,</text:span>如果我能說服一個人改變原有的心意<text:span text:style-name="T3">,</text:span>恐怕絕不會因為我懂了許多有關戰爭的事實<text:span text:style-name="T3">,</text:span>而是因為我為這些戰爭日夜所流的眼淚<text:span text:style-name="T3">.</text:span></text:p>
      <text:p text:style-name="P1"><text:span text:style-name="T1">陳真</text:span><text:s/>  |  2011.05.23 02:48   |   <text:a xlink:type="simple" xlink:href="http://palinfo.habago.org/Entry?Command=Information_PrintForum&amp;iPage=565#FORUM24231"><text:span text:style-name="T2">#</text:span></text:a></text:p>
      <text:p text:style-name="P2">智巽<text:span text:style-name="T3">,</text:span>你完全沒有妨礙過我的安寧啊<text:span text:style-name="T3">. <text:line-break/><text:line-break/></text:span>基本上<text:span text:style-name="T3">,</text:span>我是從不會背後說話的<text:span text:style-name="T3">; </text:span>我都會<text:span text:style-name="T3"><text:s/>"</text:span>直接<text:span text:style-name="T3">" </text:span>而且<text:span text:style-name="T3"><text:s/>"</text:span>當面<text:span text:style-name="T3">" </text:span>而且<text:span text:style-name="T3"><text:s/>"</text:span>再三<text:span text:style-name="T3">" </text:span>而且<text:span text:style-name="T3"><text:s/>"</text:span>很大聲<text:span text:style-name="T3">" </text:span>並且<text:span text:style-name="T3"><text:s/>"</text:span>十分強烈<text:span text:style-name="T3">" </text:span>地拜託妨礙安寧者能夠體諒董事長的每一天跟大家一樣都只有<text:span text:style-name="T3">24</text:span>小時<text:span text:style-name="T3">! </text:span>拜託他們不要以為我不用睡覺<text:span text:style-name="T3">,</text:span>不要以為我像星星一樣掛在天上啥事也不用幹<text:span text:style-name="T3">,</text:span>不要因為我沒有馬上如你所願就痛不欲生或憤怒發飆或以為我擺架子<text:span text:style-name="T3">.<text:line-break/><text:line-break/></text:span>所以<text:span text:style-name="T3">,</text:span>如果不曾被我這樣<text:span text:style-name="T3"><text:s/>"</text:span>直接<text:span text:style-name="T3">" </text:span>而且<text:span text:style-name="T3"><text:s/>"</text:span>當面<text:span text:style-name="T3">" </text:span>而且<text:span text:style-name="T3"><text:s/>"</text:span>再三<text:span text:style-name="T3">" </text:span>而且<text:span text:style-name="T3"><text:s/>"</text:span>很大聲<text:span text:style-name="T3">" </text:span>並且<text:span text:style-name="T3"><text:s/>"</text:span>十分強烈<text:span text:style-name="T3">" </text:span>地拜託過的人<text:span text:style-name="T3">,</text:span>那你就不屬於我在講的那種狀況<text:span text:style-name="T3">.<text:line-break/><text:line-break/></text:span>但我還是經常得每年至少要發表一次公開聲明<text:span text:style-name="T3">,</text:span>我回信回電或提供服務的速度很慢<text:span text:style-name="T3">. </text:span>以回信為例<text:span text:style-name="T3">,</text:span>經常是以月或年計算<text:span text:style-name="T3">. </text:span>但慢雖慢<text:span text:style-name="T3">,</text:span>這裏頭絕無刻意怠慢之意<text:span text:style-name="T3">.<text:line-break/><text:line-break/></text:span>聽過一個笑話<text:span text:style-name="T3">,</text:span>有個主人大宴賓客<text:span text:style-name="T3">,</text:span>但客人一直沒有來齊<text:span text:style-name="T3">,</text:span>他心急了於是就說<text:span text:style-name="T3">: "</text:span>怎麼該來的還沒來<text:span text:style-name="T3">?!" </text:span>已經來了正在啃瓜子等上菜的客人一聽<text:span text:style-name="T3">,</text:span>心想<text:span text:style-name="T3">: </text:span>媽咧個逼<text:span text:style-name="T3">,</text:span>你的意思是說我是不該來的嗎<text:span text:style-name="T3">? </text:span>於是翻桌走人<text:span text:style-name="T3">.<text:line-break/><text:line-break/></text:span>主人急了<text:span text:style-name="T3">,</text:span>於是又說<text:span text:style-name="T3">: "</text:span>我不是指你們啊<text:span text:style-name="T3">!" </text:span>那些沒有翻桌走人的一聽<text:span text:style-name="T3">: "</text:span>媽的<text:span text:style-name="T3">,</text:span>那你是在指我囉<text:span text:style-name="T3">!" </text:span>於是也跟著翻桌走人<text:span text:style-name="T3">. <text:line-break/><text:line-break/></text:span>主人很無奈<text:span text:style-name="T3">,</text:span>於是又說<text:span text:style-name="T3">: "</text:span>這下連不該走的也走了<text:span text:style-name="T3">!". </text:span>那些很有修養一直沒有走人的客人一聽<text:span text:style-name="T3">,</text:span>心想<text:span text:style-name="T3">:"</text:span>那你是在暗示說我該走囉<text:span text:style-name="T3">!?" </text:span>終於<text:span text:style-name="T3">,</text:span>客人全走光了<text:span text:style-name="T3">.<text:line-break/><text:line-break/></text:span>我的這類聲明也常常會有類似困境<text:span text:style-name="T3">. </text:span>但是<text:span text:style-name="T3">,</text:span>還好我有<text:span text:style-name="T3"><text:s/>"</text:span>當面<text:span text:style-name="T3">" </text:span>而非<text:span text:style-name="T3"><text:s/>"</text:span>背後<text:span text:style-name="T3">" </text:span>說人壞話的好習慣<text:span text:style-name="T3">,</text:span>所以<text:span text:style-name="T3">,</text:span>只要不曾被我<text:span text:style-name="T3"><text:s/>"</text:span>直接<text:span text:style-name="T3">" </text:span>而且<text:span text:style-name="T3"><text:s/>"</text:span>當面<text:span text:style-name="T3">" </text:span>而且<text:span text:style-name="T3"><text:s/>"</text:span>再三<text:span text:style-name="T3">" </text:span>而且<text:span text:style-name="T3"><text:s/>"</text:span>很大聲<text:span text:style-name="T3">" </text:span>並且<text:span text:style-name="T3"><text:s/>"</text:span>十分強烈<text:span text:style-name="T3">" </text:span>地拜託過的人<text:span text:style-name="T3">,</text:span>大可放一百二十個心<text:span text:style-name="T3">,</text:span>董事長並不是在指你<text:span text:style-name="T3">. </text:span>因為董事長不會暗指<text:span text:style-name="T3">,</text:span>只會明指<text:span text:style-name="T3">;</text:span>不會背後指<text:span text:style-name="T3">,</text:span>只會當面指<text:span text:style-name="T3">. <text:line-break/><text:line-break/></text:span>問題是<text:span text:style-name="T3">,</text:span>很多人似乎都還是很難體諒董事長一天也只有<text:span text:style-name="T3">24</text:span>小時的事實<text:span text:style-name="T3">. </text:span>比方說<text:span text:style-name="T3">,</text:span>很多人寫信來<text:span text:style-name="T3">,</text:span>我只要擱著兩天沒回音<text:span text:style-name="T3">,</text:span>對方馬上就可能出現難以預測的反彈或抱怨或催促或憤怒或心結或一哭二鬧三上吊等等<text:span text:style-name="T3">.<text:line-break/><text:line-break/></text:span>撇開這一切不談<text:span text:style-name="T3">,</text:span>我倒是很渴望有一天接到電話或<text:span text:style-name="T3">email,</text:span>竟是有人來通知我去領一筆鉅款或提供我任何好康或說<text:span text:style-name="T3"><text:s/>"</text:span>董事長你好棒我好愛你<text:span text:style-name="T3">". </text:span>可惜<text:span text:style-name="T3">,</text:span>渴望永遠是渴望<text:span text:style-name="T3">,</text:span>現實狀況卻是<text:span text:style-name="T3">: </text:span>電話響往往就跟警報響起一樣令人痛苦<text:span text:style-name="T3">.</text:span></text:p>
      <text:p text:style-name="P1"><text:span text:style-name="T1">智巽</text:span><text:s/>  |  2011.05.23 02:09   |   <text:a xlink:type="simple" xlink:href="http://palinfo.habago.org/Entry?Command=Information_PrintForum&amp;iPage=565#FORUM24227"><text:span text:style-name="T2">#</text:span></text:a></text:p>
      <text:p text:style-name="P3"><text:span text:style-name="T3">1. </text:span>我好像也是妨礙董事長安寧的禍首之ㄧ<text:span text:style-name="T3">...</text:span>真是抱歉<text:span text:style-name="T3">!<text:line-break/><text:line-break/>2. </text:span>藍教頭一開始是問<text:span text:style-name="T3">"</text:span>你們真的知道自己在幹麻嗎<text:span text:style-name="T3">?"</text:span>本來還以為可以在<text:span text:style-name="T3">"</text:span>事實<text:span text:style-name="T3">"</text:span>上作一些溝通<text:span text:style-name="T3">,</text:span>哪知道不管我說什麼他都說我是白痴<text:span text:style-name="T3">... </text:span>佑明跟我說不用跟他講英文<text:span text:style-name="T3">,</text:span>我是不想欺負外國人才跟他講英文<text:span text:style-name="T3">,</text:span>想不到他存心要譙我<text:span text:style-name="T3">!<text:line-break/><text:line-break/></text:span>其實我覺得應該多跟美國人談談<text:span text:style-name="T3">,</text:span>了解老百姓為什麼支持以色列的根本原因<text:span text:style-name="T3">. </text:span>還有大部分的以色列人到底為什麼可以同意殺害驅趕手無寸鐵的巴勒斯坦人<text:span text:style-name="T3">?<text:line-break/></text:span>我曾想到以色列從北走到南<text:span text:style-name="T3">,</text:span>看能不能勸說一些平民百姓放棄對巴人趕盡殺絕<text:span text:style-name="T3">,</text:span>給予別人生存的空間<text:span text:style-name="T3">.<text:line-break/></text:span>用想的比較快<text:span text:style-name="T3">,</text:span>要付諸行動<text:span text:style-name="T3">,</text:span>代價永遠會超出自己的想像<text:span text:style-name="T3">. </text:span>才碰到一點小事情就退怯了<text:span text:style-name="T3">! <text:line-break/><text:line-break/></text:span>但藍教頭這種事比鼻毛還小<text:span text:style-name="T3">,</text:span>嚇不了我的<text:span text:style-name="T3">!</text:span></text:p>
      <text:p text:style-name="P1"><text:span text:style-name="T1">陳真</text:span><text:s/>  |  2011.05.22 03:14   |   <text:a xlink:type="simple" xlink:href="http://palinfo.habago.org/Entry?Command=Information_PrintForum&amp;iPage=565#FORUM24215"><text:span text:style-name="T2">#</text:span></text:a></text:p>
      <text:p text:style-name="P2">現在改搭統聯<text:span text:style-name="T3">,</text:span>雖然往返一趟大約要十個小時的旅程<text:span text:style-name="T3">,</text:span>因此一早就得出門<text:span text:style-name="T3">,</text:span>回到家都已披星戴月<text:span text:style-name="T3">,</text:span>但台北台南來回一趟站樁卻能省下大約兩千元<text:span text:style-name="T3">. <text:line-break/><text:line-break/></text:span>前一晚忙到半夜十二點才下診<text:span text:style-name="T3">,</text:span>連續十幾小時沒吃東西<text:span text:style-name="T3">. </text:span>診所病患很少<text:span text:style-name="T3">,</text:span>不過才小貓兩三隻<text:span text:style-name="T3">,</text:span>收入連成本的三分之一都還不到<text:span text:style-name="T3">,</text:span>卻一樣忙到天昏地暗<text:span text:style-name="T3">. </text:span>半夜回到家<text:span text:style-name="T3">,</text:span>連吃飯的體力都沒了<text:span text:style-name="T3">,</text:span>倒頭便睡<text:span text:style-name="T3">,</text:span>不到一小時<text:span text:style-name="T3">,</text:span>又被電話吵醒<text:span text:style-name="T3">. <text:line-break/><text:line-break/></text:span>我真的超害怕手機或電話或<text:span text:style-name="T3"><text:s/>email</text:span>這種東西<text:span text:style-name="T3">,</text:span>潮水一般的來信<text:span text:style-name="T3">,</text:span>每天數以百計<text:span text:style-name="T3">,</text:span>而我一天頂多只回兩封信<text:span text:style-name="T3">,</text:span>畢竟我不是出生來寫信或寫公文的<text:span text:style-name="T3">.</text:span>照這速度<text:span text:style-name="T3">,</text:span>實在不可能回應外界這麼多熱情的呼喚<text:span text:style-name="T3">. <text:line-break/><text:line-break/></text:span>不管是電話或<text:span text:style-name="T3">email,</text:span>很少是好事<text:span text:style-name="T3">,</text:span>因此長年下來<text:span text:style-name="T3">,</text:span>看一些人的<text:span text:style-name="T3">email</text:span>之前經常要先深呼吸<text:span text:style-name="T3">,</text:span>不知道又有什麼可怕或令人厭惡的事發生了<text:span text:style-name="T3">. </text:span>而電話只要一響<text:span text:style-name="T3">,</text:span>更是恐怖<text:span text:style-name="T3">,</text:span>大概就像消防隊員聽到警報響那種感覺<text:span text:style-name="T3">,</text:span>總不會是通知你來領薪水或中大獎<text:span text:style-name="T3">.<text:line-break/><text:line-break/></text:span>董事長雖嚴重自閉<text:span text:style-name="T3">,</text:span>朋友卻非常多<text:span text:style-name="T3">,</text:span>若以一千個計算<text:span text:style-name="T3">,</text:span>每個月只要有百分之一的朋友求助<text:span text:style-name="T3">,</text:span>我就得忙翻天<text:span text:style-name="T3">,</text:span>其實就等於是一個服務處<text:span text:style-name="T3">,</text:span>差別只是在於我不是立法委員<text:span text:style-name="T3">. </text:span>人們若不是把我當成超人<text:span text:style-name="T3">,</text:span>就是以為我整天吃飽英英美代子<text:span text:style-name="T3">,</text:span>但事實上<text:span text:style-name="T3">,</text:span>我自己的長輩與親人的種種不幸<text:span text:style-name="T3">,</text:span>已經幾乎要耗掉我的所有生命和體力<text:span text:style-name="T3">. <text:line-break/><text:line-break/></text:span>陳真服務處服務項目眾多<text:span text:style-name="T3">,</text:span>包括幫人改論文改英文或打點關照提供各項醫療資源等<text:span text:style-name="T3">,</text:span>但這些都還是小<text:span text:style-name="T3">case. </text:span>真正讓人害怕的是那些不分晝夜打電話<text:span text:style-name="T3">,</text:span>動輒一哭二鬧三上吊的同事或朋友<text:span text:style-name="T3">. </text:span>並非我愛心指數低於常人<text:span text:style-name="T3">,</text:span>而是你實在很難用一種電話遙控的方式去幫忙別人的家務事或關照那麼多人分分秒秒起起伏伏的瑣碎情緒<text:span text:style-name="T3">.<text:line-break/><text:line-break/></text:span>生命本來就是一場悲劇<text:span text:style-name="T3">,</text:span>有必要天天為了家中成員彼此之間或朋友之間的一些雞毛蒜皮事哭天搶地嗎<text:span text:style-name="T3">? </text:span>我常覺得這些痛苦其實關於一種品性<text:span text:style-name="T3">. </text:span>你若不是太過於在乎自己<text:span text:style-name="T3">,</text:span>太看重自己<text:span text:style-name="T3">,</text:span>簡單說就是太自私<text:span text:style-name="T3">,</text:span>怎麼可能整個生命的痛苦好像就只是圍繞在你自己一人的無數雞毛蒜皮事之上<text:span text:style-name="T3">? <text:line-break/><text:line-break/></text:span>如果那麼一丁點小事都值得你三天兩頭便把一個遠方的朋友從極度疲憊的睡夢中挖起來強迫聆聽<text:span text:style-name="T3">,</text:span>那麼<text:span text:style-name="T3">,</text:span>像董事長這樣的身世遭遇<text:span text:style-name="T3">,</text:span>我看連地球都應停止轉動來聽我訴說那可悲的千年舊夢了<text:span text:style-name="T3">.<text:line-break/><text:line-break/></text:span>很多朋友大概以為精神科就是專門在處理這些事<text:span text:style-name="T3">,</text:span>但這全屬誤解<text:span text:style-name="T3">. </text:span>事關人生的悲歡<text:span text:style-name="T3">,</text:span>有誰能倖免<text:span text:style-name="T3">? </text:span>醫師只是治療你的疾病<text:span text:style-name="T3">,</text:span>而不是用什麼智慧來指引你的人生每一個步伐或幫你化解每一項瑣瑣碎碎的遭遇<text:span text:style-name="T3">,</text:span>更不可能安撫你分分秒秒無謂的情緒起伏<text:span text:style-name="T3">. <text:line-break/><text:line-break/></text:span>就算董事長智慧衝天灌頂<text:span text:style-name="T3">,</text:span>也不可能指引你的每一個腳步<text:span text:style-name="T3">. </text:span>董事長的煩惱不會比各位少<text:span text:style-name="T3">,</text:span>但我不覺得這些純屬個人的煩惱值得拿出來干擾任何一個人的睡眠或生活作息<text:span text:style-name="T3">.<text:line-break/><text:line-break/></text:span>人生的無數艱難我似乎都已能渡過或超越<text:span text:style-name="T3">,</text:span>但還剩最後一關我一直懷疑自己能渡過<text:span text:style-name="T3">. </text:span>這一關是哪關<text:span text:style-name="T3">,</text:span>等到有一天它真的發生了之後各位就能明白<text:span text:style-name="T3">. </text:span>但即便是這樣的難關<text:span text:style-name="T3">,</text:span>我也不覺得它值得如此哭喊<text:span text:style-name="T3">,</text:span>彷彿全世界都虧欠你似的<text:span text:style-name="T3">. <text:line-break/><text:line-break/></text:span>早上一上車就睡<text:span text:style-name="T3">,</text:span>睡睡醒醒中車上看到一名女大學生<text:span text:style-name="T3">(</text:span>只要是年輕人肯定是大學生<text:span text:style-name="T3">,</text:span>因為這年頭想要考不上大學必須有很高的天份才行<text:span text:style-name="T3">),</text:span>就坐在我右前方<text:span text:style-name="T3">,</text:span>拎著包包<text:span text:style-name="T3">,</text:span>裏頭似乎全是各項化粧道具<text:span text:style-name="T3">,</text:span>一下修指甲<text:span text:style-name="T3">,</text:span>一下剪眉毛<text:span text:style-name="T3">,</text:span>一下觀察臉上某個幽暗角落的一顆痘痘的潛在威脅<text:span text:style-name="T3">,</text:span>光是眉毛就從善化剪到斗南還在剪<text:span text:style-name="T3">. </text:span>我真想不通<text:span text:style-name="T3">,</text:span>怎麼會有人自私到如此關心自己的某根眉毛的長度或形狀<text:span text:style-name="T3">.<text:line-break/><text:line-break/></text:span>那女生不但一路化粧<text:span text:style-name="T3">,</text:span>而且一路自拍<text:span text:style-name="T3">. </text:span>常聽護士們說<text:span text:style-name="T3">,</text:span>由右上往下俯角四十五度將會製造錯覺<text:span text:style-name="T3">,</text:span>拍出最美的臉型和最大的眼睛<text:span text:style-name="T3">. </text:span>問題是<text:span text:style-name="T3">,</text:span>一個人長什麼樣就什麼樣<text:span text:style-name="T3">,</text:span>值得如此無微不至的關心嗎<text:span text:style-name="T3">? </text:span>一顆小痘痘值得如此牽腸掛肚嗎<text:span text:style-name="T3">? <text:line-break/><text:line-break/></text:span>我常想<text:span text:style-name="T3">,</text:span>如果這樣一種極度關注自己的熱情能拿出大約一千萬分之一用到公眾事務上<text:span text:style-name="T3">,</text:span>世界大同與世界和平老早就已實現<text:span text:style-name="T3">. </text:span>再說<text:span text:style-name="T3">,</text:span>當一個人對自己如此關注<text:span text:style-name="T3">,</text:span>關注到連這麼一些根本一點意義都沒有的東西也極度關注時<text:span text:style-name="T3">,</text:span>他或她還會美還會令人傾心嗎<text:span text:style-name="T3">?<text:line-break/><text:line-break/></text:span>話說今天的站樁<text:span text:style-name="T3">,</text:span>一共七龍一鳳<text:span text:style-name="T3">. </text:span>因為太累<text:span text:style-name="T3">,</text:span>加上得了一種眼皮如千斤重的怪病<text:span text:style-name="T3">,</text:span>所以一直都盡量閉目養神<text:span text:style-name="T3">. </text:span>如果我沒記錯<text:span text:style-name="T3">,</text:span>有個西方人<text:span text:style-name="T3">,</text:span>我猜是美國人<text:span text:style-name="T3">,</text:span>感覺似乎帶有目的性地靠近我們<text:span text:style-name="T3">. </text:span>他可能是看我閉著眼睛<text:span text:style-name="T3">,</text:span>所以沒找上我而找上站我旁邊的老斌<text:span text:style-name="T3">. </text:span>之後到底在吵什麼我就沒聽見了<text:span text:style-name="T3">,</text:span>只知道這個人一直在罵<text:span text:style-name="T3">,</text:span>罵完老斌又罵佑明智巽<text:span text:style-name="T3">,</text:span>一個一個罵過去<text:span text:style-name="T3">,</text:span>用英文罵一堆髒話<text:span text:style-name="T3">.<text:line-break/><text:line-break/></text:span>這讓我想起有一年<text:span text:style-name="T3">,</text:span>去法國參加<text:span text:style-name="T3">Emir Kusturica "</text:span>不抽煙樂團<text:span text:style-name="T3">" </text:span>的演唱會<text:span text:style-name="T3">. </text:span>在一輛公車上來了幾個美國女生<text:span text:style-name="T3">,</text:span>用英文嘰哩咕嚕問司機問題<text:span text:style-name="T3">.</text:span>司機用法文回答<text:span text:style-name="T3">. </text:span>那些美國女生竟然轉頭問旁邊的乘客<text:span text:style-name="T3">,</text:span>用不屑的手勢指著司機說<text:span text:style-name="T3">:"</text:span>這傢伙在講什麼<text:span text:style-name="T3">?",</text:span>那態度其實應該翻譯成<text:span text:style-name="T3"><text:s/>"'</text:span>這摳<text:span text:style-name="T3">"(</text:span>台語<text:span text:style-name="T3">)'</text:span>係咧講啥曉<text:span text:style-name="T3">" </text:span>比較合乎事實<text:span text:style-name="T3">. <text:line-break/><text:line-break/></text:span>各位不妨想一下<text:span text:style-name="T3">,</text:span>你會去英國用中文問英國人問題<text:span text:style-name="T3">,</text:span>然後對方用英文回答之後<text:span text:style-name="T3">,</text:span>你卻抓住另一個路人問說<text:span text:style-name="T3">:"</text:span>這摳係咧講啥曉<text:span text:style-name="T3">" </text:span>嗎<text:span text:style-name="T3">? </text:span>應該不會這樣吧<text:span text:style-name="T3">! </text:span>因為我們會尊重當地人的母語<text:span text:style-name="T3">,</text:span>我們不會以為大家都應該會講自己媽媽教的話<text:span text:style-name="T3">,</text:span>畢竟你的媽媽不是我的媽媽<text:span text:style-name="T3">. </text:span>我們更不會囂張到在別人的國家卻用自己的母語去罵人<text:span text:style-name="T3">,</text:span>更不會去罵一些根本沒有惹到你而只是靜靜站在那裡舉著反戰牌子的人<text:span text:style-name="T3">.<text:line-break/><text:line-break/></text:span>我回來跟學姐講這事<text:span text:style-name="T3">,</text:span>學姐覺得是有備而來而非路過<text:span text:style-name="T3">,</text:span>我想也是有此可能<text:span text:style-name="T3">,</text:span>畢竟自從我最近在立報寫了一些對於某個愛台灣的黨及其同路人以及美國略有不敬卻對於恐怖份子卻大表同情的文章之後<text:span text:style-name="T3">,</text:span>又開始遭到一些報應<text:span text:style-name="T3">,</text:span>例如深夜或清晨打手機騷擾威脅家人<text:span text:style-name="T3">,</text:span>裝神弄鬼的<text:span text:style-name="T3">.<text:line-break/><text:line-break/></text:span>這些事之相關性難以證實<text:span text:style-name="T3">,</text:span>但幾乎每次只要有這類文章<text:span text:style-name="T3">,</text:span>幾乎都會有類似的一些惡事或怪事發生<text:span text:style-name="T3">.<text:line-break/><text:line-break/></text:span>今天來叫囂的這位西方人<text:span text:style-name="T3">,</text:span>聽大家說<text:span text:style-name="T3">,</text:span>連<text:span text:style-name="T3">fuck</text:span>之類的髒話也罵<text:span text:style-name="T3">,</text:span>還罵些更難聽的例如藍教頭<text:span text:style-name="T3">(dickhead)</text:span>之類<text:span text:style-name="T3">. </text:span>而且還叫智巽<text:span text:style-name="T3"><text:s/>"</text:span>用屁股想一想<text:span text:style-name="T3">",</text:span>因為<text:span text:style-name="T3"><text:s/>"</text:span>我想你的屁股會比你的腦子更聰明<text:span text:style-name="T3">",</text:span>並說要拍照存證送上<text:span text:style-name="T3">facebook,</text:span>說要讓大家知道有這麼一些白癡在這裏反美反以色列<text:span text:style-name="T3">.<text:line-break/><text:line-break/></text:span>對於這類囂張的藍教頭<text:span text:style-name="T3">,</text:span>我是覺得無須與之做任何爭辯<text:span text:style-name="T3">,</text:span>以免藉故招來更進一步的肢體攻擊<text:span text:style-name="T3">;</text:span>要不就用贛林老木<text:span text:style-name="T3">(</text:span>我是說江西森林的古老樹木<text:span text:style-name="T3">)</text:span>來回應<text:span text:style-name="T3"><text:s/>fuck</text:span>或<text:span text:style-name="T3">dickhead. </text:span>而且<text:span text:style-name="T3">,</text:span>這就好像一個比方說以深綠為榮的北七<text:span text:style-name="T3">,</text:span>你要怎麼跟他辯<text:span text:style-name="T3">? <text:line-break/><text:line-break/></text:span>往後若遇到無法溝通的狀況或根本不是來溝通的藍教頭<text:span text:style-name="T3">,</text:span>就說我們是<text:span text:style-name="T3"><text:s/>"</text:span>靜<text:span text:style-name="T3">" </text:span>站活動<text:span text:style-name="T3">,</text:span>若有意見<text:span text:style-name="T3">,</text:span>歡迎留下連絡方法或來信指教<text:span text:style-name="T3">.<text:line-break/><text:line-break/></text:span>站樁活動雖然不會引起什麼波瀾<text:span text:style-name="T3">,</text:span>但引起一些藍教頭的睹爛卻是一定會有的<text:span text:style-name="T3">. </text:span>這些人可以對你有一些容忍<text:span text:style-name="T3">,</text:span>但當你的聲音逐漸起了一些作用或影響力時<text:span text:style-name="T3">,</text:span>對方的容忍度就也會隨之降低<text:span text:style-name="T3">. </text:span>所以<text:span text:style-name="T3">,</text:span>還是要小心一點比較好<text:span text:style-name="T3">. <text:line-break/><text:line-break/></text:span>每次我雖然都閉目養神<text:span text:style-name="T3">,</text:span>但也只是養神而沒有睡著<text:span text:style-name="T3">,</text:span>當有人靠得離我太近時<text:span text:style-name="T3">,</text:span>我都會立即有所警覺<text:span text:style-name="T3">,</text:span>以防萬一對方突然出手<text:span text:style-name="T3">,</text:span>特別是西方人更難預測<text:span text:style-name="T3">. </text:span>西方社會<text:span text:style-name="T3">,</text:span>特別是民主自由的美國和英國<text:span text:style-name="T3">,</text:span>很多那種具有暴力威脅的極右派<text:span text:style-name="T3">,</text:span>這些人接受愛美國或愛英國的愛國愛民族的教育太成功了<text:span text:style-name="T3">,</text:span>於是總覺得凡是沒有跟他們一樣愛某個國或一樣仰慕某個種族的都是敵人<text:span text:style-name="T3">.</text:span></text:p>
      <text:p text:style-name="P1"><text:span text:style-name="T1">秉叡</text:span><text:s/>  |  2011.05.21 11:58   |   <text:a xlink:type="simple" xlink:href="http://palinfo.habago.org/Entry?Command=Information_PrintForum&amp;iPage=565#FORUM24207"><text:span text:style-name="T2">#</text:span></text:a></text:p>
      <text:p text:style-name="P3">目前對於台灣政治最討厭的地方是，看來看去都是那兩個爛黨在那邊鬥來鬥去，而且就算知道他們爛，也沒用，因為沒有其他可靠的選擇。<text:span text:style-name="T3"><text:line-break/>================================================<text:line-break/></text:span>電線桿與殯儀館之間（陳文茜）<text:span text:style-name="T3"><text:line-break/>2011</text:span>年<text:span text:style-name="T3"><text:s/>05</text:span>月<text:span text:style-name="T3">21</text:span>日<text:span text:style-name="T3"><text:s/></text:span>該是體檢台灣民主制度的時候了。<text:span text:style-name="T3"><text:line-break/><text:line-break/>1992</text:span>年台灣第一次立院全額改選。二十年前的往事，如今看起來與中山樓雲霧一般虛無飄緲。但這是史上第一次台灣本地人，有權利選出代表台灣民意的國會議員；在此之前，多數立委皆為<text:span text:style-name="T3">1947</text:span>年大陸產生的。<text:span text:style-name="T3"> <text:line-break/><text:line-break/></text:span>台灣民主風起雲湧的年代，我們給了這些老立委相當羞辱的名稱「老賊」。著名的金寶山墓園，曾於報紙刊登半版廣告，呼籲老賊自動退職，墓園可打半折。廣告登出，轟動一時。<text:span text:style-name="T3"> <text:line-break/><text:line-break/></text:span>這些我們口中的老賊，除了正當性不足之外，並沒有想像中壞。例如《巨流河》作者齊邦媛父親齊世英先生，原籍東北遼寧；<text:span text:style-name="T3">1981</text:span>年我曾於立法院「棋樓」老會客室，見過他一眼。齊邦媛描述她幼年歲月是個無父的世界，兩歲時只驚鴻一瞥看到了父親。當日天下著雪，父親夜甫歸、凌晨又踏上逃亡之路。齊世英留德，按理說那個兵荒馬亂的中國，能逃就逃，能出國就沒人要回國。齊世英卻滿腔救國救民的新思想，不只從德國回了東北，還參與反軍閥張作霖的新軍。革命失敗後，瞬間前途似錦的青年成了亡命之徒；直至東北淪陷，在柏林習讀經濟哲學史的齊世英才參加國民黨，並與陳果夫、陳立夫共成<text:span text:style-name="T3">CC</text:span>派大將。<text:span text:style-name="T3">1949</text:span>年後齊世英來了台灣，成了我們日後口誅筆伐「老賊」中一員。但老賊不見得全沒骨氣；<text:span text:style-name="T3">1950</text:span>年蔣介石想當萬年總統不願下台，他以戰亂為名凍結《憲法》，「總統的任期不受限制」，案子送到立法院，<text:span text:style-name="T3">CC</text:span>派主導的立院將之退回；並發表聲明「只有民主才能救中國」。齊世英又倔又強，這一竿子人日後下場是被蔣介石開除國民黨籍。<text:span text:style-name="T3"> <text:line-break/><text:line-break/>90</text:span>年代實施國會全面改選的正當性聲浪，已顧不及個別齊世英等老立委的奉獻，凡好的壞的，通稱老賊。<text:span text:style-name="T3">1992</text:span>年新的立委誕生了，此後歷經數次修憲，立法院人數從<text:span text:style-name="T3">151</text:span>席增為<text:span text:style-name="T3">225</text:span>席、<text:span text:style-name="T3">2004</text:span>年國會席次減半後再降為<text:span text:style-name="T3">113</text:span>席。人數要增要減，主導修憲的人不為憲政品質，權力鬥爭說了算。<text:span text:style-name="T3"> <text:line-break/><text:line-break/></text:span>以<text:span text:style-name="T3">2004</text:span>年我親眼目睹的國會席次減半為例，立法院當時民進黨資深立委沈富雄已大聲疾呼不可。幾場公聽會憲政學者也預言改革國會，席次不是重點；單一選區的選區劃分，不分區席次比例增加，才能提升國會專業素質。<text:span text:style-name="T3"> <text:line-break/><text:line-break/></text:span>民粹大起專業倒下<text:span text:style-name="T3"><text:line-break/><text:line-break/></text:span>但偉大且神聖的林義雄發動民粹式的群眾，日日包圍立院；陳水扁為求<text:span text:style-name="T3">2004</text:span>勝選與子弟兵羅文嘉府院聯手叫囂<text:span text:style-name="T3">……</text:span>加上台灣幾位自認改革派政治記者，日日撰文呼籲「國會席次減半」；於是民粹大起，專業倒下，留給後代一部可悲的國會制度。<text:span text:style-name="T3"><text:line-break/><text:line-break/></text:span>已經實施兩屆了吧！立法院老職員們私下如此嘲笑，「走了老賊，來了新賊，再來了大笨賊」。現行制度下，立委選區比縣市議員還小，選民數等同里長。於是財經專業立委專事遷移電線桿，教育專業立委每日早晨站殯儀館鞠躬，國防外交立委轉型菜市場更新。在立法院還認真問政的，只是抵不過自己的良心。<text:span text:style-name="T3"><text:line-break/><text:line-break/></text:span>舉一個小例，<text:span text:style-name="T3">2002</text:span>年竹科已發生如今年乾旱缺水事件。當年我拿出石門水庫二月份水位紀錄，以及氣象局對乾旱的警告質詢水利署長黃金山，為何不在二月或三月初即休耕？黃署長本想逃避責任，後來看我一一出示資料，只好認了疏失，一度表態下台。黃署長地位崇高，他沒有真正下台的必要；但立委質詢據實資料可提醒官員一不小心，誰都可能疏漏犯錯。今年竹科發生相同的事，當年的副署長也是現任新北市祕書長陳伸賢視察板新水廠，內行批評水利署早應於今年二月做出休耕決策。水利署官員說了一堆搪塞之詞；沒有一個立委有時間為國家找真相；他們都在殯儀館拜票。<text:span text:style-name="T3"><text:line-break/><text:line-break/></text:span>朱鳳芝初選落敗，引發眾多惋惜。但她不會是唯一，只要制度不改，就算立委有年輕版齊世英，他也只能在殯儀館與電線桿之間，報國又報民。<text:span text:style-name="T3"> <text:line-break/><text:line-break/></text:span>作者為電視節目主持人<text:span text:style-name="T3"> <text:line-break/></text:span></text:p>
      <text:p text:style-name="P1"><text:span text:style-name="T1">秉叡</text:span><text:s/>  |  2011.05.18 09:19   |   <text:a xlink:type="simple" xlink:href="http://palinfo.habago.org/Entry?Command=Information_PrintForum&amp;iPage=565#FORUM24148"><text:span text:style-name="T2">#</text:span></text:a></text:p>
      <text:p text:style-name="P2">蘋論：馬政府不在乎言論自由<text:span text:style-name="T3"><text:line-break/>2011</text:span>年<text:span text:style-name="T3"><text:s/>05</text:span>月<text:span text:style-name="T3">18</text:span>日<text:span text:style-name="T3"><text:s/></text:span>立法院前天通過修訂《人民團體法》，刪除現行條文中「不得主張共產主義，不得分裂國土」的規定，是言論自由的進一步落實。但是，馬政府卻又不斷利用打手<text:span text:style-name="T3">NCC</text:span>（國家通訊傳播委員會）及其他方式限制新聞及言論自由，讓台灣的國際評比逐年倒退。到底哪個才是馬政府的真正原色？還要聽其言，觀其行。<text:span text:style-name="T3"><text:line-break/></text:span>民主化了十幾年，現在才修這條法，動作實在很慢。奇怪的是台灣共產黨早在<text:span text:style-name="T3">2008</text:span>年<text:span text:style-name="T3">7</text:span>月<text:span text:style-name="T3">30</text:span>日就經內政部合法核准成立；但直到前天才修法刪除不得主張共產主義的條文，那台共黨這幾年不是都違法嗎？既准許成立共黨，又違背《人團法》，這法律的時序是怎麼回事？自相矛盾，亂七八糟。<text:span text:style-name="T3"><text:line-break/><text:line-break/><text:line-break/></text:span>終於修法保障言論<text:span text:style-name="T3"><text:line-break/></text:span>民主理論家曾主張：政府什麼都不能做，除非法律准許；人民什麼都能做，除非法律禁止。人民的言論自由是天賦人權，政府如果限制就是違背憲法；憲法不准許政府限制人民言論自由，政府就不能。過去的政府不是憲政的產物，按執政者的好惡立法限制言論自由，是從根本侵害人權。<text:span text:style-name="T3">2008</text:span>年<text:span text:style-name="T3">6</text:span>月<text:span text:style-name="T3">20</text:span>日大法官發布釋字第<text:span text:style-name="T3">644</text:span>號釋憲，主張共產主義與分裂國土的政治言論，作為不准設立人民團體的理由已違反《憲法》保障人民結社自由與言論自由。這項釋憲精神一直到前天才落實為修訂法條，立法院的憊懶由此可見。<text:span text:style-name="T3"> <text:line-break/><text:line-break/><text:line-break/></text:span>真實反映管制心態<text:span text:style-name="T3"><text:line-break/></text:span>言論自由是一切自由的基礎。不但立法、司法都要對言論自由寸土必爭，行政部門更要把保護言論自由落實到最基層，讓民主成為生活的態度。可惜馬政府沒這個使命感，反而多方限制。例如南港高工學生貼文反六輕，主張環保，竟被主任教官扣以「鼓動學潮」的大帽子。這頂帽子在戒嚴時代是可以殺頭的。教官的威權心態完全不懂言論自由的可貴，是馬政府管制心態的真實反映。<text:span text:style-name="T3"> <text:line-break/><text:line-break/><text:line-break/></text:span>不續約新唐人惹議<text:span text:style-name="T3"><text:line-break/></text:span>中華電信將在今年<text:span text:style-name="T3">8</text:span>月衛星租約期滿後，不再與新唐人電視續約，背後動機是什麼耐人尋味。新唐人電視是中國海外民主人士所成立的，展現言論自由；但是中華電信隨便找個牽強的藉口就幹掉新唐人電視，難道不是扼殺中國人難得的言論自由平台？馬政府各部門對保障言論自由不認真，是因為國民黨長期執政從沒有言論不自由過，他們讓異議份子言論不自由，所以對言論自由的需求認識不深。<text:span text:style-name="T3"> </text:span></text:p>
      <text:p text:style-name="P1"><text:span text:style-name="T1">陳真</text:span><text:s/>  |  2011.05.17 00:24   |   <text:a xlink:type="simple" xlink:href="http://palinfo.habago.org/Entry?Command=Information_PrintForum&amp;iPage=565#FORUM24116"><text:span text:style-name="T2">#</text:span></text:a></text:p>
      <text:p text:style-name="P3">黨外期間<text:span text:style-name="T3">,</text:span>我接觸或認識或報導過許多政治犯<text:span text:style-name="T3">,</text:span>記得這麼一段真實的笑話<text:span text:style-name="T3">: </text:span>嫌犯跟法官喊冤說<text:span text:style-name="T3">,"</text:span>法官大人<text:span text:style-name="T3">,</text:span>我是無辜的呀<text:span text:style-name="T3">",</text:span>法官說<text:span text:style-name="T3">: "</text:span>我知道你是無辜的<text:span text:style-name="T3">,</text:span>所以才判你十年啊<text:span text:style-name="T3">,</text:span>你要是有罪早就把你槍斃了<text:span text:style-name="T3">!" <text:line-break/><text:line-break/></text:span>還有一個笑話<text:span text:style-name="T3">,</text:span>但這笑話跟上面這個笑話不一樣<text:span text:style-name="T3">,</text:span>這笑話應該是瞎掰的<text:span text:style-name="T3">: </text:span>國民黨當年反共反得很厲害<text:span text:style-name="T3">,</text:span>有一天<text:span text:style-name="T3">,</text:span>搜查到某人書架上有一本書<text:span text:style-name="T3">,</text:span>作者叫馬克吐溫<text:span text:style-name="T3">,</text:span>此人於是立即被捕<text:span text:style-name="T3">. </text:span>他覺得很無辜<text:span text:style-name="T3">,</text:span>馬克吐溫是美國幽默作家<text:span text:style-name="T3">,</text:span>這也不能讀嗎<text:span text:style-name="T3">? </text:span>檢察官說<text:span text:style-name="T3">,</text:span>只要有馬克的都不行<text:span text:style-name="T3">,</text:span>可能和馬克思有關係<text:span text:style-name="T3">.<text:line-break/><text:line-break/></text:span>感謝上帝<text:span text:style-name="T3">! </text:span>時代終於有了一點進步<text:span text:style-name="T3">!</text:span>但時代巨輪就算真的是個輪子<text:span text:style-name="T3">,</text:span>也得要有人持續推它才會動<text:span text:style-name="T3">,</text:span>否則隨時會<text:span text:style-name="T3"><text:s/>"</text:span>倒退噜<text:span text:style-name="T3">". </text:span>號稱民主自由的英國當然也不例外<text:span text:style-name="T3">. </text:span>許多荒唐事我都還一一記得<text:span text:style-name="T3">. </text:span>比方說<text:span text:style-name="T3">,</text:span>早在美國入侵伊拉克之前兩三年<text:span text:style-name="T3">,</text:span>幾次在倫敦的抗議伊拉克禁運活動<text:span text:style-name="T3">,</text:span>我們不但被鎮暴警察給團團圍住<text:span text:style-name="T3">,</text:span>連想要回家或想去附近上個廁所也不行<text:span text:style-name="T3">,</text:span>他就是要把你給圍到下班人潮過後才要放你走<text:span text:style-name="T3">,</text:span>彷彿你手上的標語只要一出現就會污染社會大眾純潔的心靈似的<text:span text:style-name="T3">. <text:line-break/><text:line-break/></text:span>同意放你走的時候<text:span text:style-name="T3">,</text:span>他還怕你突然改變心意又回頭聚集<text:span text:style-name="T3">,</text:span>所以他會在後面護送你確實離開犯罪現場<text:span text:style-name="T3">. </text:span>但有一些人被拘留了<text:span text:style-name="T3">,</text:span>原因是他們身上帶著<text:span text:style-name="T3"><text:s/>"</text:span>武器<text:span text:style-name="T3">",</text:span>所謂武器指的是什麼呢<text:span text:style-name="T3">? </text:span>牙刷<text:span text:style-name="T3">,</text:span>拐杖<text:span text:style-name="T3">,</text:span>原子筆<text:span text:style-name="T3">.<text:line-break/><text:line-break/></text:span>你一定以為我又在開玩笑<text:span text:style-name="T3">,</text:span>但我沒有<text:span text:style-name="T3">,</text:span>我說的全是事實<text:span text:style-name="T3">,</text:span>而且其中許多是我所親身經歷<text:span text:style-name="T3">. </text:span>如果你以為什麼老牌子民主國家一定自由得不得了<text:span text:style-name="T3">,</text:span>那你真是好萊塢電影看太多了<text:span text:style-name="T3">.<text:line-break/><text:line-break/></text:span>比方說<text:span text:style-name="T3">,</text:span>就在三年前<text:span text:style-name="T3">,</text:span>兩個諾丁漢大學的研究生和教職員<text:span text:style-name="T3">,</text:span>因為研究主題是有關恐怖主義<text:span text:style-name="T3">,</text:span>特別是這學生<text:span text:style-name="T3">,</text:span>很用功<text:span text:style-name="T3">.</text:span>有一天<text:span text:style-name="T3">,</text:span>這兩人卻被校外反恐情報單位給逮捕<text:span text:style-name="T3">,</text:span>失蹤審問了六天<text:span text:style-name="T3">. </text:span>密報者原來就是校方主管<text:span text:style-name="T3">. </text:span>逮捕他們的原因是因為在他們的電腦中發現底下這兩篇學術論文以及一篇基地組織的訓練手冊<text:span text:style-name="T3">. <text:line-break/><text:line-break/></text:span>這兩篇文章<text:span text:style-name="T3">,</text:span>來自有名或極為有名<text:span text:style-name="T3">(</text:span>因為連我這外行人都聽過<text:span text:style-name="T3">)</text:span>的國際關係學術期刊<text:span text:style-name="T3">,</text:span>這三篇文章<text:span text:style-name="T3">(</text:span>包括基地組織的訓練手冊<text:span text:style-name="T3">),</text:span>全是從該校圖書館取得<text:span text:style-name="T3">.<text:line-break/><text:line-break/></text:span>很好笑吧<text:span text:style-name="T3">,</text:span>一個研究生<text:span text:style-name="T3">,</text:span>挑燈夜讀寫論文<text:span text:style-name="T3">,</text:span>到自己學校圖書館找資料<text:span text:style-name="T3">,</text:span>回到宿舍卻被捕<text:span text:style-name="T3">.</text:span>不但逮捕<text:span text:style-name="T3">,</text:span>英國內政部還對外宣稱這是一起<text:span text:style-name="T3"><text:s/>"</text:span>重大恐怖事件<text:span text:style-name="T3">",</text:span>幸好政府英明<text:span text:style-name="T3">,</text:span>事先破獲<text:span text:style-name="T3">. <text:line-break/><text:line-break/></text:span>後來知道搞烏龍<text:span text:style-name="T3">,</text:span>情治單位偷偷把他們兩人放了<text:span text:style-name="T3">,</text:span>希望別驚動社會輿論<text:span text:style-name="T3">,</text:span>但學校仍然不放過他們<text:span text:style-name="T3">,</text:span>企圖把這學生退學<text:span text:style-name="T3">,</text:span>後來他只好離開諾丁漢到他校繼續就讀博士<text:span text:style-name="T3">. <text:line-break/><text:line-break/></text:span>事情還沒結束<text:span text:style-name="T3">,</text:span>這學生的老師之一是個研究恐怖主義的專家<text:span text:style-name="T3">,</text:span>之前任教於倫敦大學<text:span text:style-name="T3">. </text:span>他曾經從軍十年<text:span text:style-name="T3">,</text:span>部隊中負責的業務就是反恐<text:span text:style-name="T3">. </text:span>這樣一個反恐的老師看不過去<text:span text:style-name="T3">,</text:span>就把這事源源本本寫成一篇論文<text:span text:style-name="T3">,</text:span>登在某個學術網站上<text:span text:style-name="T3">,</text:span>做為一種反恐反恐越反越恐的教材<text:span text:style-name="T3">,</text:span>沒想到校方立即把他解職<text:span text:style-name="T3">.<text:line-break/><text:line-break/></text:span>就在上禮拜上<text:span text:style-name="T3">,</text:span>包括<text:span text:style-name="T3">Chomsky</text:span>在內七十幾個各國學者<text:span text:style-name="T3">,</text:span>連署了一封信<text:span text:style-name="T3">,</text:span>要求諾丁漢大學應立即讓這位老師復職<text:span text:style-name="T3">.<text:line-break/><text:line-break/></text:span>整個事件之相關資訊<text:span text:style-name="T3">,</text:span>請參閱我偶而會去看一下的一個網站<text:span text:style-name="T3">:<text:line-break/><text:line-break/>http://www.indymedia.org.uk/en/2011/05/479494.html<text:line-break/><text:line-break/></text:span>這個故事告訴我們<text:span text:style-name="T3">,</text:span>不義之事從來都不可能自動消失<text:span text:style-name="T3">,</text:span>就好像骯髒的地板不會因為你的心願而自動變乾淨一樣<text:span text:style-name="T3">;</text:span>而且<text:span text:style-name="T3">,</text:span>剛弄乾淨的地板<text:span text:style-name="T3">,</text:span>只要稍一不留神<text:span text:style-name="T3">,</text:span>馬上又會髒掉<text:span text:style-name="T3">. <text:line-break/><text:line-break/></text:span>底下是那三篇入人於罪的文章<text:span text:style-name="T3">,</text:span>奉勸各位最好不要下載<text:span text:style-name="T3">,</text:span>特別是那些居住在<text:span text:style-name="T3"><text:s/>"</text:span>西方民主陣營<text:span text:style-name="T3">" </text:span>的人<text:span text:style-name="T3">,</text:span>尤其是像董事長這樣膚色略為黝黑看起來像來自中東的人<text:span text:style-name="T3">,</text:span>更是千萬不要下載<text:span text:style-name="T3">,</text:span>不要閱讀<text:span text:style-name="T3">,</text:span>也不要告訴別人說董事長有告訴你這件事<text:span text:style-name="T3">. </text:span>你若不信<text:span text:style-name="T3">,</text:span>萬一出了事<text:span text:style-name="T3">,</text:span>別說我沒事先警告<text:span text:style-name="T3">.<text:line-break/><text:line-break/>a) P. Gordon, “The end of Bush</text:span><text:span text:style-name="T4">‟</text:span><text:span text:style-name="T3">s revolution”, Foreign Affairs, Vol. 85, No. 4 (2006), pp. 75-86 (Foreign Affairs is a US based, world-renowned, political journal).<text:line-break/><text:line-break/>b) Q. Witorowicz and J. Katner, “Killing in the name of Islam: al Qaeda</text:span><text:span text:style-name="T4">‟</text:span><text:span text:style-name="T3">s justification for September 11</text:span><text:span text:style-name="T4">‟</text:span><text:span text:style-name="T3">, Middle East Policy Council Journal, 2003, Vol. 10, No. 2, pp. 76-92 <text:line-break/><text:line-break/>c) “Al-Qaeda Training Manual”, US Government Exhibit 1677-T (declassified), Federation of American Scientists (http://www.fas.org/irp/world/para/aqmanual.pdf).<text:line-break/><text:line-break/></text:span>陳真<text:span text:style-name="T3"><text:s/>2011 05. 16.</text:span></text:p>
      <text:p text:style-name="P1"><text:span text:style-name="T1">陳真</text:span><text:s/>  |  2011.05.16 17:39   |   <text:a xlink:type="simple" xlink:href="http://palinfo.habago.org/Entry?Command=Information_PrintForum&amp;iPage=565#FORUM24108"><text:span text:style-name="T2">#</text:span></text:a></text:p>
      <text:p text:style-name="P2">這是法新社昨天的新聞<text:span text:style-name="T3">,</text:span>我相信伊朗當局所講的那些話<text:span text:style-name="T3">.<text:line-break/><text:line-break/></text:span>美國絕對不可能不留活口而馬上殺了賓拉登<text:span text:style-name="T3">;</text:span>一定會先酷刑拷打取得各種資訊之後再殺人滅屍<text:span text:style-name="T3">. </text:span>所以<text:span text:style-name="T3">,</text:span>那棟什麼豪宅絕對不可能是第一現場<text:span text:style-name="T3">,</text:span>美國公布的那張歐巴馬與一群美國人渣政客的什麼同步觀影合照也只是一張唬人用的劇照<text:span text:style-name="T3">.<text:line-break/><text:line-break/></text:span>陳真<text:span text:style-name="T3"><text:line-break/><text:line-break/>==============<text:line-break/></text:span>伊朗：老賓死前<text:span text:style-name="T3"><text:s/></text:span>早已是美囚犯<text:span text:style-name="T3"><text:line-break/></text:span>更新日期<text:span text:style-name="T3">:2011/05/16 15:35 </text:span>楊盈<text:span text:style-name="T3"> <text:line-break/><text:line-break/></text:span>（法新社德黑蘭<text:span text:style-name="T3">15</text:span>日電）<text:span text:style-name="T3"><text:s/></text:span>伊朗總統艾馬丹加（<text:span text:style-name="T3">Mahmoud Ahmadinejad</text:span>）今天表示，蓋達組織（<text:span text:style-name="T3">Al-Qaeda</text:span>）創立人賓拉登（<text:span text:style-name="T3">Osama bin Laden</text:span>）在被美軍狙殺之前「一段時間」，早已是美國拘押的階下囚。<text:span text:style-name="T3"><text:line-break/><text:line-break/></text:span>立場強硬的艾馬丹加接受伊朗國營電視台現場訪問時表示：「我有確切資訊，賓拉登曾被美軍拘禁一段時間<text:span text:style-name="T3">... </text:span>直到他被美軍所殺的那天，都是他們的階下囚。」<text:span text:style-name="T3"><text:line-break/><text:line-break/></text:span>艾馬丹加補充：「請注意，這很重要。他已經落入他們手中一段時間。他們讓他生病，然後在他病中殺了他。」<text:span text:style-name="T3"><text:line-break/><text:line-break/></text:span>他指控美國總統歐巴馬（<text:span text:style-name="T3">Barack Obama</text:span>），為了「政治利益」，宣布蓋達組織首腦賓拉登的死訊。<text:span text:style-name="T3"><text:line-break/><text:line-break/></text:span>艾馬丹加表示：「美國總統的所作所為，都是為了國內的政治利益。換句話說，他們是為了歐巴馬先生的選舉而殺了賓拉登，而現在他們希望拿另<text:span text:style-name="T3">1</text:span>個人取代他。」他沒有進一步說明。<text:span text:style-name="T3"><text:line-break/><text:line-break/></text:span>什葉派的伊朗向來將遜尼派的蓋達組織視為極度激進的團體，而且是威脅到伊朗國家安全的反什葉派組織。但是伊朗經常批評美國領導的西方部隊駐軍阿富汗，表示他們是在阻止阿富汗談判解決衝突。（譯者：中央社楊盈）</text:p>
      <text:p text:style-name="P4"/>
      <text:p text:style-name="P1"><text:span text:style-name="T1">陳真</text:span><text:s/>  |  2011.05.16 17:08   |   <text:a xlink:type="simple" xlink:href="http://palinfo.habago.org/Entry?Command=Information_PrintForum&amp;iPage=566#FORUM24105"><text:span text:style-name="T2">#</text:span></text:a></text:p>
      <text:p text:style-name="P2"><text:span text:style-name="T3">(</text:span>續<text:span text:style-name="T3">)<text:line-break/><text:line-break/></text:span>抹黑<text:span text:style-name="T3">,</text:span>或者說廣告<text:span text:style-name="T3">,</text:span>厲害之處並不是在於純粹捏造一樁事實<text:span text:style-name="T3">,</text:span>因為特定事實一旦被否證<text:span text:style-name="T3">,</text:span>廣告就破功了<text:span text:style-name="T3">. </text:span>厲害之處在於透過某種文字或非文字性<text:span text:style-name="T3"><text:s/>"</text:span>修辭<text:span text:style-name="T3">",</text:span>就像拍電影或寫詩寫小說一樣<text:span text:style-name="T3">,</text:span>透過真真假假的細節篩選與特定排列組合<text:span text:style-name="T3">,</text:span>藉以呈現作者意圖<text:span text:style-name="T3">. </text:span>表面上好像什麼也沒說<text:span text:style-name="T3">,</text:span>但其實他想說的一切都已經在不知不覺中說了<text:span text:style-name="T3">,</text:span>製造了一種他所欲傳達的形象<text:span text:style-name="T3">. <text:line-break/><text:line-break/></text:span>基本上<text:span text:style-name="T3">,</text:span>只要會說話會寫字<text:span text:style-name="T3">,</text:span>只要不是透過心領神會而是透過某種表達方式<text:span text:style-name="T3">,</text:span>就脫離不了廣告本質<text:span text:style-name="T3">. </text:span>既然大家都是廣告中人<text:span text:style-name="T3">,</text:span>差別或許只是在於心態與手段的正當性<text:span text:style-name="T3">. </text:span>卑劣者例如國家或政客或其支持者<text:span text:style-name="T3">,</text:span>會故意用一些真真假假捕風捉影的方式<text:span text:style-name="T3">,</text:span>訴諸大量修辭而非大量事實<text:span text:style-name="T3">,</text:span>曖曖昧昧製造一種純屬人為刻意建構的爭議性與卑劣感<text:span text:style-name="T3">.<text:line-break/><text:line-break/></text:span>像底下這位匿名林啥小的混蛋<text:span text:style-name="T3">,</text:span>他講一堆蠢話<text:span text:style-name="T3">,</text:span>表面上好像在關心什麼弱勢者之無人聞問<text:span text:style-name="T3">,</text:span>其實是要藉以對比公務員加薪之<text:span text:style-name="T3"><text:s/>"</text:span>優渥<text:span text:style-name="T3">",</text:span>而公務員幾乎等於外省人<text:span text:style-name="T3">,</text:span>所以結論是外省人吃咱台灣人夠夠<text:span text:style-name="T3">,</text:span>欺負我們台灣人<text:span text:style-name="T3">!<text:line-break/><text:line-break/></text:span>然後進一步暗示大家<text:span text:style-name="T3">: </text:span>董事長之前是國立大學附設醫院的醫師<text:span text:style-name="T3">,</text:span>學姐是國立大學教授<text:span text:style-name="T3">,</text:span>都是公務員<text:span text:style-name="T3">,</text:span>而馬英九這回要給公務員加薪<text:span text:style-name="T3">3%,</text:span>以學姐薪水來講<text:span text:style-name="T3">,</text:span>加薪<text:span text:style-name="T3"><text:s/>3% </text:span>就是一個月加兩千<text:span text:style-name="T3">. </text:span>於是<text:span text:style-name="T3">,</text:span>董事長和學姐的真面目揭穿了<text:span text:style-name="T3">!!! </text:span>原來學姐是馬英九圖利外省人的加薪政策之既得利益者<text:span text:style-name="T3">,</text:span>難怪他們不敢反對馬英九<text:span text:style-name="T3">,</text:span>顯然是國民黨的同路人<text:span text:style-name="T3">.<text:line-break/><text:line-break/></text:span>也許你會覺得這樣一些論證實在很蠢<text:span text:style-name="T3">,</text:span>但你打開電視看看那些什麼大話或鳥話新聞<text:span text:style-name="T3">,</text:span>言論內容不就都是這樣一種水平嗎<text:span text:style-name="T3">? </text:span>也許你會覺得這麼蠢的一種人身攻擊能有什麼用<text:span text:style-name="T3">? </text:span>只要數量夠多<text:span text:style-name="T3">,</text:span>它當然有用<text:span text:style-name="T3">,</text:span>它可以製造一種爭議性<text:span text:style-name="T3">,</text:span>好像你真的很有爭議似的<text:span text:style-name="T3">. <text:line-break/><text:line-break/></text:span>只要爭議感一產生<text:span text:style-name="T3">,</text:span>卑劣感就會隨之而來<text:span text:style-name="T3">,</text:span>於是大家就會開始對你的人品或能力在不知不覺中產生懷疑<text:span text:style-name="T3">. </text:span>他不需要你真的相信被攻擊者是個壞人<text:span text:style-name="T3">,</text:span>他只要你對他開始產生懷疑便已達到目的<text:span text:style-name="T3">,</text:span>進而對其所作所為或言論抱持著不信任的態度或鄙視或忽視其應有的重要性與嚴肅性<text:span text:style-name="T3">.</text:span></text:p>
      <text:p text:style-name="P1"><text:span text:style-name="T1">陳真</text:span><text:s/>  |  2011.05.16 14:37   |   <text:a xlink:type="simple" xlink:href="http://palinfo.habago.org/Entry?Command=Information_PrintForum&amp;iPage=566#FORUM24099"><text:span text:style-name="T2">#</text:span></text:a></text:p>
      <text:p text:style-name="P3">有人不相信美國這麼離譜，怎麼連中槍位置也要講得如此不堪，而且反反覆覆，還說找到什麼威而剛，問說是不是我在開玩笑損美國自己瞎掰，所以我找出剪報給大家看。今天又有消息說原來賓拉登整天窩在家裏、手裏拿著遙控器是看<text:span text:style-name="T3">A</text:span>片啦。可能過兩天就會說原來道貌岸然的賓拉登整天都在召妓買春啦。<text:span text:style-name="T3"><text:line-break/><text:line-break/></text:span>這種抹黑技術看起來都是專業級的，就跟廣告是一樣的原理，透過某種文字修辭、影像畫面角度、傳聞、敘述，點點滴滴在言而不宣中製造出一種他所想要達到的形象塑造。<text:span text:style-name="T3"><text:line-break/><text:line-break/></text:span>台灣人對此應該也很內行才對，特別是勇敢的什麼的<text:span text:style-name="T3"><text:s/>“</text:span>那個黨<text:span text:style-name="T3">”</text:span>，更是此中高手。<text:span text:style-name="T3"><text:line-break/><text:line-break/></text:span>陳真<text:span text:style-name="T3"><text:line-break/><text:line-break/>=============<text:line-break/></text:span>美參議員︰賓拉登「內褲下面」也中兩槍<text:span text:style-name="T3"> <text:line-break/><text:line-break/>NOWnews </text:span>今日新聞網<text:span text:style-name="T3"> <text:line-break/><text:line-break/>http://www.nownews.com/2011/05/13/545-2712185.htm#ixzz1D3MNtXOp<text:line-break/><text:line-break/></text:span>美國國會參議院軍事委員會成員英霍夫（<text:span text:style-name="T3">James Inhofe</text:span>）看到賓拉登的<text:span text:style-name="T3">15</text:span>張屍體照片，據他描述，一枚子彈擊中賓拉登左眼上方，打碎部分頭骨後從耳朵飛出，而且下體也中槍。<text:span text:style-name="T3"> <text:line-break/><text:line-break/></text:span>《中新網》報導，英霍夫是第一位看到賓拉登屍體照的共和黨議員，這位來自俄克拉荷馬州的議員還透露，賓拉登在海豹突擊隊到達大約<text:span text:style-name="T3">20</text:span>分鐘後被擊斃，從照片中看，他的下體也中了槍。<text:span text:style-name="T3"> <text:line-break/><text:line-break/></text:span>他總共看到<text:span text:style-name="T3">15</text:span>張照片。其中<text:span text:style-name="T3">9</text:span>張是在擊斃賓拉登的現場拍攝；<text:span text:style-name="T3">3</text:span>張拍攝於卡爾文森號航空母艦上，屍體當時正準備入海；另外<text:span text:style-name="T3">3</text:span>張則是賓拉登生前照片，用於比對和確認身份。<text:span text:style-name="T3"> <text:line-break/><text:line-break/></text:span>英霍夫描述，「一枚子彈擊中賓拉登左眼上方，打碎部分頭骨後從耳朵飛出，當然也有可能是從耳朵進入然後從眼眶飛出，總之這一槍導致賓拉登的腦漿從眼眶噴射出來，看上去相當恐怖！」<text:span text:style-name="T3"> <text:line-break/><text:line-break/></text:span>他補充說，「賓拉登的鬍子比想像中短，而且比以前更顯斑白。照片還顯示，他不止頭部中槍，我們暫且這麼說，他的『內褲下面』也中了兩槍。」英霍夫認為，至少有兩張照片應該公之於眾，那是兩張美軍正在清理賓拉登屍體的照片，民眾一看就能辨別出他就是賓拉登。<text:span text:style-name="T3"><text:line-break/><text:line-break/>===============<text:line-break/></text:span>美官員爆：賓拉登住處搜出大量<text:span text:style-name="T3">A</text:span>片<text:span text:style-name="T3"><text:line-break/><text:line-break/></text:span>東森新聞<text:span text:style-name="T3"><text:line-break/></text:span>更新日期<text:span text:style-name="T3">:2011/05/15 11:19 <text:line-break/><text:line-break/></text:span>蓋達組織首腦賓拉登<text:span text:style-name="T3">2</text:span>號被美軍擊斃後，生活秘辛開始慢慢曝光，傳出有美國官員透露，美軍突襲賓拉登位在巴基斯坦的住所時，赫然發現大量色情影片，再度引發爭議。<text:span text:style-name="T3"><text:line-break/><text:line-break/></text:span>從美軍公佈的賓拉登生前最後影像中，昏暗的小房間內，賓拉登戴著毛帽，披著毛毯，手拿遙控器，全神貫注盯著小電視，到底在看什麼引發外界好奇，賓拉登有可能是在看<text:span text:style-name="T3">A</text:span>片嗎？有美國官員匿名爆料，美軍在賓拉登住所內，搜出的大批情資中，赫然發現五花八門的色情影片。<text:span text:style-name="T3"><text:line-break/><text:line-break/></text:span>不過賓拉登的住所沒有網路，若真有色情影片，這些影片又是怎麼進入大宅的，美軍懷疑，可能是由賓拉登親信偷渡進來，也有美國官員認為，這些色情影片不單純，可能內含了機密資訊，一切得待<text:span text:style-name="T3">CIA</text:span>中情局破解才能得知。<text:span text:style-name="T3"><text:line-break/><text:line-break/></text:span>賓拉登大宅藏有<text:span text:style-name="T3">A</text:span>片的消息傳出後，立刻引發網友質疑，美國想藉此打擊賓拉登在支持者心目中的尊貴形象，因為賓拉登曾經發表反對歧視女性的談話，熟悉蓋達組織的反恐官員，卻向媒體透露，在過去對伊斯蘭好戰份子的突襲行動中，搜出<text:span text:style-name="T3">A</text:span>片並不是什麼稀奇事，種種謠言說法，為賓拉登之死再添話題。<text:span text:style-name="T3"><text:line-break/><text:line-break/>================== <text:line-break/></text:span>狙擊賓拉登／破神話？　美稱賓拉登住所搜出成人片<text:span text:style-name="T3"><text:line-break/>TVBS<text:line-break/></text:span>更新日期<text:span text:style-name="T3">:2011/05/14 19:17 <text:line-break/><text:line-break/></text:span>賓拉登在部份伊斯蘭世界中，被認為是個堅信真主阿拉的人物。不過根據路透社獨家報導，美國方面聲稱，海豹特種部隊在賓拉登住所裡，搜出大量的成人影片，還說賓拉登服用「天然威而剛」強身。雖然美軍不願證實成人影片是從哪個房間搜出來，也不知道賓拉登有沒有看過這些影片，不過美國似乎有意無意，想要戳破賓拉登神話。<text:span text:style-name="T3"><text:line-break/><text:line-break/></text:span>聚精會神的賓拉登，直盯著小小的電視機瞧。在美軍提供的影片裡，賓拉登看的是自己的影像，不過平常的賓拉登，可能沒這麼正經八百。<text:span text:style-name="T3"><text:line-break/><text:line-break/></text:span>路透社獨家報導，美軍在賓拉登藏身處，搜到相當大量的成人影片，還發現賓拉登可能服用「天然威而剛」，也就是野生燕麥糖漿。美方雖然無法確認，這就是賓拉登的收藏，不過公開賓拉登家裡藏成人影片這件事，似乎想打擊賓拉登在伊斯蘭激進派中的領袖形象。<text:span text:style-name="T3">CNN</text:span>記者：「情報單位說，他們終於有機會審問賓拉登<text:span text:style-name="T3">3</text:span>個遺孀。」<text:span text:style-name="T3"><text:line-break/><text:line-break/></text:span>為了深入瞭解賓拉登，美方已經開始審問<text:span text:style-name="T3">3</text:span>位和他同居的妻子。不過到目前為止美軍收穫不多，倒是知道賓拉登大享齊人之福，根本沒有準備逃難計畫，更沒想到美軍會打進來。<text:span text:style-name="T3"><text:line-break/><text:line-break/></text:span>賓拉登死後，他的住所有聖地化的趨勢，越來越多民眾聚集，想一窺豪宅面貌。巴國民眾：「我們嘗試靠近豪宅，守衛卻說不能靠近，因為他們說的是巴基斯坦語，所以應該是巴基斯坦人，不是美軍。」<text:span text:style-name="T3"><text:line-break/><text:line-break/></text:span>只是巴基斯坦政府說，他們考慮拆掉住宅，讓一切塵歸塵、土歸土。</text:p>
      <text:p text:style-name="P1"><text:span text:style-name="T1">陳真</text:span><text:s/>  |  2011.05.16 04:15   |   <text:a xlink:type="simple" xlink:href="http://palinfo.habago.org/Entry?Command=Information_PrintForum&amp;iPage=566#FORUM24091"><text:span text:style-name="T2">#</text:span></text:a></text:p>
      <text:p text:style-name="P2">我想<text:span text:style-name="T3">,</text:span>會批評達賴的人<text:span text:style-name="T3">,</text:span>並不是期待他發出高尚言論期待落空因而批評<text:span text:style-name="T3">,</text:span>而是批評其道德上的種種不一致<text:span text:style-name="T3">. </text:span>比方說他針對賓拉登之事說<text:span text:style-name="T3">,"</text:span>有些<text:span text:style-name="T3">(</text:span>惡劣<text:span text:style-name="T3">)</text:span>行為該反制就要反制<text:span text:style-name="T3">." </text:span>問題是<text:span text:style-name="T3">,</text:span>賓拉登之所為不就是在對於美國的惡行進行反制<text:span text:style-name="T3">. </text:span>你總不能因為他反制輸了就說他活該<text:span text:style-name="T3">.</text:span>是非對錯畢竟不是看誰的拳頭大或看誰的分貝高<text:span text:style-name="T3">,</text:span>更不是勝敗論英雄<text:span text:style-name="T3">.<text:line-break/><text:line-break/></text:span>至於達賴其身份<text:span text:style-name="T3">,</text:span>當然也存在著不一致<text:span text:style-name="T3">. </text:span>簡單說<text:span text:style-name="T3">,</text:span>你要清高空靈<text:span text:style-name="T3">,</text:span>那就請你專心去講和尚的話<text:span text:style-name="T3">,</text:span>而不要一下出世一下入世<text:span text:style-name="T3">,</text:span>一下當裁判<text:span text:style-name="T3">,</text:span>一下又變成球員下場踢球<text:span text:style-name="T3">,</text:span>這樣我們真的會精神分裂<text:span text:style-name="T3">! </text:span>更不要當一個凡事幾乎一面倒向某個球隊的裁判<text:span text:style-name="T3">. </text:span>我想<text:span text:style-name="T3">,</text:span>人們對之有所批評並不是期待他講出什麼高尚的話<text:span text:style-name="T3">,</text:span>而只是希望他言語思維應有其基本的一致性<text:span text:style-name="T3">.<text:line-break/><text:line-break/></text:span>其實我並不認為達賴有意學政客講話<text:span text:style-name="T3">,</text:span>我不認為他是那樣的人<text:span text:style-name="T3">,</text:span>我依然認為他品格高尚<text:span text:style-name="T3">,</text:span>用心單純<text:span text:style-name="T3">. </text:span>我只是認為他根本不知道自己犯了什麼樣的錯<text:span text:style-name="T3">,</text:span>或者是他可能認為這樣一種不一致並無傷大雅<text:span text:style-name="T3">,</text:span>畢竟面對著小蝦米鬥大鯨魚<text:span text:style-name="T3">,</text:span>或許很難認清小蝦米體型雖小<text:span text:style-name="T3">,</text:span>道德地位卻大過大鯨魚<text:span text:style-name="T3">. <text:line-break/><text:line-break/></text:span>但我們一般往往會覺得<text:span text:style-name="T3"><text:s/>"</text:span>理<text:span text:style-name="T3">" </text:span>字肯定是站在體態曼妙光鮮亮麗的這一方<text:span text:style-name="T3">.</text:span>我敢說<text:span text:style-name="T3">,</text:span>賓拉登今天要是擁有著某種火星人層級的超高科技武器<text:span text:style-name="T3">,</text:span>主導著地球七成的軍火市場<text:span text:style-name="T3">,</text:span>而且擁有著由無數名校名車名模名醫名什麼碗糕以及各大獎項所組成的一個跟月亮差不多一樣大的帝國<text:span text:style-name="T3">,</text:span>控制著人們食衣住行的各個層面<text:span text:style-name="T3">,</text:span>那麼<text:span text:style-name="T3">,</text:span>達賴所要<text:span text:style-name="T3"><text:s/>"</text:span>反制<text:span text:style-name="T3">" </text:span>或<text:span text:style-name="T3"><text:s/>"</text:span>憐憫<text:span text:style-name="T3">" </text:span>的對象將會是美國這個<text:span text:style-name="T3"><text:s/>"</text:span>恐怖份子的巢穴<text:span text:style-name="T3">" </text:span>及其成員<text:span text:style-name="T3">. <text:line-break/><text:line-break/></text:span>萬一其領導人被殺<text:span text:style-name="T3">,</text:span>媒體就會說<text:span text:style-name="T3">: </text:span>歐巴馬這個世上最大恐怖組織的<text:span text:style-name="T3"><text:s/>"</text:span>魔頭<text:span text:style-name="T3">" </text:span>終於被賓拉登的精銳武裝部隊所<text:span text:style-name="T3"><text:s/>"</text:span>擊斃<text:span text:style-name="T3">,</text:span>歐巴馬這個犯罪家族的多位成員也一併被<text:span text:style-name="T3"><text:s/>"</text:span>殲滅<text:span text:style-name="T3">". </text:span>然後會開始興奮地介紹大家認識賓拉登的精銳武裝部隊如何個精銳法<text:span text:style-name="T3">,</text:span>同時也對歐巴馬這個恐怖魔頭任意進行各種抹黑與嘲弄<text:span text:style-name="T3">.<text:line-break/><text:line-break/></text:span>前些日子在立報寫了一系列的文章叫<text:span text:style-name="T3"><text:s/>"</text:span>科學義和團<text:span text:style-name="T3">",</text:span>批評洪蘭的許多荒腔走板近乎迷信的所謂<text:span text:style-name="T3"><text:s/>"</text:span>科學<text:span text:style-name="T3">" </text:span>想法<text:span text:style-name="T3">. </text:span>這系列已經寫到好像編號<text:span text:style-name="T3"><text:s/>8 </text:span>了<text:span text:style-name="T3">,</text:span>但我後面倉庫其實還有很多<text:span text:style-name="T3">,</text:span>寫到編號<text:span text:style-name="T3"><text:s/>80 </text:span>都沒問題<text:span text:style-name="T3">. <text:line-break/><text:line-break/></text:span>有人因此叫我手下留情<text:span text:style-name="T3">,</text:span>說人家洪蘭也是一番好意<text:span text:style-name="T3">,</text:span>但我又不是批評她改革社會的好意<text:span text:style-name="T3">,</text:span>我只是批評她的想法之矛盾百出荒腔走板<text:span text:style-name="T3">. <text:line-break/><text:line-break/></text:span>我說<text:span text:style-name="T3">,</text:span>我沒讓人當做笑柄就不錯了<text:span text:style-name="T3">,</text:span>哪還有本事給人留什麼情<text:span text:style-name="T3">? </text:span>你以為台灣人真的會在乎什麼是非對錯或有能力判斷是非對錯嗎<text:span text:style-name="T3">? </text:span>當然不會<text:span text:style-name="T3">! </text:span>台灣人是看誰的頭銜高或地位權勢驚人就相信誰<text:span text:style-name="T3">. </text:span>相較於洪蘭洪大教授<text:span text:style-name="T3">,</text:span>我沒讓人給看笑話就不錯了<text:span text:style-name="T3">,</text:span>怎麼給人手下留情<text:span text:style-name="T3">? <text:line-break/><text:line-break/></text:span>毫無疑問<text:span text:style-name="T3">,</text:span>我只會傷了自己的前途<text:span text:style-name="T3">(</text:span>還好我已經沒有前途可傷了<text:span text:style-name="T3">),</text:span>哪能傷得了人家名教授一分一毫<text:span text:style-name="T3">? </text:span>我也不相信有幾個人會真的相信我講的比較有道理一萬倍<text:span text:style-name="T3">.<text:line-break/><text:line-break/></text:span>當然<text:span text:style-name="T3">, </text:span>即便是註定這樣的下場<text:span text:style-name="T3">,</text:span>我也從來都不會因為註定要打一場穩輸的仗而因此害怕拿起武器<text:span text:style-name="T3">; </text:span>畢竟我還相信著時間<text:span text:style-name="T3">,</text:span>相信著死亡<text:span text:style-name="T3">. </text:span>時間能去除種種迷障<text:span text:style-name="T3">,</text:span>死亡足以沉澱許多偏見<text:span text:style-name="T3">,</text:span>是非美醜總有分清高下的一天<text:span text:style-name="T3">.</text:span></text:p>
      <text:p text:style-name="P1"><text:span text:style-name="T1">秉叡</text:span><text:s/>  |  2011.05.16 00:41   |   <text:a xlink:type="simple" xlink:href="http://palinfo.habago.org/Entry?Command=Information_PrintForum&amp;iPage=566#FORUM24087"><text:span text:style-name="T2">#</text:span></text:a></text:p>
      <text:p text:style-name="P3">關於達賴喇嘛的言論，我認為不能忽略它的政治角色﹝西藏流亡政府的領導人﹞，換句話說，他的一舉一動免不了會帶有某種程度的政治動機，既然如此，就不必期待他的言論會有多麼高尚，也可以理解他的親美態度﹝敵人的敵人就是朋友﹞</text:p>
      <text:p text:style-name="P1"><text:span text:style-name="T1">鄭啟承</text:span><text:s/>  |  2011.05.16 00:37   |   <text:a xlink:type="simple" xlink:href="http://palinfo.habago.org/Entry?Command=Information_PrintForum&amp;iPage=566#FORUM24086"><text:span text:style-name="T2">#</text:span></text:a></text:p>
      <text:p text:style-name="P2">賓拉登之死亡不管是否屬實<text:span text:style-name="T3">(</text:span>我一開始不相信，但現在慢慢覺得可能是真的，但我不相信一切現有媒體所報導其死亡的過程<text:span text:style-name="T3">)</text:span>，這消息出現在台灣真的讓人很痛苦。稍有接觸過一點點點國際訊息且有判斷能力之人，聽到這消息理應心往下沉，不管我們認不認同以暴制暴的想法，賓拉登與其組織與美國相比，仍然是令人尊敬的一方，至少以各種有形武器及無形媒體之殺傷力相比，願如以卵擊石般對抗美國之不義是勇敢象徵。但在台灣這呆瓜社會，這消息卻成為一種興奮劑、一種聊天八掛，一種笑話靈感來源，彷彿他是個小丑是個智障、是個無時不刻想傷害別人最後被人像用蒼蠅拍打死的害蟲一樣。<text:span text:style-name="T3"><text:line-break/><text:line-break/></text:span>對我來說，活在台灣最讓人感到痛苦的事，就是你的許多朋友平常交往談話看來正常善良，一副聰明伶利樣，但一談到某些理應嚴肅以對、多花些腦筋思考一下再說出口的話題，卻一下子好像變成白痴一樣，講出一堆讓人聽了神經會打結的蠢話，有時聽到差點不能呼吸，只好趕快轉移話題或是找個藉口迴避一下<text:span text:style-name="T3">(</text:span>通常我會我想尿尿<text:span text:style-name="T3">)</text:span>，不然真的讓人很痛苦。你實在不想看到你的朋友像個蠢蛋一樣，但你卻也不敢得罪對方，畢竟朋友一場難得，我朋友已經夠少了。<text:span text:style-name="T3"><text:line-break/><text:line-break/></text:span>台灣人有種喜歡恃強凌弱、欺負別人的劣根性，一旦體形身材長像有些優勢或是社經地位比較高了，馬上得意起來，無時不刻想展現出來，見到<text:span text:style-name="T3">(</text:span>他認為<text:span text:style-name="T3">)</text:span>比不上他的對象，各種有形無形的欺壓嘲弄好像忍都忍不住一樣，一定要朝對方宣洩一下才痛快。英美主流的那套價值似乎剛好完全對上台灣人這種民族性，我們就像小寶寶喝奶不用教一樣，到口就希哩呼嚕呑下了去，連咀嚼也不用了。別說咀嚼，我看消化也不用了，這毒奶看來挺對台灣人胃口，什麼人道民主人權恐怖份子一堆精美速食包裝概念，想也不用想，喝下去是奶，拉出來也全是奶。常看週圍許多人學西方人講話那調調，三不五時就要落幾句英語，故作文明模樣，看了實在想可笑<text:span text:style-name="T3"><text:s/>(</text:span>一個人是小留學生或週遊列國或出過國念書或只是有錢出國遊玩，明眼人一眼就看出其中差別了不是嗎<text:span text:style-name="T3">? </text:span>裝模作樣有什麼用呢<text:span text:style-name="T3">?)<text:line-break/><text:line-break/></text:span>但我指的都是所謂台灣的讀書人，所謂菁英。沒念過什麼書的工人郵差販夫走足不在此列，他們只是缺乏資訊和思考環境。菁英什麼都不缺，但缺乏一種良善態度。菁英基本上都是一樣的，比如台大裡認識一些朋友常喜歡把反美反戰掛在口邊，但我長久觀察後發現他們和那些捧美捧英，敵視恐怖份子的人骨子裡並沒有什麼兩樣，多的只是更多虛榮，他們是為了顯示自己與他人不同，顯示其品味想法比別人更「高」一層而「故意」去反美反戰或是故意捧賓拉登或捧<text:span text:style-name="T3">Che</text:span>這類人物，將之視為什麼反叛反思反資本等等象徵，以彰顯其思維或血液溫度與常人不同。但我長久觀察發現其身體裡之賀爾蒙都是同一類，大概屬台灣特有吧，一種躁動、一種急欲踩在別人頭上、急欲展現自己的慾望。不知道是不是因為這塊土地總之被人統治，台灣人讓人感覺非常自卑。<text:span text:style-name="T3"><text:line-break/><text:line-break/></text:span>而且說什麼反美或支持賓拉登也都是說假的，仔細觀察他們的生活方式或金錢觀常發現一個比一個還美式還資本，實在很怪異，若出國留過學那嘴臉就更糟了。你當然可以一面反對資本消費反美，卻一面在生活上仍然進行消費、一面到美國讀書，那一點都不衝突，但你怎麼可能一面反這個反那個講得好大聲，一面卻在言行之中展現出完全偏向你所反的那邊的態度<text:span text:style-name="T3">? </text:span>比如說我有朋友常喜歡說美國很可惡啦如何如何，可是卻對能到美國讀書吸收主流思想、或接受美國主流獎項、或交個美國英國朋友用同樣的口音手勢措詞、或像好來塢電影裡常習慣對待別人的那一套講話口吻習慣感到自豪<text:span text:style-name="T3">? </text:span>實在很不老實。我真是很不會掩飾自己，看到朋友出現這種蠢樣常常我就忍不住發出呵呵乾笑，然後就不說話了，久了人家以為我很呆很笨或是很自我中心很不喜歡與人互動，但難道我要在朋友面前戳破他們的蠢樣嗎<text:span text:style-name="T3">? </text:span>台灣人不管再怎麼好的朋友我是不敢得罪的，因為台灣人的面子傷不起，你傷一次朋友的面子就做不成朋友了。<text:span text:style-name="T3"><text:line-break/><text:line-break/></text:span>活在這種環境代表你是沒有什麼自由的，你無法自然表達你內心真正想法而不受到誤解或報應。<text:span text:style-name="T3">911</text:span>發生那年，我不只一次和週遭朋友說我覺得美國很活該，說我挺佩服賓拉登<text:span text:style-name="T3">(</text:span>現在我不會這麼說，因為我覺得<text:span text:style-name="T3">911</text:span>可能根本不是賓拉登幹的<text:span text:style-name="T3">)</text:span>，但幾乎每次說出口我就馬上後悔了，因為聽的人通常根本不相信有人會站在<text:span text:style-name="T3">"</text:span>恐怖份子<text:span text:style-name="T3">"</text:span>那邊，覺得你是個怪人，投以奇怪眼光，開始用各種方式嘲弄你或找你麻煩。更可怕是對方如果是個菁英聽了反而很興奮，覺得你品味有到，有資格和他談論，那真的是讓人後悔不已，想把嘴巴封起來。<text:span text:style-name="T3"><text:line-break/><text:line-break/></text:span>所以後來我都不敢和人家說我反美反什麼，無論對方是哪種熱血反應，通常都讓我心涼了半截。</text:p>
      <text:p text:style-name="P1"><text:span text:style-name="T1">陳真</text:span><text:s/>  |  2011.05.15 21:49   |   <text:a xlink:type="simple" xlink:href="http://palinfo.habago.org/Entry?Command=Information_PrintForum&amp;iPage=566#FORUM24083"><text:span text:style-name="T2">#</text:span></text:a></text:p>
      <text:p text:style-name="P3">達賴改口一次<text:span text:style-name="T3">,</text:span>但是<text:span text:style-name="T3">,</text:span>才短短不到兩周<text:span text:style-name="T3">,</text:span>美國的官方說法已經針對每項細節改口<text:span text:style-name="T3"><text:s/>N</text:span>次<text:span text:style-name="T3">! </text:span>比方說<text:span text:style-name="T3">,</text:span>原本說<text:span text:style-name="T3"><text:s/>"</text:span>雙方激烈槍戰<text:span text:style-name="T3">",</text:span>連超科技的最新直昇機都被打下一架<text:span text:style-name="T3">. </text:span>後來說<text:span text:style-name="T3">,</text:span>沒有啦<text:span text:style-name="T3">,</text:span>只是略為開火一下而已啦<text:span text:style-name="T3">,</text:span>後來又說<text:span text:style-name="T3">,</text:span>賓拉登手無寸鐵<text:span text:style-name="T3">. </text:span>這兩天<text:span text:style-name="T3">,</text:span>巴基斯坦官方則表明<text:span text:style-name="T3">,</text:span>美軍所指稱的賓拉登住宅<text:span text:style-name="T3">,</text:span>始終沒有對美軍打出一發子彈<text:span text:style-name="T3">. <text:line-break/><text:line-break/></text:span>因為改口得太離譜<text:span text:style-name="T3">,</text:span>幾乎每幾小時就換一種說法<text:span text:style-name="T3">,</text:span>搞到連白宮發言人自己也說一頭霧水<text:span text:style-name="T3">. </text:span>但他仍然堅持那是因為美國一直努力要告訴大家真相<text:span text:style-name="T3">,</text:span>以致於每天開會看這真相要怎麼呈現<text:span text:style-name="T3">. </text:span>聽起來倒像是好萊塢在開劇本會議<text:span text:style-name="T3">,</text:span>大家討論要如何打造出票房最佳最符合利益的<text:span text:style-name="T3"><text:s/>"</text:span>真相<text:span text:style-name="T3">".<text:line-break/><text:line-break/></text:span>就連賓拉登被槍打中的位置<text:span text:style-name="T3">,</text:span>也不斷改變說法<text:span text:style-name="T3">.</text:span>一下前胸<text:span text:style-name="T3">,</text:span>一下腦袋<text:span text:style-name="T3">,</text:span>現在大概覺得光這樣講不足以損其威風<text:span text:style-name="T3">,</text:span>於是最新官方說法連小弟弟也打爛了<text:span text:style-name="T3">. </text:span>然後還偷偷告訴大家喔<text:span text:style-name="T3">,</text:span>賓拉登<text:span text:style-name="T3">(</text:span>裝潢看起來跟我家差不多的<text:span text:style-name="T3">) "</text:span>豪宅<text:span text:style-name="T3">" </text:span>裏<text:span text:style-name="T3">,</text:span>藏有一大堆天然的威而剛喔<text:span text:style-name="T3">(</text:span>大陸叫偉哥<text:span text:style-name="T3">). </text:span>還說什麼賓拉登有時出門還男扮女裝呢<text:span text:style-name="T3">.<text:line-break/><text:line-break/></text:span>我現在已經不再半夜盯著電視看什麼白宮記者會<text:span text:style-name="T3">,</text:span>與兒戲無異<text:span text:style-name="T3">.</text:span>但我仍然還是常想著賓拉登究竟死了沒<text:span text:style-name="T3">? </text:span>我想我若是他<text:span text:style-name="T3">,</text:span>當我知道我遲早會面臨前有追兵後無退路的困境時<text:span text:style-name="T3">,</text:span>我一定會隨身準備一些毒藥<text:span text:style-name="T3">,</text:span>就像鄭南榕自焚那樣<text:span text:style-name="T3">,</text:span>與其落入敵人手中遭受羞辱<text:span text:style-name="T3">,</text:span>不如自我了斷<text:span text:style-name="T3">.<text:line-break/><text:line-break/></text:span>陳真<text:span text:style-name="T3"><text:line-break/><text:line-break/>===============<text:line-break/></text:span>賓拉登之死一再修改　美方歸咎於戰爭迷霧<text:span text:style-name="T3"><text:line-break/><text:line-break/></text:span>吳增煌<text:span text:style-name="T3"><text:line-break/>2011</text:span>年<text:span text:style-name="T3">5</text:span>月<text:span text:style-name="T3">5</text:span>日<text:span text:style-name="T3"><text:s/>10:35<text:line-break/><text:line-break/></text:span>當年<text:span text:style-name="T3">911</text:span>事件發生後，賓拉登在電視公布的錄影帶中宣稱，「直到不信神的軍隊全部撤出穆罕默德的土地之前，美國將永無寧日」。<text:span text:style-name="T3">(</text:span>圖／達志影像／美聯社<text:span text:style-name="T3">) <text:line-break/><text:line-break/></text:span>國際中心／綜合報導<text:span text:style-name="T3"> <text:line-break/><text:line-break/></text:span>蓋達組織領導人賓拉登被殺當時手無寸鐵！美國政府一再修改有關狙殺過程的說法，一度坦承連自己也「感到困惑」的白宮發言人，將這些錯誤歸因為「戰爭迷霧」，認為政府一直希望能盡快釋出更多消息。<text:span text:style-name="T3"> <text:line-break/><text:line-break/></text:span>白宮一直修改有關賓拉登被狙殺現場真相的說法，之前曾說賓拉登當時手持<text:span text:style-name="T3">AK-47</text:span>步槍，還抓起他的一名妻子當人牆擋子彈，結果女子不幸被殺。但是，白宮秘書卡尼<text:span text:style-name="T3">3</text:span>日晚承認，海豹特種部隊突襲賓拉登位於巴國阿伯塔巴德的豪宅時，槍口下的賓拉登根本手無寸鐵。現場目擊他被射殺的，有他的<text:span text:style-name="T3">12</text:span>歲女兒和最年輕的<text:span text:style-name="T3">27</text:span>歲妻子阿默<text:span text:style-name="T3">(Amal Al-Sadah)</text:span>。阿默當時想衝上前搶奪突擊隊的槍，結果被擊語小腿受傷，但沒有被射殺。<text:span text:style-name="T3"> <text:line-break/><text:line-break/></text:span>另一名同意談論版本不斷修正問題的官員表示，政府對於太快公布細節導致後來必須修正的做法並不後悔，執行狙擊任務的美國海軍海豹部隊（<text:span text:style-name="T3">Navy SEALs</text:span>）前兩天進行深入匯報，導致一些任務細節必須修正。<text:span text:style-name="T3"> <text:line-break/><text:line-break/></text:span>這位官員說，「對於這起最具影響力事件，有必要讓各界了解相關訊息。我們採取額外步驟，試圖解讀美國政府這次最具敏感性任務，以滿足這項需求。」「大家是想獲得消息或更快取得？這些內容總會經過修正，以及時方式處理消息，顯示出政府真誠的努力。」<text:span text:style-name="T3"> <text:line-break/><text:line-break/></text:span>政府立場也贏得共和黨參議員馬侃（<text:span text:style-name="T3">John McCain</text:span>），即總統歐巴馬<text:span text:style-name="T3">2008</text:span>年大選對手的支持，他說突襲行動的時間和過程修正，不會對美國信譽造成影響。馬侃表示，他不會擔心，任何人試圖貶低他們能夠達成的成就，坦率說，因小失大。<text:span text:style-name="T3"><text:line-break/><text:line-break/></text:span>原文網址<text:span text:style-name="T3">: </text:span>賓拉登之死一再修改　美方歸咎於戰爭迷霧<text:span text:style-name="T3"><text:s/>| </text:span>頭條新聞<text:span text:style-name="T3"><text:s/>| NOWnews </text:span>今日新聞網<text:span text:style-name="T3"><text:s/>http://www.nownews.com/2011/05/05/11490-2710042.htm#ixzz1MQ6hnVhV</text:span></text:p>
      <text:p text:style-name="P1"><text:span text:style-name="T1">陳真</text:span><text:s/>  |  2011.05.15 21:29   |   <text:a xlink:type="simple" xlink:href="http://palinfo.habago.org/Entry?Command=Information_PrintForum&amp;iPage=566#FORUM24081"><text:span text:style-name="T2">#</text:span></text:a></text:p>
      <text:p text:style-name="P2">達賴又改口了<text:span text:style-name="T3">,</text:span>說賓拉登死<text:span text:style-name="T3">,</text:span>他粉難過<text:span text:style-name="T3">. </text:span>布希如果被槍打得稀巴爛<text:span text:style-name="T3">,</text:span>一家被滅門被酷刑<text:span text:style-name="T3">,</text:span>我肯定也會感到<text:span text:style-name="T3"><text:s/>"</text:span>難過<text:span text:style-name="T3">",</text:span>但是<text:span text:style-name="T3">,</text:span>重要的不是你一時一刻的情緒狀態<text:span text:style-name="T3">,</text:span>而是情緒背後有關是非美醜的思維<text:span text:style-name="T3">,</text:span>簡單說就是意識形態<text:span text:style-name="T3">.<text:line-break/><text:line-break/></text:span>如果背後這樣一些思維有意無意講得朦朦朧朧<text:span text:style-name="T3">,</text:span>彷彿我們的思維果真一片透明<text:span text:style-name="T3">,</text:span>不偏不倚騎在牆上似的<text:span text:style-name="T3">,</text:span>那麼<text:span text:style-name="T3">,</text:span>達賴大可直接宣佈說<text:span text:style-name="T3">,"</text:span>只要有人死掉<text:span text:style-name="T3">,</text:span>我都很難過<text:span text:style-name="T3">." </text:span>但這其實等於一句唬人的空話<text:span text:style-name="T3">,</text:span>因為分分秒秒都有人有生命消失或消滅<text:span text:style-name="T3">,</text:span>那不如乾脆宣佈說<text:span text:style-name="T3">: "</text:span>本人只要活著<text:span text:style-name="T3">,</text:span>分分秒秒都很難過<text:span text:style-name="T3">!"<text:line-break/><text:line-break/></text:span>很多自我感覺良好的北七<text:span text:style-name="T3">,</text:span>總喜歡批評別人有著意識形態<text:span text:style-name="T3">,</text:span>但我很納悶<text:span text:style-name="T3">,</text:span>除非是植物人或屍體或是神<text:span text:style-name="T3">,</text:span>否則世上怎麼可能有著一種思維或觀點是全知全能徹底超越時空而不帶有任何意識形態的<text:span text:style-name="T3">? </text:span>那就好像西方人很喜歡說別人是有色人種<text:span text:style-name="T3">,</text:span>可是<text:span text:style-name="T3">,</text:span>白色難道不也是顏色之一<text:span text:style-name="T3">,</text:span>難道白色是透明的<text:span text:style-name="T3">? <text:line-break/><text:line-break/></text:span>企圖掩飾意識形態只是自欺欺人<text:span text:style-name="T3">,</text:span>以為自己沒有意識形態更是愚不可及<text:span text:style-name="T3">.</text:span>擁有意識形態就好像我們擁有膚色一樣<text:span text:style-name="T3">,</text:span>純屬必然<text:span text:style-name="T3">,</text:span>除非你以為自己是透明人或植物人<text:span text:style-name="T3">. </text:span>擁有意識形態並沒有任何問題<text:span text:style-name="T3">.</text:span>問題不是出在<text:span text:style-name="T3"><text:s/>"</text:span>擁有<text:span text:style-name="T3">",</text:span>而是出在意識形態本身智能上的合理性<text:span text:style-name="T3">,</text:span>更是出在推展意識形態的手段之道德性<text:span text:style-name="T3">.<text:line-break/><text:line-break/></text:span>達賴的問題就出在他明明有著某種<text:span text:style-name="T3">(</text:span>極其主流的<text:span text:style-name="T3">)</text:span>意識形態<text:span text:style-name="T3">,</text:span>但他卻想迴避之<text:span text:style-name="T3">. </text:span>迴避當然也可以<text:span text:style-name="T3">,</text:span>問題是<text:span text:style-name="T3">,</text:span>你不可能一方面要迴避<text:span text:style-name="T3">,</text:span>一方面又要提出觀點做出評價<text:span text:style-name="T3">.</text:span>當你要評價某種人事物或某種觀念時<text:span text:style-name="T3">,</text:span>你當然得有個價值體系做為一種衡量是非美醜的參考架構或標準<text:span text:style-name="T3">(criteria),</text:span>這東西就是意識形態<text:span text:style-name="T3">.<text:line-break/><text:line-break/></text:span>當然<text:span text:style-name="T3">,</text:span>我也很希望我們可以像神一樣<text:span text:style-name="T3">,</text:span>超越時空<text:span text:style-name="T3">,</text:span>跑到世界的<text:span text:style-name="T3"><text:s/>"</text:span>外面<text:span text:style-name="T3">" </text:span>來不偏不倚看著世界<text:span text:style-name="T3">,seeing without knowing,</text:span>光看而不思索<text:span text:style-name="T3">,</text:span>便能知曉一切<text:span text:style-name="T3">,</text:span>然後如維根斯坦所說<text:span text:style-name="T3"><text:s/>"</text:span>任世界如其所是<text:span text:style-name="T3">(leave the world as it is)".<text:line-break/><text:line-break/></text:span>這樣的一種<text:span text:style-name="T3"><text:s/>Tractarian </text:span>境界當然很好<text:span text:style-name="T3">,</text:span>但就如維根斯坦所說<text:span text:style-name="T3">: </text:span>這只是胡說八道<text:span text:style-name="T3">,</text:span>凡是了解我的人就知道我講的這一切都沒有意義<text:span text:style-name="T3">.<text:line-break/><text:line-break/></text:span>簡單說就是<text:span text:style-name="T3">,</text:span>我們不可能不帶任何評價地做出評價<text:span text:style-name="T3">. </text:span>那是神才辦得到吧<text:span text:style-name="T3">!</text:span>達賴雖是活佛<text:span text:style-name="T3">,</text:span>但我並沒有在他身上看到這樣的神性<text:span text:style-name="T3">,</text:span>反倒是越來越看他像個明星<text:span text:style-name="T3">,</text:span>心地比較好的一種明星<text:span text:style-name="T3">.<text:line-break/><text:line-break/></text:span>陳真<text:span text:style-name="T3"><text:line-break/>==============<text:line-break/>http://www.nownews.com/2011/05/13/91-2712299.htm#ixzz1MQ8oRnEx<text:line-break/><text:line-break/></text:span>美狙殺賓拉登　達賴改口：與海珊被絞刑同感難過<text:span text:style-name="T3"><text:line-break/><text:line-break/></text:span>吳增煌<text:span text:style-name="T3"><text:line-break/>2011</text:span>年<text:span text:style-name="T3">5</text:span>月<text:span text:style-name="T3">13</text:span>日<text:span text:style-name="T3"><text:s/>17:14<text:line-break/><text:line-break/></text:span>國際中心／綜合報導<text:span text:style-name="T3"> <text:line-break/><text:line-break/></text:span>西藏精神領袖達賴喇嘛（<text:span text:style-name="T3">Dalai Lama</text:span>）今天（<text:span text:style-name="T3">13</text:span>日）改口表示，他對美國突擊部隊狙殺賓拉登一事，感到相當難過，並把這件事和伊拉克獨裁者海珊（<text:span text:style-name="T3">Saddam Hussein</text:span>）在<text:span text:style-name="T3">2006</text:span>年被處以絞刑相比。<text:span text:style-name="T3">3</text:span>日他在美國南加大（<text:span text:style-name="T3">USC</text:span>）大學演講時才說，「應該採取對策時，就該採取對策。」意指美國的作法為正當、有理。<text:span text:style-name="T3"> <text:line-break/><text:line-break/></text:span>達賴喇嘛在新澤西州（<text:span text:style-name="T3">New Jersey</text:span>）一場記者會上說，「我覺得相當難過」，「我認為這是錯誤的，就像海珊被處以絞刑時，我同樣感到相當難過。」達賴喇嘛這番話，似乎和他上週在洛杉磯（<text:span text:style-name="T3">Los Angeles</text:span>）的發言牴觸，當時他說賓拉登罪有應得。<text:span text:style-name="T3"> <text:line-break/><text:line-break/></text:span>當時洛杉磯時報報導，達賴喇嘛盡量避免殺生，「當我心情好，而且沒有傳染瘧疾的危險時」，他連蚊子都不太打。他被要求對賓拉登死訊發表想法時表示，「身為人類，賓拉登也許值得同情及原諒」，「但原諒不代表忘記曾經發生過的事情」，「如果事態嚴重，必須採取對策時，你就需要採取對策」，意指美國的作法為正當、有理。<text:span text:style-name="T3"> <text:line-break/><text:line-break/></text:span>不過在達賴喇嘛這一番話被廣為報導之後，西藏流亡政府隨即發出新聞稿，試圖澄清他的發言。</text:p>
      <text:p text:style-name="P1"><text:span text:style-name="T1">陳真</text:span><text:s/>  |  2011.05.13 03:58   |   <text:a xlink:type="simple" xlink:href="http://palinfo.habago.org/Entry?Command=Information_PrintForum&amp;iPage=566#FORUM24030"><text:span text:style-name="T2">#</text:span></text:a></text:p>
      <text:p text:style-name="P3">本版面可以容忍低智商言論<text:span text:style-name="T3">,</text:span>但沒辦法容忍族群挑撥言論及人身攻擊的任何企圖<text:span text:style-name="T3">.</text:span>但就留底下這位匿名林什麼碗糕的留言當標本<text:span text:style-name="T3">,</text:span>讓大家看看<text:span text:style-name="T3">,</text:span>做為本版言論尺度的一個參考<text:span text:style-name="T3">.<text:line-break/><text:line-break/></text:span>依我對聖經的理解<text:span text:style-name="T3">,</text:span>我們不該輕視任何人<text:span text:style-name="T3">,</text:span>但我慧根不足<text:span text:style-name="T3">,</text:span>不管我怎麼深呼吸<text:span text:style-name="T3">,</text:span>怎麼努力自欺都還是沒辦法<text:span text:style-name="T3">,</text:span>我就是很輕視某些人<text:span text:style-name="T3">. </text:span>我對此感到有點苦惱<text:span text:style-name="T3">,</text:span>因為我知道輕視人是不好的<text:span text:style-name="T3">,</text:span>但我就是沒辦法不輕視<text:span text:style-name="T3">. <text:line-break/><text:line-break/></text:span>這些人的長相相當一致<text:span text:style-name="T3">,</text:span>膚色幾乎一概是綠的<text:span text:style-name="T3">,</text:span>智商普遍偏低<text:span text:style-name="T3">,</text:span>低到經常讓我感到很訝異<text:span text:style-name="T3">. </text:span>我因此常私下自我練習<text:span text:style-name="T3">,</text:span>練習一些蠢到爆的<text:span text:style-name="T3">Argument</text:span>的方式<text:span text:style-name="T3">,</text:span>想練習看看能不能也講出同樣規模同樣層級的蠢話來<text:span text:style-name="T3">.<text:line-break/><text:line-break/></text:span>練完一陣子之後<text:span text:style-name="T3">,</text:span>我就會表演給學姐看<text:span text:style-name="T3">,</text:span>她每次都說我蠢得還不夠像<text:span text:style-name="T3">. </text:span>由此可見<text:span text:style-name="T3">,</text:span>講蠢話能講到某種真是蠢到爆的地步<text:span text:style-name="T3">,</text:span>的確也是一種天份<text:span text:style-name="T3">,</text:span>學不來的<text:span text:style-name="T3">. <text:line-break/><text:line-break/></text:span>蠢倒還不是太大的問題<text:span text:style-name="T3">,</text:span>勉強可以忍<text:span text:style-name="T3">,</text:span>最難忍的是品格問題<text:span text:style-name="T3">. </text:span>這樣一些讓我無法不輕視的人<text:span text:style-name="T3">,</text:span>最明顯特徵就是行事猥瑣用心歹毒<text:span text:style-name="T3">, </text:span>滿腦子顏色問題立場問題<text:span text:style-name="T3">,</text:span>整個腦子幾乎就完全只想著一模一樣的那幾個教條<text:span text:style-name="T3">: </text:span>萬惡的中國人<text:span text:style-name="T3">,</text:span>萬惡的馬英九<text:span text:style-name="T3">,</text:span>賣台<text:span text:style-name="T3">,</text:span>愛台灣之類<text:span text:style-name="T3">,</text:span>一直反覆講同樣的一些蠢話好像永遠都不會膩似的<text:span text:style-name="T3">; </text:span>不但以顏色檢驗一切人事物<text:span text:style-name="T3">,</text:span>據此區分敵我<text:span text:style-name="T3">,</text:span>而且只要有助於顏色擴散<text:span text:style-name="T3">,</text:span>有助於殺敵<text:span text:style-name="T3">,</text:span>任何手段都使得出來<text:span text:style-name="T3">,</text:span>任何漂亮道德辭彙都可以講得好像他真的很關心似的<text:span text:style-name="T3">. <text:line-break/><text:line-break/></text:span>標準句型之一就是整天以妖魔化中國人為最高宗旨來造句或捏造扭曲<text:span text:style-name="T3">,</text:span>自由時報便是此中典範<text:span text:style-name="T3">. </text:span>不管發生什麼事<text:span text:style-name="T3">, </text:span>即便只是自己摔了一跤<text:span text:style-name="T3">, </text:span>最後結論一定是萬惡的中國人<text:span text:style-name="T3">!</text:span>有毒的中國人<text:span text:style-name="T3">!! </text:span>萬惡的中國同路人<text:span text:style-name="T3">!! </text:span>就跟過去小學生寫作文最後一定是反攻大陸拯救同胞一樣<text:span text:style-name="T3">.<text:line-break/><text:line-break/></text:span>對於民進黨養出這樣一群超低智能的癌細胞<text:span text:style-name="T3">,</text:span>我常覺得很感慨<text:span text:style-name="T3">,</text:span>若是在三十年前有人跟我這樣說<text:span text:style-name="T3">: "</text:span>你的青春血淚不但都將白費<text:span text:style-name="T3">,</text:span>而且將結出一堆毒害世人的果實<text:span text:style-name="T3">",</text:span>我恐怕無論如何都不會相信<text:span text:style-name="T3">. <text:line-break/><text:line-break/></text:span>常有人問<text:span text:style-name="T3">,</text:span>要是時光可以倒流<text:span text:style-name="T3">,</text:span>回到白色恐怖年代<text:span text:style-name="T3">,</text:span>我還會不會再做同樣的事<text:span text:style-name="T3">? </text:span>我想我還是會<text:span text:style-name="T3">. </text:span>但是<text:span text:style-name="T3">,</text:span>這個肯定的答案<text:span text:style-name="T3">,</text:span>隨著癌細胞的逐年增生蔓延<text:span text:style-name="T3">,</text:span>我也越來越遲疑做如此肯定的回答了<text:span text:style-name="T3">. <text:line-break/><text:line-break/></text:span>或許這是上帝的一種教訓也說不定<text:span text:style-name="T3">,</text:span>至少祂讓我明白<text:span text:style-name="T3">: </text:span>不管怎麼努力其實都沒有用<text:span text:style-name="T3">,</text:span>所謂謀事在人成事在天<text:span text:style-name="T3">,</text:span>我們的一切努力將導致什麼樣的公眾結果<text:span text:style-name="T3">,</text:span>事實上都不是我們所能確切預見<text:span text:style-name="T3">. </text:span>甘地努力了一輩子<text:span text:style-name="T3">,</text:span>權力落到所謂改革者手中<text:span text:style-name="T3">,</text:span>但如今的印度政治之腐敗與齷齪卻可怕到爆<text:span text:style-name="T3">!<text:line-break/><text:line-break/></text:span>或許維根斯坦是對的<text:span text:style-name="T3">,</text:span>所謂革命<text:span text:style-name="T3">,</text:span>終究也只是<text:span text:style-name="T3"><text:s/>"</text:span>革自己的命<text:span text:style-name="T3">",</text:span>藉以保有自身可悲靈魂的一點僅剩的純粹與嚮往<text:span text:style-name="T3">;</text:span>嚮往一個終究不是靠世人努力所能建造的化外世界<text:span text:style-name="T3">.</text:span></text:p>
      <text:p text:style-name="P1"><text:span text:style-name="T1">陳真</text:span><text:s/>  |  2011.05.13 03:23   |   <text:a xlink:type="simple" xlink:href="http://palinfo.habago.org/Entry?Command=Information_PrintForum&amp;iPage=566#FORUM24029"><text:span text:style-name="T2">#</text:span></text:a></text:p>
      <text:p text:style-name="P2">秉叡<text:span text:style-name="T3">,<text:line-break/><text:line-break/></text:span>我想你一定沒見過溺水的屍體<text:span text:style-name="T3">. </text:span>屍體浸泡腐爛加上魚咬及強勁水流與肢體斷裂等<text:span text:style-name="T3">,</text:span>重物綁在身上不會脫落嗎<text:span text:style-name="T3">?</text:span>連頭都會自己掉下來<text:span text:style-name="T3">,</text:span>何況是一個綁在身上的重物<text:span text:style-name="T3">?!<text:line-break/><text:line-break/></text:span>依我對美國做事謹慎度的了解<text:span text:style-name="T3">,</text:span>若真要滅屍<text:span text:style-name="T3">,</text:span>肯定會燒得連原子分子都消滅<text:span text:style-name="T3">,</text:span>不會只綁重物<text:span text:style-name="T3">. <text:line-break/><text:line-break/></text:span></text:p>
      <text:p text:style-name="P1"><text:span text:style-name="T1">林書文</text:span><text:s/>  |  2011.05.12 22:46   |   <text:a xlink:type="simple" xlink:href="http://palinfo.habago.org/Entry?Command=Information_PrintForum&amp;iPage=566#FORUM24027"><text:span text:style-name="T2">#</text:span></text:a></text:p>
      <text:p text:style-name="P3">台北市知名的師大夜市，昨天有一對<text:span text:style-name="T3">70</text:span>歲賣麻糬菜燕的老夫妻，因為多次違規擺攤，賴以謀生的小攤車被員警查扣，老夫妻的積蓄借給女兒看病開刀，結果女兒上個月過世了，兩老繼續出來擺攤謀生<text:span text:style-name="T3">, </text:span>但員警仍然查扣了他們的攤車<text:span text:style-name="T3">, </text:span>連留一口飯給老夫婦吃都不肯<text:span text:style-name="T3">!!! <text:line-break/><text:line-break/></text:span>馬英九給軍公教加薪<text:span text:style-name="T3">3%, </text:span>給<text:span text:style-name="T3">18%</text:span>提高額度<text:span text:style-name="T3">, </text:span>他們說軍公教早年退休金少<text:span text:style-name="T3">, </text:span>不給<text:span text:style-name="T3">18%</text:span>優存利率<text:span text:style-name="T3">, </text:span>他們的生活會過不下去<text:span text:style-name="T3">, <text:line-break/></text:span>這對老夫婦呢<text:span text:style-name="T3">? </text:span>連靠自己掙一口飯吃的機會都要剥奪掉<text:span text:style-name="T3">, <text:line-break/></text:span>啊<text:span text:style-name="T3">, </text:span>對了<text:span text:style-name="T3">, </text:span>他們不是尊貴的軍公教<text:span text:style-name="T3">, </text:span>他們是下三濫賤民<text:span text:style-name="T3">, </text:span>沒飯吃<text:span text:style-name="T3">, </text:span>死了活該<text:span text:style-name="T3">!!! <text:line-break/></text:span>我忘了<text:span text:style-name="T3">, </text:span>台灣是關中等外省人的家<text:span text:style-name="T3">, (</text:span>早年利用省籍錄取的方式<text:span text:style-name="T3">, </text:span>讓<text:span text:style-name="T3">80%</text:span>外省人當上軍公教<text:span text:style-name="T3">, </text:span>照顧好軍公教就是照顧好外省人了唄。<text:span text:style-name="T3">)<text:line-break/></text:span>台灣作為他們的家<text:span text:style-name="T3">, </text:span>必需被外省人統治集團宰制<text:span text:style-name="T3">, </text:span>剥削<text:span text:style-name="T3">, </text:span>出賣<text:span text:style-name="T3">! <text:line-break/></text:span>軍公教的福利沒完沒了<text:span text:style-name="T3">, </text:span>老「榮民」不止照顧到身故<text:span text:style-name="T3">, </text:span>連七老八十娶嫩妻都半薪照顧嫩妻到死<text:span text:style-name="T3">, </text:span>其他「賤民」管你服義務役時比職業軍人更優先被派到最危險的前線<text:span text:style-name="T3">, </text:span>退役後高速公路大貨車<text:span text:style-name="T3">24</text:span>小時跑不停地搏命討生活<text:span text:style-name="T3">, </text:span>要一絲一毫國家福利照顧<text:span text:style-name="T3">, </text:span>門都沒<text:span text:style-name="T3">!!!<text:line-break/></text:span>而且台灣人賤民絕對不可以抱怨或要求社會福利制度要公平<text:span text:style-name="T3">, </text:span>否則有品味人士的族群仇恨的利箭就射向你來了！<text:span text:style-name="T3"><text:line-break/></text:span>台灣人要認份一點做賤民<text:span text:style-name="T3">, </text:span>活不下去時<text:span text:style-name="T3">, </text:span>就自己去自殺<text:span text:style-name="T3">, <text:line-break/></text:span>不要還勞動外省人統治集團的鷹犬費力氣查扣你的攤車<text:span text:style-name="T3">!!! <text:line-break/></text:span>台灣人賤民真是太不體貼外省人統治集團了<text:span text:style-name="T3">!!! <text:line-break/><text:line-break/></text:span>一對<text:span text:style-name="T3">70</text:span>歳老夫婦<text:span text:style-name="T3">, </text:span>他們辛苦工作<text:span text:style-name="T3">, </text:span>並不是好吃懶做<text:span text:style-name="T3">, <text:line-break/></text:span>他們生活過不下去<text:span text:style-name="T3">, <text:line-break/></text:span>黨國體制永遠掌控立法院的政府不止不管他們死活<text:span text:style-name="T3">, </text:span>沒給他們<text:span text:style-name="T3">18%, </text:span>還把他們的謀生工具沒收<text:span text:style-name="T3">, </text:span>叫他們活不下去<text:span text:style-name="T3">, <text:line-break/></text:span>人民血汗錢堆起來的國家預算不止不照顧這些弱勢的老人<text:span text:style-name="T3">, </text:span>還每年多拿<text:span text:style-name="T3">220</text:span>億要給軍公教加薪<text:span text:style-name="T3">, <text:line-break/></text:span>馬英九自己每年要多搶<text:span text:style-name="T3">17</text:span>萬元納稅人血汗錢放進他自己的口袋<text:span text:style-name="T3">, <text:line-break/></text:span>而沒有半個知識份子出來說句公道話！<text:span text:style-name="T3"><text:line-break/></text:span>平時那些喜好用道德人格公理正義教訓他人的名士<text:span text:style-name="T3">, </text:span>自命高人一等的學者專家作家<text:span text:style-name="T3">, </text:span>怎麼都默不作聲<text:span text:style-name="T3">, </text:span>樂當謀殺老弱的幫凶了<text:span text:style-name="T3">? <text:line-break/></text:span>啊我忘了<text:span text:style-name="T3">, </text:span>可能他們的太太也有加薪<text:span text:style-name="T3">3%, </text:span>享有的終身福利照顧沒完沒了<text:span text:style-name="T3">--------<text:line-break/></text:span>所以他們絕口不駡政府不肯把預算大餅分一點照顧弱勢<text:span text:style-name="T3">, <text:line-break/></text:span>他們只會用族群仇恨的箭射向要求福利公平分配的人<text:span text:style-name="T3">, <text:line-break/></text:span>他們只會駡那些穿金戴玉的好野人腦滿腸肥<text:span text:style-name="T3">, </text:span>自私自利不分錢給別人<text:span text:style-name="T3">, </text:span>吃相難看<text:span text:style-name="T3">------</text:span>。</text:p>
      <text:p text:style-name="P1"><text:span text:style-name="T1">秉叡</text:span><text:s/>  |  2011.05.12 16:15   |   <text:a xlink:type="simple" xlink:href="http://palinfo.habago.org/Entry?Command=Information_PrintForum&amp;iPage=566#FORUM24021"><text:span text:style-name="T2">#</text:span></text:a></text:p>
      <text:p text:style-name="P2">很簡單阿，在屍體上綁上重物，再丟進水裡就可以了。</text:p>
      <text:p text:style-name="P4"/>
      <text:p text:style-name="P1"><text:span text:style-name="T1">陳真</text:span><text:s/>  |  2011.05.12 15:25   |   <text:a xlink:type="simple" xlink:href="http://palinfo.habago.org/Entry?Command=Information_PrintForum&amp;iPage=567#FORUM24019"><text:span text:style-name="T2">#</text:span></text:a></text:p>
      <text:p text:style-name="P2">美軍就算真的已經殺了賓拉登<text:span text:style-name="T3">,</text:span>也不可能把他的屍體丟進海裏<text:span text:style-name="T3">,</text:span>萬一像尹清楓那樣又飄回岸邊被敵人撿到<text:span text:style-name="T3">,</text:span>豈不完蛋<text:span text:style-name="T3">?! </text:span>沒有一個國家會如此天真單純地處理事情<text:span text:style-name="T3">. </text:span>就算一個小幫派都不會這麼蠢<text:span text:style-name="T3">,</text:span>何況是一個像美國這樣一切用盡心機的國家<text:span text:style-name="T3">.<text:line-break/><text:line-break/></text:span>若不願公布屍體及所謂海葬影片也無妨<text:span text:style-name="T3">,</text:span>要取信於人還是很簡單<text:span text:style-name="T3">,</text:span>死者家屬及其法律代表或社會公正團體或人權組織等等<text:span text:style-name="T3">,</text:span>總該可以私下檢閱證據以昭公信吧<text:span text:style-name="T3">.<text:line-break/><text:line-break/></text:span>還是老話<text:span text:style-name="T3">,</text:span>美國講的話<text:span text:style-name="T3">,</text:span>當成好萊塢電影<text:span text:style-name="T3">,</text:span>僅供娛樂<text:span text:style-name="T3">,</text:span>聽聽就好<text:span text:style-name="T3">.<text:line-break/><text:line-break/></text:span>至於殺戮本身<text:span text:style-name="T3">,</text:span>幹它媽的今天如果殺的是歐巴馬或布希一家人<text:span text:style-name="T3">, </text:span>而且包括女兒太太孫子全抓來殺或抓來刑求拷打逼供<text:span text:style-name="T3">,</text:span>你看主流媒體會怎麼形容其恐怖與惡劣<text:span text:style-name="T3">; </text:span>而且西方國家恐怕老早發射核子彈毀滅全世界來報復了<text:span text:style-name="T3">.<text:line-break/><text:line-break/></text:span>陳真<text:span text:style-name="T3"><text:line-break/>=======<text:line-break/></text:span>賓拉登子：未經審判<text:span text:style-name="T3"><text:s/></text:span>美違法殺父<text:span text:style-name="T3"><text:line-break/><text:line-break/></text:span>更新日期<text:span text:style-name="T3">:2011/05/12 02:53 </text:span>王嘉源／綜合報導<text:span text:style-name="T3"> <text:line-break/></text:span>中國時報【王嘉源／綜合報導】<text:span text:style-name="T3"><text:line-break/><text:line-break/></text:span>「基地」恐怖組織首腦奧薩瑪．賓拉登的四子歐瑪（<text:span text:style-name="T3">Omar</text:span>）十日發表聲明，質疑美軍在他父親手無寸鐵的情形下予以格殺，根本不給他接受公平審判的機會，此舉已經明顯違反國際法。<text:span text:style-name="T3"><text:line-break/><text:line-break/></text:span>卅歲的歐瑪在美國《紐約時報》發表聲明說：「由於缺乏遺體、遺照及影片可證明我們的父親已經身亡，我們對現有證據並不能夠信服。」聲明中並要求聯合國、伊斯蘭會議組織（ＯＩＣ）及美國總統歐巴馬，向賓拉登家族提供可讓他們信服的證據。<text:span text:style-name="T3"><text:line-break/><text:line-break/></text:span>這是賓拉登遭美軍擊斃後，賓拉登家族首次發表聲明。聲明係以歐瑪及其兄弟等人名義發出，但上面只有歐瑪一個人的簽名。<text:span text:style-name="T3"><text:line-break/><text:line-break/></text:span>聲明中特別以伊拉克前總統哈珊和南斯拉夫前總統米羅塞維奇為例，指他們都是在公平審判之後再遭處決，質疑為何獨獨賓拉登「未被逮捕並接受法院審判」。<text:span text:style-name="T3"><text:line-break/><text:line-break/></text:span>聲明中又質疑，為何美國沒有連絡賓拉登的家人領回他的遺體，卻在缺乏人證的情形下倉促海葬，導致家人無法為他舉辦身為穆斯林應得的宗教葬禮。<text:span text:style-name="T3"><text:line-break/><text:line-break/></text:span>聲明中也說，美軍特種部隊在狙殺賓拉登的同時，實不應該對手無寸鐵的女眷開槍，射殺其中一人以及賓拉登一名兒子。聲明中並要求巴基斯坦政府釋放遭收押的賓拉登家族小孩，讓家族成員團圓並送回祖國。<text:span text:style-name="T3"><text:line-break/><text:line-break/></text:span>歐瑪最後揚言，賓拉登家族已邀集英國等國知名律師組成法律團隊，如果上述這些疑問在卅天內無法得到解答，賓拉登家族將採取必要行動，向國際法院與聯合國等機構提告。<text:span text:style-name="T3"><text:line-break/><text:line-break/></text:span>過去歐瑪一向與父親公開唱反調，他在聲明中表示自己並不認同父親的暴力主張，也曾一再寫信譴責，並苦勸父親「改弦易轍」，無論如何都不應再讓平民受到攻擊。</text:p>
      <text:p text:style-name="P1"><text:span text:style-name="T1">澳大利亚为维基解密网站创始人阿桑奇颁发和平奖</text:span><text:s/>  |  2011.05.12 00:16   |   <text:a xlink:type="simple" xlink:href="http://palinfo.habago.org/Entry?Command=Information_PrintForum&amp;iPage=567#FORUM24009"><text:span text:style-name="T2">#</text:span></text:a></text:p>
      <text:p text:style-name="P3">来源：北国网<text:span text:style-name="T3"><text:s/>2011</text:span>年<text:span text:style-name="T3">05</text:span>月<text:span text:style-name="T3">11</text:span>日<text:span text:style-name="T3"><text:line-break/></text:span>据英国媒体报道，澳大利亚的<text:span text:style-name="T3">“</text:span>悉尼和平基金会<text:span text:style-name="T3">”10</text:span>日授予<text:span text:style-name="T3">“</text:span>维基解密<text:span text:style-name="T3">”</text:span>网站创始人朱利安<text:span text:style-name="T3">-</text:span>阿桑奇<text:span text:style-name="T3">(Julian Assange)</text:span>一项<text:span text:style-name="T3">“</text:span>和平奖<text:span text:style-name="T3">”</text:span>，以嘉奖其<text:span text:style-name="T3">“</text:span>以非凡勇气追求人权<text:span text:style-name="T3">”</text:span>的行为。<text:span text:style-name="T3"><text:line-break/><text:line-break/></text:span>　　该基金会负责人瑞斯<text:span text:style-name="T3">(Stuart Rees)</text:span>教授说：<text:span text:style-name="T3">“</text:span>我们认为，在为和平抗争的过程中，势必会有冲突，势必会有争议。<text:span text:style-name="T3">”</text:span>他认为，阿桑奇<text:span text:style-name="T3">“</text:span>和维基解密为新闻业、信息自由甚至政治领域带来了转折<text:span text:style-name="T3">”</text:span>。<text:span text:style-name="T3"><text:line-break/><text:line-break/></text:span>　　瑞斯称，澳大利亚政府不应支持美国做出类似于<text:span text:style-name="T3">“</text:span>极权主义国家<text:span text:style-name="T3">”</text:span>的所作所为。<text:span text:style-name="T3"><text:line-break/><text:line-break/></text:span>　　据报道，泄密网站<text:span text:style-name="T3">“</text:span>维基解密<text:span text:style-name="T3">”</text:span>去年披露了大量的美国外交密电，在媒体和外交界掀起轩然大波。<text:span text:style-name="T3"><text:line-break/><text:line-break/></text:span>　　美国一些政界人士甚至称，应将<text:span text:style-name="T3">“</text:span>维基解密<text:span text:style-name="T3">”</text:span>视为国际恐怖组织。</text:p>
      <text:p text:style-name="P1"><text:span text:style-name="T1">陳真</text:span><text:s/>  |  2011.05.11 20:34   |   <text:a xlink:type="simple" xlink:href="http://palinfo.habago.org/Entry?Command=Information_PrintForum&amp;iPage=567#FORUM24007"><text:span text:style-name="T2">#</text:span></text:a></text:p>
      <text:p text:style-name="P2">臉書真是有點不要臉<text:span text:style-name="T3">! <text:line-break/><text:line-break/></text:span>因為經常得跟人解釋我<text:span text:style-name="T3"><text:s/>"</text:span>真的<text:span text:style-name="T3">" </text:span>沒有在用什麼臉書<text:span text:style-name="T3">,</text:span>十分痛苦<text:span text:style-name="T3">,</text:span>順便再度重申一下<text:span text:style-name="T3">,</text:span>我真的真的不曾使用過這東西<text:span text:style-name="T3">. </text:span>我厭惡社交<text:span text:style-name="T3">,</text:span>見到人<text:span text:style-name="T3">,</text:span>特別是見到大多數台灣人<text:span text:style-name="T3">,</text:span>就跟兔子見到獵人一樣害怕<text:span text:style-name="T3">,</text:span>想逃離世界逃離人群都來不及了<text:span text:style-name="T3">,</text:span>怎麼可能還會想大展社交鴻圖<text:span text:style-name="T3">?<text:line-break/><text:line-break/></text:span>大約兩三年前吧<text:span text:style-name="T3">,</text:span>我透過劍橋圖書館查詢一本學術期刊某篇文章的內容時<text:span text:style-name="T3">,</text:span>上面寫說我得先登錄成為會員才行<text:span text:style-name="T3">,</text:span>我當下看到旁邊有個按鈕<text:span text:style-name="T3">,</text:span>就馬上給它按下去<text:span text:style-name="T3">,</text:span>開始登錄<text:span text:style-name="T3">,</text:span>登錄的一切資料除了<text:span text:style-name="T3">EMIR CHEN</text:span>是真的<text:span text:style-name="T3">,</text:span>其它全是隨手亂填<text:span text:style-name="T3">,</text:span>記得我是填寫出生於<text:span text:style-name="T3">1911</text:span>年<text:span text:style-name="T3">1</text:span>月<text:span text:style-name="T3">1</text:span>日<text:span text:style-name="T3">. <text:line-break/><text:line-break/></text:span>登錄完之後<text:span text:style-name="T3">,</text:span>還是看不到期刊完整內容<text:span text:style-name="T3">,</text:span>於是就放棄了<text:span text:style-name="T3">.</text:span>但我很久以後<text:span text:style-name="T3">,</text:span>因為有人來邀請我做一些我根本聽不懂的事<text:span text:style-name="T3">,</text:span>於是我才知道<text:span text:style-name="T3">,</text:span>原來我登錄的就是不要臉的臉書<text:span text:style-name="T3">. </text:span>但這純粹<text:span text:style-name="T3">100%</text:span>是錯誤導致<text:span text:style-name="T3">,</text:span>我事後想刪卻也刪不掉<text:span text:style-name="T3">,</text:span>很無奈<text:span text:style-name="T3">. </text:span>別人愛玩臉書是他家的事<text:span text:style-name="T3">,</text:span>但若讓人誤以為我也在玩臉書<text:span text:style-name="T3">,</text:span>我會覺得那是對我的人格智商及美感的一個重大誤解與侮辱<text:span text:style-name="T3">. <text:line-break/><text:line-break/></text:span>但我倒不是因為臉書幫美國做情報工作而拒絕與之靠近<text:span text:style-name="T3">,</text:span>我之遠離臉書或任何相關網路媒介<text:span text:style-name="T3">,</text:span>純粹是因為美學上的原因<text:span text:style-name="T3">,</text:span>而與政治無關<text:span text:style-name="T3">. </text:span>我總覺得網路上這樣一種瑣碎輕薄的人際交往不但可悲<text:span text:style-name="T3">,</text:span>而且令人厭惡<text:span text:style-name="T3">.<text:line-break/><text:line-break/></text:span>十九世紀初<text:span text:style-name="T3">,</text:span>郵政系統剛在美國興起時<text:span text:style-name="T3">,</text:span>大家也是一窩蜂買郵票寫信<text:span text:style-name="T3">,</text:span>努力寫些廢話<text:span text:style-name="T3">,</text:span>視為時髦<text:span text:style-name="T3">. </text:span>梭羅對之感到厭惡<text:span text:style-name="T3">. </text:span>但貼郵票雖不及飛鴿傳書的美感<text:span text:style-name="T3">,</text:span>好歹還有點厚重<text:span text:style-name="T3">,</text:span>你總得花點錢花點時間去完成一封信的書寫與郵寄<text:span text:style-name="T3">,</text:span>而且有個特定收件人<text:span text:style-name="T3">,</text:span>但臉書這類東西卻簡直就跟公開放屁給大家聞差不多了<text:span text:style-name="T3">,</text:span>人際關係到此地步真是一文不值<text:span text:style-name="T3">,</text:span>空洞蒼白<text:span text:style-name="T3">,</text:span>無以名之<text:span text:style-name="T3">.<text:line-break/><text:line-break/></text:span>當然<text:span text:style-name="T3">,</text:span>我講的是一般性<text:span text:style-name="T3">,</text:span>不是說每一個使用者都是如此窩囊庸俗<text:span text:style-name="T3">,</text:span>如果你覺得自己使用得很血肉很美妙很深刻<text:span text:style-name="T3">,</text:span>那我當然也無從置疑<text:span text:style-name="T3">. </text:span>但是還是得請大家告訴大家<text:span text:style-name="T3">,</text:span>別再邀我加入你們了<text:span text:style-name="T3">,</text:span>我真的真的真的沒有在使用這種東西<text:span text:style-name="T3">,</text:span>那不是我的生命調調<text:span text:style-name="T3">,</text:span>兩者恰恰背道而馳<text:span text:style-name="T3">.</text:span>我如果有那種閒工夫<text:span text:style-name="T3">,</text:span>我寧可枯坐海邊看一整天的海<text:span text:style-name="T3">.<text:line-break/><text:line-break/>==================<text:line-break/></text:span>臉書資訊無所不包<text:span text:style-name="T3"><text:s/></text:span>維基解密創辦人：史上最可怕間諜機器<text:span text:style-name="T3"><text:line-break/><text:line-break/>NOWNEWS<text:line-break/></text:span>張力天<text:span text:style-name="T3"><text:line-break/>2011</text:span>年<text:span text:style-name="T3">5</text:span>月<text:span text:style-name="T3">4</text:span>日<text:span text:style-name="T3"><text:line-break/><text:line-break/></text:span>透過臉書與好友聯繫，卻意外為美國政府建立情資資料庫？<text:span text:style-name="T3">(</text:span>圖／取自臉書<text:span text:style-name="T3">) .</text:span>國際中心／綜合報導<text:span text:style-name="T3"> <text:line-break/><text:line-break/></text:span>「臉書」擁有超過<text:span text:style-name="T3">6</text:span>億名使用者，是全世界最普及的社群網站；但擅於公開各種機密資訊的「維基解密」<text:span text:style-name="T3">(Wikileaks)</text:span>創辦人亞桑傑<text:span text:style-name="T3">(Julian Assange)</text:span>指出，臉書內建可供美國情報機關存取的介面，其實是一台「史上最可怕的間諜機器」。<text:span text:style-name="T3"> <text:line-break/><text:line-break/></text:span>亞桑傑表示，臉書記錄了全球使用者的基本資訊，包括姓名、住址、人際網絡，甚至連所在位置及通聯情況都能掌控；此外，臉書的資料庫就設在美國境內，美國政府可直接存取其中內容，等同於握有全世界最完整、有效的情報機制。<text:span text:style-name="T3"> <text:line-break/><text:line-break/></text:span>亞桑傑更語出驚人地表示，不只臉書，<text:span text:style-name="T3">Google</text:span>、<text:span text:style-name="T3">Yahoo</text:span>等都早已被美國情資機構滲透；他們根本不需要親自「蒐集」這些資訊，只要向業者施加壓力，便能強行取得所需。<text:span text:style-name="T3"> <text:line-break/><text:line-break/></text:span>由於逐次獲取資訊太耗成本，社群網站業者乾脆將資料取得的程序自動化；亞桑傑警告：「每當使用者新增一筆朋友資訊時，就是在幫美國政府做免費的情資工作！」</text:p>
      <text:p text:style-name="P1"><text:span text:style-name="T1">陳真</text:span><text:s/>  |  2011.05.11 19:58   |   <text:a xlink:type="simple" xlink:href="http://palinfo.habago.org/Entry?Command=Information_PrintForum&amp;iPage=567#FORUM24006"><text:span text:style-name="T2">#</text:span></text:a></text:p>
      <text:p text:style-name="P3">國際<text:span text:style-name="T3">/</text:span>維基解密護人權　亞桑傑獲和平獎<text:span text:style-name="T3"><text:line-break/>http://www.cdnews.com.tw</text:span>　<text:span text:style-name="T3">2011-05-11 12:58:14<text:line-break/><text:line-break/></text:span>陳淑娟<text:span text:style-name="T3">/</text:span>整理　<text:span text:style-name="T3"> <text:line-break/><text:line-break/></text:span>　法新社雪梨<text:span text:style-name="T3">11</text:span>日電：爆料網站「維基解密」（<text:span text:style-name="T3">WikiLeaks</text:span>）創辦人亞桑傑（<text:span text:style-name="T3">Julian Assange</text:span>）今天成為曼德拉（<text:span text:style-name="T3">Nelson Mandela</text:span>）、達賴喇嘛之後，最新<text:span text:style-name="T3">1</text:span>位雪梨和平基金會和平獎得主。<text:span text:style-name="T3"> <text:line-break/><text:line-break/></text:span>　雪梨和平基金會以亞桑傑「追求人權的卓越勇氣」為由，頒給他金牌獎殊榮。<text:span text:style-name="T3"> <text:line-break/><text:line-break/></text:span>　澳洲籍的亞桑傑過去是電腦駭客，現因涉嫌性犯罪，正力抗從英國被引渡回瑞典。<text:span text:style-name="T3"> <text:line-break/><text:line-break/></text:span>　儘管該基金會每年都頒發和平獎，但其<text:span text:style-name="T3">14</text:span>年歷史僅對另外<text:span text:style-name="T3">3</text:span>人頒發金獎，表揚他們在追求人權的卓越成就。除了亞桑傑，另外<text:span text:style-name="T3">3</text:span>人為曼德拉、達賴喇嘛和日本佛教領袖池田大作（<text:span text:style-name="T3">Daisaku Ikeda</text:span>）。</text:p>
      <text:p text:style-name="P1"><text:span text:style-name="T1">陳真</text:span><text:s/>  |  2011.05.11 16:14   |   <text:a xlink:type="simple" xlink:href="http://palinfo.habago.org/Entry?Command=Information_PrintForum&amp;iPage=567#FORUM23998"><text:span text:style-name="T2">#</text:span></text:a></text:p>
      <text:p text:style-name="P2">賓拉登亡》賓拉登之子投書抗議美國任意殺戮<text:span text:style-name="T3"><text:line-break/><text:line-break/>2011</text:span>年<text:span text:style-name="T3">05</text:span>月<text:span text:style-name="T3">11</text:span>日<text:span text:style-name="T3"><text:s/>10:32 </text:span>中廣<text:span text:style-name="T3"> <text:line-break/><text:line-break/></text:span>【中廣】「凱達組織」首腦「賓拉登」的兒子投書「紐約時報」，嚴辭抨擊美國「任意殺戮」他的父親，同時要求釋放在狙擊行動中，遭拘禁的親屬。<text:span text:style-name="T3">(</text:span>謝佐人報導<text:span text:style-name="T3">)<text:line-break/><text:line-break/></text:span>美國「紐約時報」刊登的這份投書聲明署名是「賓拉登」的第四個兒子「歐馬爾」所發，過去「歐馬爾」曾一再表態，不認同父親「賓拉登」的理念。但這次他投書，公開表達質疑與譴責。<text:span text:style-name="T3"><text:line-break/><text:line-break/></text:span>這個月初，「賓拉登」在巴基斯坦城鎮「阿博塔巴德」宅邸內，遭美軍特種部隊擊斃，他兒子「歐馬爾」投書「紐約時報」表明，不見父親屍首及死亡照片，他的家族就不相信「賓拉登」已死。而即使他父親已經身亡，他也要質問，為何殺害一名手無寸鐵的人，而不是加以逮捕，依法審判。他要求美方向世人公佈真相。<text:span text:style-name="T3"><text:line-break/><text:line-break/></text:span>聲明中指責，殺害「賓拉登」已違反國際法，因為就連前伊拉克總統「海珊」及塞爾維亞總統「米洛賽維奇」都有機會受審。<text:span text:style-name="T3"><text:line-break/></text:span>「賓拉登」的家人要求調查，為何「賓拉登」未依法獲得出庭的機會，就遭處決。同時，他們也要求被巴基斯坦拘禁的「賓拉登」三名妻子及多名子女立即獲釋。<text:span text:style-name="T3"><text:line-break/><text:line-break/></text:span>另外，還有一份聲明出現在「聖戰士」網站，上面寫著「海葬賓拉登，對他的家族是一大羞辱及詆毀」。同時也剝奪了家人實施宗教儀式的權利。聲明中指稱，美國總統「歐巴馬」要負法律責任。<text:span text:style-name="T3"><text:line-break/><text:line-break/></text:span>「歐巴馬」已經要求巴基斯坦調查是否有巴國官員私下支援「賓拉登」。不過，巴基斯坦總理已斷然否認這種說法。</text:p>
      <text:p text:style-name="P1"><text:span text:style-name="T1">陳真</text:span><text:s/>  |  2011.05.10 18:25   |   <text:a xlink:type="simple" xlink:href="http://palinfo.habago.org/Entry?Command=Information_PrintForum&amp;iPage=567#FORUM23923"><text:span text:style-name="T2">#</text:span></text:a></text:p>
      <text:p text:style-name="P3">最近<text:span text:style-name="T3">,</text:span>美國藉著提供媒體一些在我看來全是假資料的所謂<text:span text:style-name="T3"><text:s/>"</text:span>新聞<text:span text:style-name="T3">",</text:span>努力要把賓拉登給庸俗化低級化無能化<text:span text:style-name="T3">,</text:span>庸俗化成為一個彷彿不甘寂寞渴望鎂光燈的窩囊虛榮老人<text:span text:style-name="T3">,</text:span>像個心理變態一樣<text:span text:style-name="T3">,</text:span>五年來整天宅在家裏盯著一台小電視手上不斷轉著遙控器努力尋找有沒有自己的報導<text:span text:style-name="T3">,</text:span>無能化成為一個錄起影來一直念稿吃螺絲連話都講不好卻又喜歡裝模作樣擺英勇睿智姿勢的笨蛋<text:span text:style-name="T3">,</text:span>低級化成為一個在乎什麼外表形象鬍子刻意染黑刻意加掛吊飾低級無能又愛現的俗蛋傻逼<text:span text:style-name="T3">. <text:line-break/><text:line-break/></text:span>不但連能力人品和品味都大幅下降<text:span text:style-name="T3">,</text:span>下降到變成一個貪生怕死<text:span text:style-name="T3"><text:s/>"</text:span>躲在女人裙子背後躲子彈<text:span text:style-name="T3">" </text:span>的卑鄙小人<text:span text:style-name="T3">,</text:span>甚至連銀行存款也瞬間幫他少了好幾個零<text:span text:style-name="T3">,</text:span>從幾百億縮水變成兩三億<text:span text:style-name="T3">,</text:span>意味著大家免驚啦<text:span text:style-name="T3">,</text:span>他沒什麼影響力啦<text:span text:style-name="T3">,</text:span>只有兩三億能辦什麼大事<text:span text:style-name="T3">?<text:line-break/><text:line-break/></text:span>但在過去<text:span text:style-name="T3">,</text:span>為了加強所謂反恐的正當性與急迫性<text:span text:style-name="T3">,</text:span>就把賓拉登給講得彷彿富可敵國<text:span text:style-name="T3">,</text:span>數不盡的家產<text:span text:style-name="T3">,</text:span>無數的瘋狂生化科學家為其效命<text:span text:style-name="T3">,</text:span>既能飛天也會鑽地<text:span text:style-name="T3">,</text:span>簡直無所不能<text:span text:style-name="T3">,</text:span>真是非<text:span text:style-name="T3">~</text:span>常<text:span text:style-name="T3">~</text:span>恐<text:span text:style-name="T3">~</text:span>怖<text:span text:style-name="T3">~~~</text:span>讓全世界六十億人都陷入險境<text:span text:style-name="T3">.<text:line-break/><text:line-break/></text:span>有個研究機構做了統計<text:span text:style-name="T3">,</text:span>美國為了發動伊拉克侵略計劃<text:span text:style-name="T3">,</text:span>一共撒了<text:span text:style-name="T3">953</text:span>個大大小小的謊言<text:span text:style-name="T3">,</text:span>也就是說<text:span text:style-name="T3">,</text:span>關於伊戰的所有官方宣稱<text:span text:style-name="T3">,</text:span>除了名字拼法正確之外<text:span text:style-name="T3">,</text:span>幾乎沒有一個是真的<text:span text:style-name="T3">. <text:line-break/><text:line-break/></text:span>比方說<text:span text:style-name="T3">,</text:span>各位還記得當美國剛入侵時的一些<text:span text:style-name="T3"><text:s/>"</text:span>新聞<text:span text:style-name="T3">" </text:span>嗎<text:span text:style-name="T3">? </text:span>一下子找到這個<text:span text:style-name="T3">,</text:span>一下子又破獲那個<text:span text:style-name="T3">,</text:span>個個全是攸關人類生死存亡的大事情<text:span text:style-name="T3">,</text:span>表示這場侵略多麼重要多麼關鍵多麼可貴<text:span text:style-name="T3">.<text:line-break/><text:line-break/></text:span>可是<text:span text:style-name="T3">,</text:span>在各種謊言大大宣傳之後<text:span text:style-name="T3">,</text:span>等風頭一過<text:span text:style-name="T3">,</text:span>面對質疑時<text:span text:style-name="T3">,</text:span>就小小聲改口說<text:span text:style-name="T3">:</text:span>沒有啦<text:span text:style-name="T3">,</text:span>只是一些鋁製的水管啦<text:span text:style-name="T3">,</text:span>不是什麼核武發射器啦<text:span text:style-name="T3">;</text:span>不是啦<text:span text:style-name="T3">,</text:span>只是幾包製作蛋餅用的一般麵粉啦<text:span text:style-name="T3">,</text:span>不是什麼炭蛆病毒<text:span text:style-name="T3">;</text:span>安啦安啦<text:span text:style-name="T3">,</text:span>只是一個大型烘烤麵包機<text:span text:style-name="T3">,</text:span>不是什麼生化武器的流動實驗室啦<text:span text:style-name="T3">. <text:line-break/><text:line-break/></text:span>種種無恥謊言<text:span text:style-name="T3">,</text:span>毫不羞赧地盡情放送<text:span text:style-name="T3">. </text:span>各位還記得本來一直說要拍成電影搬上好萊塢大螢幕的林奇女兵的感人英雄救美的故事嗎<text:span text:style-name="T3">? </text:span>結果呢<text:span text:style-name="T3">,</text:span>證明自始至終一切全是騙局<text:span text:style-name="T3">,</text:span>全屬虛構<text:span text:style-name="T3">,</text:span>根本就沒有這麼一件事<text:span text:style-name="T3">. <text:line-break/><text:line-break/></text:span>各位還記得美軍入侵巴格達那一天<text:span text:style-name="T3">,"</text:span>憤怒的伊拉克人民<text:span text:style-name="T3">"</text:span>揭竿而起迎接美軍拉倒海珊銅像的感人一幕嗎<text:span text:style-name="T3">? </text:span>結果呢<text:span text:style-name="T3">,</text:span>那些<text:span text:style-name="T3"><text:s/>"</text:span>揭竿而起的人民<text:span text:style-name="T3">" </text:span>原來全是美軍自己人<text:span text:style-name="T3">. </text:span>你用膝蓋想也知道<text:span text:style-name="T3">,</text:span>一般人誰會敢在那種時刻跑到街上在槍林彈雨中配合美軍拍攝去拉什麼銅像<text:span text:style-name="T3">?<text:line-break/><text:line-break/></text:span>面對所謂恐怖份子<text:span text:style-name="T3">,</text:span>當他想利用你來達成某種貪婪的目的時<text:span text:style-name="T3">,</text:span>他就把你的危險性和為害世人的能耐給無限誇大<text:span text:style-name="T3">;</text:span>當他準備要誇耀某種成果或擔心你被英雄化成為一種反抗象徵時<text:span text:style-name="T3">,</text:span>他就努力把你給猥瑣化庸俗化甚至病態化<text:span text:style-name="T3">,</text:span>把你扭曲成一個原來沒啥出息整天只會宅在家中反覆觀賞自己的報導之虛榮窩囊人士<text:span text:style-name="T3">,</text:span>把你變成一個彷彿無依無靠的孤單老人<text:span text:style-name="T3">,</text:span>而且膽小如鼠令人不齒<text:span text:style-name="T3">,</text:span>看到子彈嚇得躲在女人裙底嚇得蔡賽<text:span text:style-name="T3">.<text:line-break/><text:line-break/></text:span>這就跟國民黨過去為了選票<text:span text:style-name="T3">,</text:span>就努力誇大<text:span text:style-name="T3"><text:s/>"</text:span>共匪<text:span text:style-name="T3">" </text:span>的危害一樣<text:span text:style-name="T3">,</text:span>黨外則努力說共匪人很好啊<text:span text:style-name="T3">,</text:span>別騙了啦<text:span text:style-name="T3">,</text:span>根本不會打來啦<text:span text:style-name="T3">,</text:span>他們是很有理性的<text:span text:style-name="T3">,</text:span>根本不用買武器浪費錢啦<text:span text:style-name="T3">. </text:span>現在則形勢易位<text:span text:style-name="T3">,</text:span>變成民進黨整天在誇大共匪的危害<text:span text:style-name="T3">,</text:span>進而努力醜化大陸人<text:span text:style-name="T3">,</text:span>講一些跟過去完全相反的論調<text:span text:style-name="T3">.<text:line-break/><text:line-break/></text:span>政治手段的齷齪卑鄙<text:span text:style-name="T3">,</text:span>舉世皆然<text:span text:style-name="T3">,</text:span>只是程度有別<text:span text:style-name="T3">.</text:span>我不知道賓拉登是什麼樣的人<text:span text:style-name="T3">,</text:span>但從他講過有關生死有關公義的一些話<text:span text:style-name="T3">,</text:span>我敢說<text:span text:style-name="T3">,</text:span>一個人如果沒有某種虔誠的宗教性<text:span text:style-name="T3">,</text:span>斷然不可能講出那樣一些話<text:span text:style-name="T3">. <text:line-break/><text:line-break/></text:span>我記得在這留言板上<text:span text:style-name="T3">,</text:span>我曾引用過一句似乎是關於<text:span text:style-name="T3"><text:s/>"</text:span>熱愛死亡<text:span text:style-name="T3">" </text:span>的話<text:span text:style-name="T3">. </text:span>如果我理解得沒錯<text:span text:style-name="T3">,</text:span>那麼<text:span text:style-name="T3">,</text:span>維根斯坦或包括小弟在下<text:span text:style-name="T3">,</text:span>對於死亡也是持著這樣一種想法<text:span text:style-name="T3">. </text:span>我們歌頌的不是生命<text:span text:style-name="T3">,</text:span>而是死亡<text:span text:style-name="T3">,</text:span>因為就如維根斯坦所說<text:span text:style-name="T3">: "</text:span>唯有死亡給予生命意義<text:span text:style-name="T3">".<text:line-break/><text:line-break/></text:span>賓拉登兒子這麼形容他<text:span text:style-name="T3">,</text:span>他說他父親只要靠著一點食物和水就能活在世上<text:span text:style-name="T3">,</text:span>因為他是一個向內尋求的人<text:span text:style-name="T3">,</text:span>活在一種<text:span text:style-name="T3"><text:s/>"</text:span>內在世界<text:span text:style-name="T3">" </text:span>中<text:span text:style-name="T3">;</text:span>他並不依靠世俗或外在世界的有限性<text:span text:style-name="T3">.<text:line-break/><text:line-break/></text:span>不管你認不認同其所為<text:span text:style-name="T3">,</text:span>但你總不能因為他跟你立場不同或為了某種利益就硬要把這樣一個人給完全扭曲成另外一種人<text:span text:style-name="T3">. </text:span>至於美國所發佈的任何新聞<text:span text:style-name="T3">,</text:span>我是覺得就當做是好萊塢電影劇情來理解就行<text:span text:style-name="T3">,</text:span>若要當真<text:span text:style-name="T3">,</text:span>早晚會精神分裂<text:span text:style-name="T3">.</text:span></text:p>
      <text:p text:style-name="P1"><text:span text:style-name="T1">秉叡</text:span><text:s/>  |  2011.05.09 18:46   |   <text:a xlink:type="simple" xlink:href="http://palinfo.habago.org/Entry?Command=Information_PrintForum&amp;iPage=567#FORUM23798"><text:span text:style-name="T2">#</text:span></text:a></text:p>
      <text:p text:style-name="P2">正義伸張的正當性<text:span text:style-name="T3"><text:line-break/>2011-05-09 </text:span>中國時報<text:span text:style-name="T3"><text:s/></text:span>【吳景欽】<text:span text:style-name="T3"> <text:line-break/></text:span>　在經過十年追捕後，賓拉登終遭美國特種部隊擊斃，歐巴馬也宣稱，正義終於實現。惟觀之美國這十年來反恐工作，不僅代價驚人，且以強大武力來行使所謂的自衛權，其正當性也受質疑。<text:span text:style-name="T3"> <text:line-break/><text:line-break/></text:span>　美國在九一一恐怖攻擊後，布希政府即發動反恐戰爭，由於幕後首腦賓拉登在阿富汗境內，因此，阿富汗成為美國反恐作戰的首要目標。不過，除非有證據顯示，九一一恐怖攻擊是由塔利班政權利用國家機器來指揮，否則若僅提供訓練基地與物資，即將整起行動與之連結，而以武力侵入阿富汗，雖推翻了不義的塔利班政權，卻也不能以此來為其出兵，所造成重大傷亡為合理化，畢竟百姓何罪之有，與賓拉登又有何干？<text:span text:style-name="T3"> <text:line-break/><text:line-break/></text:span>　美國的反恐策略，更讓人詬病的，即是強大武力的使用。雖然據《聯合國憲章》第五十一條，並不禁止會員國在遭受武力攻擊時，行使單方或集體自衛權，但這種自衛權行使卻非毫無限制，不僅必須是對現在不法的侵害，也須是在不得已情況下，才得使用武力。雖然九一一造成上千人死亡，而使美國進入緊急的狀態，但使用武力是否是一種最後手段，實屬有疑。即便有出兵必要，而對窩藏賓拉登的阿富汗為出兵，尚可理解，但出兵伊拉克，顯然別有所圖。<text:span text:style-name="T3"> <text:line-break/><text:line-break/></text:span>　而美英等國為了因應反恐局勢，也頒布一系列對人權極度限縮的法案，對於戰犯的虐待與刑求，不僅時有所聞，甚而常以國家安全為理由，來對人身自由為拘束，如英國在二○○一年所頒布的反恐法中，不管其國籍為何，只要被懷疑有參與國際恐怖組織者，可以不經法院審理，即可拒絕入境與強制驅逐，甚而可以無限期為居家的電子監控。如此，不僅缺乏明確性，更缺乏程序正義，更可能是對阿拉伯族裔的嚴重歧視。<text:span text:style-name="T3"> <text:line-break/><text:line-break/></text:span>　一九九八年七月，國際社會簽署了《羅馬規約》，此規約除了將國際犯罪明文化外，更重要的是在國際刑事法院的設立，因長久以來，對於種族屠殺、戰爭、侵略與違反人道等的犯行，一向不明確，將之明文可以符合罪刑法定主義。又對於此類犯行，若由各國自行審理，難免陷入「成王敗寇」的情境，由國際所共同承認的刑事法院來為審理，不僅可以避免如此的情境發生，更顧及到人權保障。惟此卻受到某些國家，尤其是美國的強力反對，原因即在於害怕美國官員與軍人可能因此受到審判，且給予反美國家一個反撲的機會，雖仍簽署了《羅馬規約》，但在一九九九年，柯林頓卻簽署了一項避免美國人受到國際刑事法院審判的保護法案，小布希亦在二○○二年簽署了《軍人保護法》，並與以色列一同撤回對規約的簽署。<text:span text:style-name="T3"> <text:line-break/><text:line-break/></text:span>　《羅馬規約》雖已於二○○二年生效，但基於不溯既往原則，對於九一一所涉及的犯行，國際刑事法院並無管轄權，惟藉由此規約的精神，卻告訴著世人，即便賓拉登十惡不赦，但正義的實現，卻不能只顧目的，而不擇手段。因此，美國對賓拉登的狙殺，不像是正義伸張，卻更像是一種私刑的處決，暴力循環也將持續。（作者為真理大學財經法律系助理教授）<text:span text:style-name="T3"><text:line-break/></text:span></text:p>
      <text:p text:style-name="P1"><text:span text:style-name="T1">陳真</text:span><text:s/>  |  2011.05.09 15:04   |   <text:a xlink:type="simple" xlink:href="http://palinfo.habago.org/Entry?Command=Information_PrintForum&amp;iPage=567#FORUM23782"><text:span text:style-name="T2">#</text:span></text:a></text:p>
      <text:p text:style-name="P3">更正<text:span text:style-name="T3">: <text:line-break/><text:line-break/></text:span>賓拉登是<text:span text:style-name="T3">1957</text:span>年出生<text:span text:style-name="T3">,</text:span>才<text:span text:style-name="T3">54</text:span>歲<text:span text:style-name="T3">,</text:span>不是七十老翁<text:span text:style-name="T3">. <text:line-break/><text:line-break/></text:span>我之所以以為他應該已經六七十歲是因為<text:span text:style-name="T3">: </text:span>他在七零年代便已是對抗蘇聯入侵阿富汗的一個領袖<text:span text:style-name="T3">,</text:span>我以為那時他理應已四十不惑<text:span text:style-name="T3">,</text:span>所以才會一直以為賓拉登已經是個六七十歲的老人<text:span text:style-name="T3">,</text:span>實際上他才<text:span text:style-name="T3">54.</text:span></text:p>
      <text:p text:style-name="P1"><text:span text:style-name="T1">陳真</text:span><text:s/>  |  2011.05.09 14:48   |   <text:a xlink:type="simple" xlink:href="http://palinfo.habago.org/Entry?Command=Information_PrintForum&amp;iPage=567#FORUM23775"><text:span text:style-name="T2">#</text:span></text:a></text:p>
      <text:p text:style-name="P2">老賓最後警告<text:span text:style-name="T3"><text:s/></text:span>美國將永無寧日<text:span text:style-name="T3"><text:line-break/><text:line-break/></text:span>更新日期<text:span text:style-name="T3">:2011/05/09 08:20 <text:line-break/><text:line-break/></text:span>（法新社杜拜<text:span text:style-name="T3">8</text:span>日電）<text:span text:style-name="T3"><text:s/></text:span>蓋達組織（<text:span text:style-name="T3">Al-Qaeda</text:span>）通信管道的伊斯蘭網站<text:span text:style-name="T3">Shamikh1.net</text:span>今天報導，蓋達首腦賓拉登在他遭美軍突擊隊狙殺前錄製的最後錄音帶中警告，巴勒斯坦若沒有安全，美國也別想有安全可言。<text:span text:style-name="T3"><text:line-break/><text:line-break/></text:span>賓拉登（<text:span text:style-name="T3">Osama bin Laden</text:span>）向美國總統歐巴馬喊話說：「在我們能夠於巴勒斯坦安全生活之前，美國別夢想有安全。您生活於平靜中，我們在加薩的兄弟卻沒有安穩生活可言，這很不公平。」<text:span text:style-name="T3"><text:line-break/><text:line-break/></text:span>賓拉登在<text:span text:style-name="T3">Shamikh1.net</text:span>張貼的訊息中警告，「基於此，以及真主的示意，只要您持續給以色列撐腰，我們就會繼續對你們攻擊。」<text:span text:style-name="T3"><text:line-break/><text:line-break/></text:span>賓拉登指出，他曾試圖透過奈及利亞內褲炸彈客阿布杜穆塔拉布（<text:span text:style-name="T3">Abdul Farouk Abdulmutallab</text:span>）向美國傳達訊息。<text:span text:style-name="T3"><text:line-break/><text:line-break/></text:span>阿布杜穆塔拉布圖謀於<text:span text:style-name="T3">2009</text:span>年耶誕節當天，引爆爆裂物，炸毀<text:span text:style-name="T3">1</text:span>架飛抵底特律的西北航空班機。<text:span text:style-name="T3"><text:line-break/><text:line-break/></text:span>賓拉登說：「如果能夠經由文字的方式，傳達訊息給您，我們就不必透過飛機傳達訊息。」<text:span text:style-name="T3"><text:line-break/><text:line-break/></text:span>賓拉登表示，「我們經由這架飛機想要傳達的訊息，在確認我們<text:span text:style-name="T3">911</text:span>英雄所傳達的上一次訊息。」<text:span text:style-name="T3"><text:line-break/><text:line-break/></text:span>這捲錄音帶只錄製了<text:span text:style-name="T3">1</text:span>分鐘多。</text:p>
      <text:p text:style-name="P1"><text:span text:style-name="T1">陳真</text:span><text:s/>  |  2011.05.09 03:47   |   <text:a xlink:type="simple" xlink:href="http://palinfo.habago.org/Entry?Command=Information_PrintForum&amp;iPage=567#FORUM23683"><text:span text:style-name="T2">#</text:span></text:a></text:p>
      <text:p text:style-name="P3"><text:span text:style-name="T3">(</text:span>續<text:span text:style-name="T3">)<text:line-break/><text:line-break/></text:span>我們不該根據某人的某些言語來判斷其思維<text:span text:style-name="T3">,</text:span>因為語言無法賦予自身任何意義<text:span text:style-name="T3">;</text:span>重要的不是話語<text:span text:style-name="T3">,</text:span>而是話語跟說話者之間的關係<text:span text:style-name="T3">. <text:line-break/><text:line-break/></text:span>光是話語本身是無法理解的<text:span text:style-name="T3">,</text:span>就好像我們無法理解一塊木頭上面寫個<text:span text:style-name="T3"><text:s/>"</text:span>炮<text:span text:style-name="T3">" </text:span>是什麼東西一樣<text:span text:style-name="T3">. </text:span>這東西<text:span text:style-name="T3">,</text:span>唯有當它屬於一種棋局時<text:span text:style-name="T3">,</text:span>它才能被理解為一個<text:span text:style-name="T3"><text:s/>"</text:span>棋子<text:span text:style-name="T3">",</text:span>否則<text:span text:style-name="T3"><text:s/>"</text:span>炮<text:span text:style-name="T3">" </text:span>這東西不過就是一塊小木頭<text:span text:style-name="T3">,</text:span>不可能憑空翻山越嶺<text:span text:style-name="T3">.<text:line-break/><text:line-break/></text:span>我前兩篇留言對達賴的批評<text:span text:style-name="T3">,</text:span>當然也不是因為他針對賓拉登之事講了一些傻話而來<text:span text:style-name="T3">. </text:span>我不用聽他說<text:span text:style-name="T3">,</text:span>大約事先就能猜到他會講些什麼<text:span text:style-name="T3">.<text:line-break/><text:line-break/></text:span>應該是去年吧<text:span text:style-name="T3">,</text:span>達賴來台灣<text:span text:style-name="T3">,</text:span>我還跑去聆聽教誨<text:span text:style-name="T3">,</text:span>其實我只是想近距離看看<text:span text:style-name="T3"><text:s/>"</text:span>活佛<text:span text:style-name="T3">" </text:span>眉宇之間的神色模樣究竟如何<text:span text:style-name="T3">.</text:span>至於他說些什麼<text:span text:style-name="T3">,</text:span>我早已不怎麼在意<text:span text:style-name="T3">. </text:span>一來是因為對其人其思太過熟悉<text:span text:style-name="T3">,</text:span>二來是因為他這幾年來的一些表現<text:span text:style-name="T3">,</text:span>讓我對他的<text:span text:style-name="T3"><text:s/>"</text:span>宗教性<text:span text:style-name="T3">" </text:span>大大打了折扣<text:span text:style-name="T3">.<text:line-break/><text:line-break/></text:span>至於打折的原因<text:span text:style-name="T3">,</text:span>並不只是像底下<text:span text:style-name="T3">Guardian</text:span>這篇文章所批評<text:span text:style-name="T3">,</text:span>而是許許多多的事例讓我相信<text:span text:style-name="T3">,</text:span>達賴並沒有忠於其信念<text:span text:style-name="T3">. </text:span>比方說<text:span text:style-name="T3">,</text:span>老是和美國眉來眼去<text:span text:style-name="T3">,</text:span>不但接受其頒獎<text:span text:style-name="T3">,</text:span>甚至互相標榜一些與事實完全相反的東西<text:span text:style-name="T3">,</text:span>彷彿美國是什麼純潔的白雪公主似的<text:span text:style-name="T3">,</text:span>為了什麼自由人權而奮鬥<text:span text:style-name="T3">;</text:span>對於美國所發動的各項侵略戰爭以及殺害數百萬人性命的各項嚴重違反人道罪行<text:span text:style-name="T3">,</text:span>卻從來沒有一句批評<text:span text:style-name="T3">;</text:span>對於所謂恐怖份子倒是批評一堆<text:span text:style-name="T3">,</text:span>雖然最後都會掛上幾句慈悲憐憫<text:span text:style-name="T3">.<text:line-break/><text:line-break/></text:span>底下這文章提到<text:span text:style-name="T3">,</text:span>達賴於<text:span text:style-name="T3">1992</text:span>年應邀充當據說有<text:span text:style-name="T3"><text:s/>"</text:span>時尚聖經<text:span text:style-name="T3">" </text:span>之稱的<text:span text:style-name="T3"><text:s/></text:span>法國<text:span text:style-name="T3">Vogue</text:span>雜誌的客座編輯<text:span text:style-name="T3">. </text:span>我不知道一個和尚跟一堆奢華無度的名人明星或有錢大爺拍照搞時髦編時髦雜誌<text:span text:style-name="T3">,</text:span>是不是屬於一種我還無法參透的最新佛法<text:span text:style-name="T3">? <text:line-break/><text:line-break/></text:span>至於文章中提到<text:span text:style-name="T3">,1950-1974</text:span>年之間<text:span text:style-name="T3">,</text:span>達賴每年定期接受美國<text:span text:style-name="T3"><text:s/>CIA </text:span>情治單位的供養<text:span text:style-name="T3">. </text:span>此事真相如何<text:span text:style-name="T3">,</text:span>我不知道<text:span text:style-name="T3">. </text:span>雖屬歷史往事<text:span text:style-name="T3">,</text:span>或有其苦衷不得而知<text:span text:style-name="T3">,</text:span>但連續拿了二十幾年的錢也未免太誇張<text:span text:style-name="T3">.<text:line-break/><text:line-break/></text:span>更重要的是<text:span text:style-name="T3">,</text:span>如果那只是一種非常時期互相利用的權宜之計倒也罷了<text:span text:style-name="T3">(</text:span>就好像賓拉登也曾經是美國打擊蘇俄的重要馬前卒<text:span text:style-name="T3">),</text:span>可是<text:span text:style-name="T3">,</text:span>一直到現在<text:span text:style-name="T3">2011</text:span>年<text:span text:style-name="T3">5</text:span>月<text:span text:style-name="T3">9</text:span>日<text:span text:style-name="T3">,</text:span>達賴依然十分樂於充當美國或西方列強攻擊中國的一個工具<text:span text:style-name="T3">. <text:line-break/><text:line-break/></text:span>今天<text:span text:style-name="T3">,</text:span>如果他也以同樣的普世價值來批評或甚至對抗美國與西方列強之遠甚於中國的侵害人權行為<text:span text:style-name="T3">,</text:span>那麼<text:span text:style-name="T3">,</text:span>我們不會說他是西方的工具<text:span text:style-name="T3">,</text:span>也不致失去對其言行話語原有的崇高敬意<text:span text:style-name="T3">. <text:line-break/><text:line-break/></text:span>陳真<text:span text:style-name="T3"><text:line-break/>==============<text:line-break/><text:line-break/>Down with the Dalai Lama<text:line-break/><text:line-break/>Why do western commentators idolise a celebrity monk who hangs out with Sharon Stone and once guest-edited French Vogue?<text:line-break/><text:line-break/>Brendan O'Neill <text:line-break/><text:line-break/>guardian.co.uk, Thursday <text:line-break/><text:line-break/>29 May 2008 20.00 <text:line-break/><text:line-break/>Has there ever been a political figure more ridiculous than the Dalai Lama? This is the "humble monk" who forswears worldly goods in favour of living a simple life dressed in maroon robes. Yet in 1992 he guest-edited French Vogue, the bible of the decadent high-fashion classes, which is packed with pictures of the half-starved daughters of the aristocracy modelling skirts and shirts that most of us could never afford.<text:line-break/><text:line-break/>He claims to be the current incarnation of the Tulkus line of Buddhist masters, who are "exempt from the wheel of death and rebirth". Yet he's best known for hanging out with clueless western celebs like Richard Gere and Sharon Stone (who is still most famous for showing her vagina on the big screen). Stone once introduced the Dalai Lama at a glittering fundraising ball as "Mr Please, Please, Please Let Me Back Into China!"<text:line-break/><text:line-break/>The Dalai Lama says he wants Tibetan autonomy and political independence. Yet he allows himself to be used as a tool by western powers keen to humiliate China. Between the late 1950s and 1974, he is alleged to have received around $15,000 a month, or $180,000 a year, from the CIA. He has also been, according to the same reporter, "remarkably nepotistic", promoting his brothers and their wives to positions of extraordinary power in his fiefdom-in-exile in Dharamsala, northern India.<text:line-break/><text:line-break/>He poses as the quirky, giggly, modern monk who once auctioned his Land Rover on eBay for $80,000 and has even done an advert for Apple (quite what skinny white computers have got to do with Buddhism is anybody's guess). Yet in truth he is a product of the crushing feudalism of archaic, pre-modern Tibet, where an elite of Buddhist monks treated the masses as serfs and ruthlessly punished them if they stepped out of line.<text:line-break/><text:line-break/>The Dalai Lama demands religious freedom. Yet he persecutes a Buddhist sect that worships a deity called Dorje Shugden. He outlawed praying to Dorje Shugden in 1996, and those who defied his writ were thrown out of their jobs, mocked in the streets and even had their homes smashed up by heavy-handed officials from his government-in-exile. When worshippers complained about their treatment, they were told by representatives of the Dalai Lama that "concepts like democracy and freedom of religion are empty when it comes to the wellbeing of the Dalai Lama".<text:line-break/><text:line-break/>As the Dalai Lama tours Britain, lots of people are asking: why won't Brown receive him at Downing Street? I have a different question: why should Brown, who for all his troubles is still the head of an elected political party, meet with an authoritarian, fame-chasing, Apple-loving monk?<text:line-break/><text:line-break/>The Dalai Lama has effectively been turned into a cartoon good guy. In America and western Europe, where backward anti-modern sentiments are widespread amongst self-loathing sections of the educated and the elite, the Dalai Lama has been embraced as a living, breathing representative of unsullied goodness. Despite the fact that he advertises Apple, guest-edits Vogue and drives a Land Rover, he is held up as evidence that living the simple eastern life is preferable to, in the words of Philip Rawson, westerners' "gradually more pointless pursuit of material satisfactions". Just as earlier generations of disillusioned aristocrats fell in love with a fictional version of Tibet (Shangri-La), so contemporary un-progressives idolise a fictional image of the Dalai Lama.<text:line-break/><text:line-break/>Most strikingly, the Dalai Lama is used as a battering ram by western governments in their culture war with China. The reason he is flattered by world leaders and bankrolled by the CIA is not because these institutions care very much for liberty in Tibet, but rather because they want to ratchet up international pressure on their new competitors in world politics: the Chinese. You don't have to be a defender of the authoritarian regime in Beijing (and I most certainly am not) to see that such global sabre-rattling is more likely to entrench tensions between the Tibetan people and China, and increase instability in world affairs, rather than herald anything like a new era of freedom in the east.<text:line-break/><text:line-break/>Far from "helping Tibet", the slavish western worshippers of the Dalai Lama are helping to stifle the development of a real, lively movement for liberty and democracy in the Tibetan regions. One author on the Tibetan independence movement argues that "the Dalai Lama's role as ultimate spiritual authority is holding back the political process of democratisation", since "the assumption that he occupies the correct moral ground from a spiritual perspective means that any challenge to his political authority may be interpreted as anti-religious".<text:line-break/><text:line-break/>At least one reason why the Dalai Lama can pose as "the ultimate spiritual authority" and all-round supreme leader of Tibetans and their future is because influential elements in the west have empowered him to p1ay that role. In doing so, they have been complicit in the infantilisation of the Tibetan people. Tibetans now suffer the double horror of being ruled by undemocratic Chinese officials on one hand, and demeaned by the Dalai Lama and his western supporters on the other.</text:span></text:p>
      <text:p text:style-name="P1"><text:span text:style-name="T1">漢堡</text:span><text:s/>  |  2011.05.09 01:27   |   <text:a xlink:type="simple" xlink:href="http://palinfo.habago.org/Entry?Command=Information_PrintForum&amp;iPage=567#FORUM23657"><text:span text:style-name="T2">#</text:span></text:a></text:p>
      <text:p text:style-name="P2">留言板被垃圾訊息塞爆啦<text:span text:style-name="T3">~</text:span>快被洗版了<text:span text:style-name="T3">!!!</text:span>麻煩管理者清掃一下<text:span text:style-name="T3">...</text:span>我從以前就懷疑過了，這難道是對手的策略？</text:p>
      <text:p text:style-name="P4"/>
      <text:p text:style-name="P1"><text:span text:style-name="T1">陳真</text:span><text:s/>  |  2011.05.07 18:37   |   <text:a xlink:type="simple" xlink:href="http://palinfo.habago.org/Entry?Command=Information_PrintForum&amp;iPage=568#FORUM23585"><text:span text:style-name="T2">#</text:span></text:a></text:p>
      <text:p text:style-name="P2">美軍剛入侵伊拉克和阿富汗時<text:span text:style-name="T3">,</text:span>達賴都曾分別公開表達類似的模糊立場<text:span text:style-name="T3">,</text:span>例如在美國本土的演講<text:span text:style-name="T3">,</text:span>聽起來就是支持入侵<text:span text:style-name="T3">,</text:span>可是在另一些場合或回到家中或入了廟<text:span text:style-name="T3">,</text:span>便說起和尚的話<text:span text:style-name="T3">,</text:span>籠籠統統地講些和平慈悲反戰言論<text:span text:style-name="T3">.<text:line-break/><text:line-break/></text:span>我並不認為達賴有意如此規避<text:span text:style-name="T3">,</text:span>我只是覺得他在現實問題上的想法很主流很一般<text:span text:style-name="T3">,</text:span>缺乏深思熟慮<text:span text:style-name="T3">,</text:span>而且毫無批判性<text:span text:style-name="T3">.</text:span>特別是在道德是非這層意義上<text:span text:style-name="T3">,</text:span>除了空泛的所謂慈悲<text:span text:style-name="T3">,</text:span>並無深刻內涵<text:span text:style-name="T3">.<text:line-break/><text:line-break/></text:span>不管是有意模糊或無意識地蒼白<text:span text:style-name="T3">,</text:span>基本上都很讓人感冒<text:span text:style-name="T3">,</text:span>因為講了等於沒講<text:span text:style-name="T3">. </text:span>記得高中時有個化學老師<text:span text:style-name="T3">,</text:span>他說考試時實驗題如果不會寫<text:span text:style-name="T3">,</text:span>千萬不要空白<text:span text:style-name="T3">,</text:span>好歹也講些廢話<text:span text:style-name="T3">,</text:span>說不定還能掙點分數<text:span text:style-name="T3">. </text:span>他說<text:span text:style-name="T3">,</text:span>你可以寫說<text:span text:style-name="T3">:"</text:span>加入試劑時<text:span text:style-name="T3">,</text:span>動作宜輕柔<text:span text:style-name="T3">,</text:span>以免噴濺四處<text:span text:style-name="T3">,</text:span>劑量需適當<text:span text:style-name="T3">,</text:span>不宜過量<text:span text:style-name="T3">,</text:span>但也不要劑量不足將影響判讀<text:span text:style-name="T3">". </text:span>我看達賴這方面的言論<text:span text:style-name="T3">,</text:span>其道德內涵也差不多只是這樣一種水平<text:span text:style-name="T3">.<text:line-break/><text:line-break/></text:span>但是<text:span text:style-name="T3">,</text:span>李敖有句話說得很對<text:span text:style-name="T3">,"</text:span>你可以左袒<text:span text:style-name="T3">,</text:span>也可以右袒<text:span text:style-name="T3">,</text:span>但做壁上觀是可恥的<text:span text:style-name="T3">." </text:span>你可以支持這一方<text:span text:style-name="T3">,</text:span>也可以支持那一方<text:span text:style-name="T3">,</text:span>甚至可以兩邊都不支持而只支持某種理念<text:span text:style-name="T3">,</text:span>但不管怎麼樣<text:span text:style-name="T3">,</text:span>面對是非<text:span text:style-name="T3">,</text:span>你總得採取一種態度<text:span text:style-name="T3">,</text:span>騎牆是可恥的<text:span text:style-name="T3">--</text:span>不管是有意或無意<text:span text:style-name="T3">.</text:span></text:p>
      <text:p text:style-name="P1"><text:span text:style-name="T1">漢堡</text:span><text:s/>  |  2011.05.07 02:41   |   <text:a xlink:type="simple" xlink:href="http://palinfo.habago.org/Entry?Command=Information_PrintForum&amp;iPage=568#FORUM23569"><text:span text:style-name="T2">#</text:span></text:a></text:p>
      <text:p text:style-name="P3">感謝陳醫師的回應和<text:span text:style-name="T3">youtube</text:span>連結！有空我再去聽聽。我想布希給達賴頒獎這一件事，加上達賴和西方世界的聯盟關係是釐清媒體解讀達賴的重要線索。我都忘了他領過大戰犯的獎<text:span text:style-name="T3">...fucking disgusting!<text:line-break/><text:line-break/></text:span>賓拉登被殺，達賴當然得從符合自身政治立場者的角度表示意見：「我朋友的敵人被幹掉了，找個和我宗教立場相投，卻又不會觸犯朋友的講法表達吧<text:span text:style-name="T3">...</text:span>」反過來說，媒體只是把達賴言下的<text:span text:style-name="T3"><text:s/>"</text:span>政治取向<text:span text:style-name="T3">" </text:span>給攤在陽光下，美國殺了賓拉登，我是美國的朋友<text:span text:style-name="T3">/</text:span>棋子，當然會支持美國的行為。<text:span text:style-name="T3"><text:line-break/><text:line-break/></text:span>達賴偶爾也會遣責伊拉克戰爭，不過當然也是在不觸犯大東主的前提下，講得伊伊啊啊模糊不清。<text:span text:style-name="T3"><text:line-break/><text:line-break/>http://www.democracynow.org/blog/2010/5/24/amy_goodman_questions_dalai_lama_about_iraq_and_afghanistan_wars_and_about_tibet</text:span></text:p>
      <text:p text:style-name="P1"><text:span text:style-name="T1">陳真</text:span><text:s/>  |  2011.05.07 01:46   |   <text:a xlink:type="simple" xlink:href="http://palinfo.habago.org/Entry?Command=Information_PrintForum&amp;iPage=568#FORUM23567"><text:span text:style-name="T2">#</text:span></text:a></text:p>
      <text:p text:style-name="P2">漢堡<text:span text:style-name="T3">,</text:span>達賴的演講在此有一兩小時的整個影音錄像<text:span text:style-name="T3">,:<text:line-break/><text:line-break/>http://www.youtube.com/watch?v=qZ97WIuT8Ks<text:line-break/><text:line-break/></text:span>我看不出媒體有曲解了達賴的任何原意<text:span text:style-name="T3">.</text:span>我對於達賴的熟稔程度<text:span text:style-name="T3">,</text:span>已經到了<text:span text:style-name="T3"><text:s/>"</text:span>不用聽他說什麼就能事先會料到他將怎麼說<text:span text:style-name="T3">" </text:span>的地步<text:span text:style-name="T3">. <text:line-break/><text:line-break/></text:span>達賴是個好人<text:span text:style-name="T3">,</text:span>只可惜頭腦不清<text:span text:style-name="T3">,</text:span>所以我只尊敬其為人心之良善<text:span text:style-name="T3">,</text:span>卻不把他的看法當一回事<text:span text:style-name="T3">,</text:span>畢竟他對國際諸多現實的看法<text:span text:style-name="T3">,</text:span>基本上只是把如雷貫耳的西方主流意見給覆述一遍而已<text:span text:style-name="T3">.<text:line-break/><text:line-break/></text:span>至於你提到的<text:span text:style-name="T3"><text:s/>"</text:span>語境<text:span text:style-name="T3">",</text:span>既然是語言的環境<text:span text:style-name="T3">,</text:span>自然就不能只從話語本身來字斟句酌<text:span text:style-name="T3">,</text:span>畢竟語言不可能賦予自身任何有效的意義<text:span text:style-name="T3">.<text:line-break/><text:line-break/></text:span>簡單這麼說吧<text:span text:style-name="T3">,</text:span>不就只是在大約三四年前嗎<text:span text:style-name="T3">? </text:span>也就是<text:span text:style-name="T3"><text:s/>2007</text:span>年的<text:span text:style-name="T3">10</text:span>月<text:span text:style-name="T3">,</text:span>布希在白宮公開頒獎給達賴<text:span text:style-name="T3">,</text:span>表彰他對<text:span text:style-name="T3"><text:s/>"</text:span>和平與容忍<text:span text:style-name="T3">" </text:span>的貢獻<text:span text:style-name="T3">,</text:span>布希說<text:span text:style-name="T3">,</text:span>此一表彰<text:span text:style-name="T3">,</text:span>同時亦在於彰顯美國對於自由和人權的貢獻<text:span text:style-name="T3">,</text:span>布希說<text:span text:style-name="T3">:"</text:span>在整個美國歷史<text:span text:style-name="T3">,</text:span>我們驕傲地和那些為世界各地受蹂躪和壓迫者提供希望的人站在一起<text:span text:style-name="T3">".<text:line-break/><text:line-break/></text:span>我想這就是語境<text:span text:style-name="T3">,</text:span>看一個人的話語<text:span text:style-name="T3">,</text:span>恐怕得看他的一切話語<text:span text:style-name="T3">(</text:span>而不是某句話語<text:span text:style-name="T3">)</text:span>究竟是呈現在一種什麼樣的世界觀底下<text:span text:style-name="T3">. </text:span>當一個人願意接受布希這個兩手血腥萬惡不赦的人渣頒發什麼自由人權獎時<text:span text:style-name="T3">,</text:span>意味著他對於頒獎者所代表的勢力之認同<text:span text:style-name="T3">. </text:span>或者倒過來講其實也一樣<text:span text:style-name="T3">,</text:span>今天一個這樣的人渣竟然要公開頒獎給你<text:span text:style-name="T3">,</text:span>說你跟他們一樣都是為著某種偉大理想在奮鬥時<text:span text:style-name="T3">,</text:span>這意味著<text:span text:style-name="T3">,</text:span>人渣是把你看成同一國的<text:span text:style-name="T3">(</text:span>我敢保證我這一生絕不會得到這樣的獎<text:span text:style-name="T3">).</text:span>換句話說<text:span text:style-name="T3">,</text:span>他們頂著即便不是完全一樣至少也是品味極其類似的一片天<text:span text:style-name="T3">. <text:line-break/><text:line-break/></text:span>羅素說得很對<text:span text:style-name="T3">,</text:span>戰爭或許不一定能分得清誰是誰非<text:span text:style-name="T3">(right or wrong),</text:span>卻分得清誰左誰右<text:span text:style-name="T3">(right or left). </text:span>這話並不是指的政治學上的左派右派<text:span text:style-name="T3">,</text:span>而是指的某種迥然不同的世界觀<text:span text:style-name="T3">. </text:span>羅素這話換個方式說也一樣<text:span text:style-name="T3">,</text:span>對於人渣的態度或許分不清形而下的是非<text:span text:style-name="T3">,</text:span>卻肯定分得清某種品味某種形而上的態度之基本差異<text:span text:style-name="T3">.<text:line-break/><text:line-break/></text:span>陳真</text:p>
      <text:p text:style-name="P1"><text:span text:style-name="T1">漢堡</text:span><text:s/>  |  2011.05.07 01:11   |   <text:a xlink:type="simple" xlink:href="http://palinfo.habago.org/Entry?Command=Information_PrintForum&amp;iPage=568#FORUM23566"><text:span text:style-name="T2">#</text:span></text:a></text:p>
      <text:p text:style-name="P3">順帶一提：斯洛伐尼亞文化批評家紀傑克<text:span text:style-name="T3">(</text:span>齊澤克<text:span text:style-name="T3">)</text:span>針對所謂<text:span text:style-name="T3"><text:s/>"</text:span>西方佛教<text:span text:style-name="T3">"</text:span>的批判一針見血，指稱其為填充晚近資本主義道德黑洞的鴉片。不過他是透過分析星際大戰：西斯大帝的復仇來闡述他的論點<text:span text:style-name="T3">...(</text:span>笑<text:span text:style-name="T3">)<text:line-break/><text:line-break/>http://www.inthesetimes.com/article/2122/</text:span></text:p>
      <text:p text:style-name="P1"><text:span text:style-name="T1">漢堡</text:span><text:s/>  |  2011.05.07 01:00   |   <text:a xlink:type="simple" xlink:href="http://palinfo.habago.org/Entry?Command=Information_PrintForum&amp;iPage=568#FORUM23565"><text:span text:style-name="T2">#</text:span></text:a></text:p>
      <text:p text:style-name="P5"><text:span text:style-name="T1">我不特別同情達賴喇嘛，甚至很討厭西方世界對他的過份崇拜，不過我認為他的話語被美國媒體曲解了。關鍵是兩句話，都被媒體從他的整體語境套出：</text:span><text:line-break/><text:line-break/>1.) "Forgiveness doesn't mean forget what happened...if something is serious and it is necessary to take counter-measures, you have to take counter-measures." <text:line-break/><text:line-break/>2.) “said [that] in the case of bin Laden, his action was of course destructive and the September 11 events killed thousands of people…so his action must be brought to justice.”<text:line-break/><text:line-break/><text:span text:style-name="T1">從第一句我們可以看出達賴支持某種反擊甚至反抗，可是報導者都有沒有明確指出，他指的</text:span><text:s/>"counter-measures"<text:span text:style-name="T1">是怎樣的行動。許多媒體就大肆發揮想像力，解釋成</text:span><text:s/>"<text:span text:style-name="T1">賓拉登死，達賴表示贊同</text:span>"<text:span text:style-name="T1">。第二句呢，我認為關鍵在</text:span>justice<text:span text:style-name="T1">一詞。巴基斯坦史學家</text:span>Tariq Ali <text:span text:style-name="T1">在接受</text:span>GritTV<text:span text:style-name="T1">採訪時表示，狂歡中的美國人所信奉的正義，是「遊俠式的正義，暴民私刑的正義」，而非合乎法理程序的正義。</text:span><text:line-break/>(<text:span text:style-name="T1">連結：</text:span>http://grittv.org/2011/05/02/tariq-ali-sonali-kolhatkar-and-voices-from-ground-zero/)<text:span text:style-name="T1">所以美國媒體</text:span>(<text:span text:style-name="T1">包括如</text:span>NPR<text:span text:style-name="T1">等公共廣播電台</text:span>)<text:span text:style-name="T1">就順水推舟，迎合民意地認定達賴所講的</text:span>"justice"<text:span text:style-name="T1">就等同這次暗殺行動的正義。我在網路上怎樣也找不到他在</text:span>USC<text:span text:style-name="T1">演說的全文，沒看到全文前，我不會輕易信任媒體。</text:span><text:line-break/><text:line-break/>http://gawker.com/#!5798813/dalai-lama-says-bin-laden-is-worthy-of-forgiveness-bullets<text:line-break/><text:line-break/>http://blogs.wsj.com/indiarealtime/2011/05/05/dalai-lama-in-bin-laden-quandary/</text:p>
      <text:p text:style-name="P1"><text:span text:style-name="T1">良哲</text:span><text:s/>  |  2011.05.06 22:45   |   <text:a xlink:type="simple" xlink:href="http://palinfo.habago.org/Entry?Command=Information_PrintForum&amp;iPage=568#FORUM23564"><text:span text:style-name="T2">#</text:span></text:a></text:p>
      <text:p text:style-name="P3"><text:span text:style-name="T3">http://chaiwanbenpost.blogspot.com/2011/04/25_29.html<text:line-break/><text:line-break/></text:span>顛倒過來<text:span text:style-name="T3"><text:s/>/</text:span>施善繼<text:span text:style-name="T3"><text:line-break/><text:line-break/></text:span>顛倒過來，位置把它顛倒過來，<text:span text:style-name="T3"><text:line-break/></text:span>侯賽因變成布希變成布萊爾，<text:span text:style-name="T3"><text:line-break/></text:span>誰要斬誰？誰要斷誰的頭？<text:span text:style-name="T3"><text:line-break/></text:span>讓布萊爾的手勾住布希的肘。<text:span text:style-name="T3"><text:line-break/><text:line-break/></text:span>一萬兩千次空襲紙上談兵，<text:span text:style-name="T3"><text:line-break/></text:span>他倆拿捏如何不偏不倚，<text:span text:style-name="T3"><text:line-break/></text:span>分六千次給華盛頓特區，<text:span text:style-name="T3"><text:line-break/></text:span>配六千次到倫敦唐寧街口。<text:span text:style-name="T3"><text:line-break/><text:line-break/></text:span>精靈轟炸定點兩千磅，<text:span text:style-name="T3"><text:line-break/></text:span>像春天挑在迷人的季節怒放，<text:span text:style-name="T3"><text:line-break/></text:span>一千磅撒在白金漢宮前院，<text:span text:style-name="T3"><text:line-break/></text:span>一千磅鋪在皚皚白宮的周邊。<text:span text:style-name="T3"><text:line-break/><text:line-break/></text:span>兩萬一千三百枚戰斧，<text:span text:style-name="T3"><text:line-break/></text:span>畫出雄姿然而淒美的拋物，<text:span text:style-name="T3"><text:line-break/></text:span>掉進密西西比河；落在洛磯山脈；<text:span text:style-name="T3"><text:line-break/></text:span>掉進泰晤士河；落在英倫三島。<text:span text:style-name="T3"><text:line-break/><text:line-break/></text:span>布希用肘鎖緊布萊爾的手，<text:span text:style-name="T3"><text:line-break/></text:span>侯賽因變成布萊爾變成布希，<text:span text:style-name="T3"><text:line-break/></text:span>誰要斬誰？誰要斷誰的頭？<text:span text:style-name="T3"><text:line-break/></text:span>顛倒過來，位置把它顛倒過來。</text:p>
      <text:p text:style-name="P1"><text:span text:style-name="T1">陳真</text:span><text:s/>  |  2011.05.06 21:36   |   <text:a xlink:type="simple" xlink:href="http://palinfo.habago.org/Entry?Command=Information_PrintForum&amp;iPage=568#FORUM23560"><text:span text:style-name="T2">#</text:span></text:a></text:p>
      <text:p text:style-name="P2">依照達賴的邏輯<text:span text:style-name="T3">,</text:span>我們應該把至少一半以上的美國人視為敵人<text:span text:style-name="T3">,</text:span>並予以殲滅<text:span text:style-name="T3">!</text:span>因為這些混蛋美國人選出殘害數百萬人的一堆人渣總統<text:span text:style-name="T3">,</text:span>並縱容甚至鼓勵他們為所欲為<text:span text:style-name="T3">. </text:span>至於這些人渣總統<text:span text:style-name="T3">,</text:span>我們更應積極緝捕<text:span text:style-name="T3">,</text:span>包括他們的家屬<text:span text:style-name="T3">,</text:span>包括他們的太太小孩以及兒孫媳婦等<text:span text:style-name="T3">,</text:span>甚至包括鄰居同學老師等等等<text:span text:style-name="T3">,</text:span>同樣必須予以強力殲滅<text:span text:style-name="T3">. <text:line-break/><text:line-break/>(</text:span>看診中<text:span text:style-name="T3">,</text:span>待續<text:span text:style-name="T3">)<text:line-break/><text:line-break/></text:span>陳真<text:span text:style-name="T3"><text:line-break/>===========<text:line-break/><text:line-break/></text:span>達賴：殺賓拉登合情理<text:span text:style-name="T3"><text:line-break/><text:line-break/>2011</text:span>年<text:span text:style-name="T3"><text:s/>05</text:span>月<text:span text:style-name="T3">06</text:span>日<text:span text:style-name="T3"><text:s/></text:span>西藏精神領袖達賴喇嘛周二表示，美國擊斃全球頭號恐怖份子賓拉登「合乎情理」，雖然賓拉登可能值得同情、甚至被寬恕，但「寬恕不代表忘記發生過的事。倘若發生了嚴重而必須反制的事件，就必須採取反制行動」。<text:span text:style-name="T3"><text:line-break/><text:line-break/></text:span>達賴辦公室事後在網站發表聲明，指稱達賴強調必須對行為與行為者之間做出區隔，以賓拉登為例，儘管「其行動必須受到制裁，但我們必須對行動者本身抱持同情和關懷」。編譯蔡佳慧<text:span text:style-name="T3"> <text:line-break/><text:line-break/></text:span></text:p>
      <text:p text:style-name="P1"><text:span text:style-name="T1">懷軒</text:span><text:s/>  |  2011.05.06 20:15   |   <text:a xlink:type="simple" xlink:href="http://palinfo.habago.org/Entry?Command=Information_PrintForum&amp;iPage=568#FORUM23557"><text:span text:style-name="T2">#</text:span></text:a></text:p>
      <text:p text:style-name="P3">巴勒斯坦踏上崎嶇和解之路<text:span text:style-name="T3"><text:line-break/>2011</text:span>年<text:span text:style-name="T3">05</text:span>月<text:span text:style-name="T3">06</text:span>日<text:span text:style-name="T3"><text:s/>13:47:30 </text:span>　來源：<text:span text:style-name="T3"><text:s/></text:span>新華網<text:span text:style-name="T3"><text:line-break/><text:line-break/></text:span>對立兩派破鏡重圓<text:span text:style-name="T3"><text:line-break/><text:line-break/></text:span>【美國《紐約時報》網站<text:span text:style-name="T3">5</text:span>月<text:span text:style-name="T3">4</text:span>日報道】對立的巴勒斯坦派別今天簽署了一項具有重大歷史意義的和解協議，發誓要共同反對以色列佔領。<text:span text:style-name="T3"><text:line-break/><text:line-break/></text:span>法塔赫運動領導人、美國的盟友<text:span text:style-name="T3">(</text:span>至少目前還是<text:span text:style-name="T3">)</text:span>馬哈茂德‧阿巴斯與總部設在敘利亞的哈馬斯領導人哈立德‧邁沙阿勒攜起手來。伊斯蘭組織哈馬斯拒絕以色列的存在，並且從伊朗那裏接受武器和訓練。<text:span text:style-name="T3"><text:line-break/><text:line-break/></text:span>在埃及情報總部舉行的簽字儀式上，來自阿巴斯領導的巴勒斯坦民族權力機構<text:span text:style-name="T3">(</text:span>控制著約旦河西岸<text:span text:style-name="T3">)</text:span>的代表與統治著加沙的哈馬斯的代表互相擁抱，甚至開起了玩笑。<text:span text:style-name="T3">4</text:span>年來，兩派都視對方為不共戴天之敵。現在，他們卻表達了共同的堅定決心。<text:span text:style-name="T3"><text:line-break/><text:line-break/>“</text:span>我們將只有一個民族權力機構，一個決定，<text:span text:style-name="T3">”</text:span>邁沙阿勒在講臺上說，<text:span text:style-name="T3">“</text:span>我們需要實現共同的目標：一個建立在<text:span text:style-name="T3">1967</text:span>年邊界之上、擁有完全主權、以耶路撒冷為首都的巴勒斯坦國，沒有定居者，我們不會放棄回歸權。<text:span text:style-name="T3">”<text:line-break/><text:line-break/></text:span>初步發生變化的一個跡象是，哈馬斯電視臺的信號首次進入西岸，而巴民族權力機構電視臺的信號進了加沙。<text:span text:style-name="T3"><text:line-break/><text:line-break/></text:span>多重因素促成團結<text:span text:style-name="T3"><text:line-break/><text:line-break/></text:span>關于巴勒斯坦團結協議最令人好奇的元素是它在達成時所處的地區環境。兩派不是一下子就消除不信任感的。相反，雙方都感受到了席卷中東的重大變革的余震。<text:span text:style-name="T3"><text:line-break/><text:line-break/></text:span>對阿巴斯來說，埃及胡斯尼‧穆巴拉克政權的垮臺表明他失去了一個關鍵盟友，他所屬的<text:span text:style-name="T3">“</text:span>溫和<text:span text:style-name="T3">”</text:span>軸心解體了。一份備受巴勒斯坦人歡迎的團結協議可以增強法塔赫的力量，提升這位巴民族權力機構主席在境內乃至整個地區的地位，因為在這個時候，法塔赫和阿巴斯的主要賣點<text:span text:style-name="T3">(</text:span>與以色列通過談判實現和平<text:span text:style-name="T3">)</text:span>已經失去吸引力了。<text:span text:style-name="T3"><text:line-break/><text:line-break/></text:span>對哈馬斯來說，穆巴拉克的下臺同樣具有決定意義。一個與民意更步調一致的政府，再加上一個更強大的穆斯林兄弟會<text:span text:style-name="T3">(</text:span>哈馬斯是其分支<text:span text:style-name="T3">)</text:span>，預示著一個更熱絡的雙邊關係。敘利亞愈演愈烈的騷亂是另一個因素。<text:span text:style-name="T3">10</text:span>年來，敘利亞一直在為哈馬斯領導層提供庇護所。哈馬斯認為，即使不會馬上就出現政權更迭，敘利亞政權無可避免地會發生變化。從長期來看，埃及是個更重要的國家。朝埃及傾斜是個更安全的賭注。接受埃及斡旋的協議則是第一步。<text:span text:style-name="T3"><text:line-break/><text:line-break/></text:span>另外，從<text:span text:style-name="T3">2010</text:span>年<text:span text:style-name="T3">9</text:span>月阿巴斯認定巴以談判已經壽終正寢時，他就開始走上另一條道路<text:span text:style-name="T3">———</text:span>與哈馬斯和解，許多了解他的人都認為，他希望在團結的氛圍中結束自己的職業生涯。<text:span text:style-name="T3"><text:line-break/><text:line-break/></text:span>重重困難有待克服<text:span text:style-name="T3"><text:line-break/><text:line-break/></text:span>【以色列《國土報》網站<text:span text:style-name="T3">5</text:span>月<text:span text:style-name="T3">5</text:span>日報道】在經過近<text:span text:style-name="T3">4</text:span>年的分裂之後，對立的兩個派別法塔赫和哈馬斯的領導人昨天在開羅簽署了協議。<text:span text:style-name="T3"><text:line-break/><text:line-break/></text:span>協議的簽署不是馬上就具有實質性意義。相反，雙方代表現在預計會開始漫長的談判，商討如何實施協議的條款：建立一個由技術專家組成、由一個獨立人士領導的民族團結政府，在一年之內舉行主席、立法委員會、巴勒斯坦解放組織全國委員會的選舉。<text:span text:style-name="T3"><text:line-break/><text:line-break/></text:span>昨天的簽字儀式由于一些事情而耽擱了。哈馬斯領導人邁沙阿勒想要對與會者發表演講，但遭到阿巴斯的反對。在一個半小時之後，邁沙阿勒同意演講時間短于阿巴斯。<text:span text:style-name="T3"><text:line-break/><text:line-break/></text:span>【美國《紐約時報》網站<text:span text:style-name="T3">5</text:span>月<text:span text:style-name="T3">4</text:span>日報道】盡管達成了和解協議，巴勒斯坦兩派在協調相互衝突的意識形態和做法時將面臨巨大的困難，許多人在想該協議能否得以實施，會否導致暴力。眼下，在一個委員會就安全合作和囚犯問題展開談判時，各方將獨立管轄各自的地盤。<text:span text:style-name="T3"><text:line-break/><text:line-break/></text:span>另外，哈馬斯政治人物出現在新的執政機構很可能意味著將哈馬斯列為恐怖組織的美國會切斷給巴勒斯坦人每年提供的數以億計美元的援助。<text:span text:style-name="T3"><text:line-break/><text:line-break/></text:span>美國態度至關重要<text:span text:style-name="T3"><text:line-break/><text:line-break/></text:span>【美國《華盛頓郵報》網站<text:span text:style-name="T3">5</text:span>月<text:span text:style-name="T3">4</text:span>日文章】題：給這份協議一個機會<text:span text:style-name="T3"><text:line-break/><text:line-break/></text:span>巴勒斯坦兩個主要派別法塔赫與哈馬斯達成的團結協議最受爭議的一個方面就是，將對以色列<text:span text:style-name="T3">———</text:span>巴勒斯坦和平進程造成什麼影響，但它幾乎肯定是最不重要的方面。迄今，美國對這一出人意料協議的反應一直是負面的，這也是可以預測得到的。華盛頓對與一個沒有改頭換面的哈馬斯組建一個和解政府提出了警告。這麼做表明，美國從一個過時的角度來看待該協議。<text:span text:style-name="T3"><text:line-break/><text:line-break/></text:span>反對兩派團結的最具說服力的論點一直是，這將破壞以巴談判的前景。即便如此，這也絕不是一個具有說服力的論點。因為很難想像一個四分五裂的民族運動可以達成和平協議，更不要說履行和堅守它了。巴勒斯坦和解更可能是和平的前提，而不是和平的障礙。<text:span text:style-name="T3"><text:line-break/><text:line-break/></text:span>這份團結協議有多重意義。如果我們堅持用舊有的想法來看待中東新政治，我們就會冒忽視最吸引人的意義的危險。<text:span text:style-name="T3"><text:line-break/><text:line-break/></text:span>【美國《紐約時報》網站<text:span text:style-name="T3">5</text:span>月<text:span text:style-name="T3">4</text:span>日報道】美國俄亥俄州共和黨議員、眾議院外交委員會中東南亞小組委員會主席史蒂夫‧沙博周一說，他確信新的巴勒斯坦過渡政府將是<text:span text:style-name="T3">“</text:span>披著羊皮的狼<text:span text:style-name="T3">”</text:span>。哈馬斯可能會對這個政府以及和平會談擁有為所欲為的影響力。<text:span text:style-name="T3"><text:line-break/><text:line-break/></text:span>但是，一直在促進和解的西岸商人穆尼卜‧馬斯裏說，應該給該協議一個機會。<text:span text:style-name="T3">“</text:span>哈馬斯會變的，<text:span text:style-name="T3">”</text:span>他在接受採訪時爭辯說，<text:span text:style-name="T3">“</text:span>讓他們進來吧。法塔赫過去也像他們那樣。<text:span text:style-name="T3">”</text:span></text:p>
      <text:p text:style-name="P1"><text:span text:style-name="T1">陳真</text:span><text:s/>  |  2011.05.06 01:58   |   <text:a xlink:type="simple" xlink:href="http://palinfo.habago.org/Entry?Command=Information_PrintForum&amp;iPage=568#FORUM23544"><text:span text:style-name="T2">#</text:span></text:a></text:p>
      <text:p text:style-name="P2">這幾天<text:span text:style-name="T3">,</text:span>不管多麼疲憊<text:span text:style-name="T3">,</text:span>半夜常守在電視機前看半島電視台的白宮記者會現場轉播<text:span text:style-name="T3">.</text:span>看完之後<text:span text:style-name="T3">,</text:span>有個心得<text:span text:style-name="T3">,</text:span>其實我已經不相信賓拉登已死的說法<text:span text:style-name="T3">. <text:line-break/><text:line-break/></text:span>就跟<text:span text:style-name="T3">911</text:span>一樣<text:span text:style-name="T3">,</text:span>當事件剛發生時<text:span text:style-name="T3">,</text:span>誰會那麼小人<text:span text:style-name="T3">,</text:span>竟然會去想到<text:span text:style-name="T3">911</text:span>究竟是不是美國自導自演<text:span text:style-name="T3">? </text:span>但隨著各項證據的浮現<text:span text:style-name="T3">,</text:span>如今我已<text:span text:style-name="T3"><text:s/>100% </text:span>不相信美國對於<text:span text:style-name="T3">911</text:span>的各種主要說法<text:span text:style-name="T3">.<text:line-break/><text:line-break/></text:span>我所知的證據<text:span text:style-name="T3">,</text:span>並不足以得出<text:span text:style-name="T3">911</text:span>是美國自導自演的結論<text:span text:style-name="T3">,</text:span>但卻足以肯定美國老早事先知情的事實<text:span text:style-name="T3">,</text:span>同時也能肯定<text:span text:style-name="T3">,</text:span>布希及其周遭一群極其冷血而惡名昭彰的權力核心份子<text:span text:style-name="T3">,</text:span>事實上早在<text:span text:style-name="T3">911</text:span>之前<text:span text:style-name="T3">,</text:span>就已希望來一個<text:span text:style-name="T3"><text:s/>"</text:span>珍珠港事件<text:span text:style-name="T3">",</text:span>以便做為一種藉口<text:span text:style-name="T3">,</text:span>藉以展開各種大規模侵略計畫<text:span text:style-name="T3">.<text:line-break/><text:line-break/></text:span>十幾年的經驗和閱讀讓我發現一個極其簡單的事實<text:span text:style-name="T3">,</text:span>那就是絕對不要輕易相信美國的每一句話<text:span text:style-name="T3">,</text:span>不管它乍聽之下多麼合情合理都不能立即相信<text:span text:style-name="T3">.<text:line-break/><text:line-break/></text:span>連<text:span text:style-name="T3">911</text:span>這麼大的一件事竟然都背有蹊蹺<text:span text:style-name="T3">,</text:span>何況其它<text:span text:style-name="T3">. </text:span>我不相信賓拉登已死<text:span text:style-name="T3">,</text:span>因為<text:span text:style-name="T3">,</text:span>假設你有個心腹大患的重大組織分佈世界各地<text:span text:style-name="T3">,</text:span>十幾年來<text:span text:style-name="T3">,</text:span>終於抓到它的頭頭了<text:span text:style-name="T3">,</text:span>你會笨到馬上打死他嗎<text:span text:style-name="T3">? </text:span>不可能吧<text:span text:style-name="T3">! </text:span>今天我若是賓拉登<text:span text:style-name="T3">,</text:span>要是讓我給逮到布希<text:span text:style-name="T3">,</text:span>我會馬上殺死他嗎<text:span text:style-name="T3">? </text:span>當然也不會<text:span text:style-name="T3">. </text:span>殺死他<text:span text:style-name="T3">,</text:span>不就等於殺死一切亟待澄清與透露的真相<text:span text:style-name="T3">.<text:line-break/><text:line-break/></text:span>連我們一般人都能明白這個道理<text:span text:style-name="T3">,"</text:span>國家<text:span text:style-name="T3">" </text:span>會不懂嗎<text:span text:style-name="T3">? </text:span>特別是像美國這樣一種無數恐怖手段都敢使用的邪惡帝國<text:span text:style-name="T3">,</text:span>他怎麼可能讓他的死對頭馬上一槍弊命<text:span text:style-name="T3">? <text:line-break/><text:line-break/></text:span>就連當年國民黨也知道故意放走施明德<text:span text:style-name="T3">,</text:span>然後暗中跟蹤追查一個多月<text:span text:style-name="T3">,</text:span>進而<text:span text:style-name="T3"><text:s/>"</text:span>收網<text:span text:style-name="T3">",</text:span>把一干<text:span text:style-name="T3"><text:s/>"</text:span>黨羽<text:span text:style-name="T3">" </text:span>給一網打盡<text:span text:style-name="T3">. </text:span>對付施明德都知道要耍這一招<text:span text:style-name="T3">,</text:span>以便查出背後更多人脈金脈與組織真相<text:span text:style-name="T3">,</text:span>更不用說像賓拉登這樣的一個擁有無數祕密無數資源與無數支持的世界級頭號敵人了<text:span text:style-name="T3">. <text:line-break/><text:line-break/></text:span>根據我看了幾天的白宮記者會<text:span text:style-name="T3">,</text:span>美國一開始說賓拉登炮火猛烈反擊<text:span text:style-name="T3">,</text:span>繼而改口說他手裏拿槍<text:span text:style-name="T3">,</text:span>後來卻說沒有啦<text:span text:style-name="T3">,</text:span>倫家手無寸鐵啦<text:span text:style-name="T3">.</text:span>不管有無武器<text:span text:style-name="T3">,</text:span>就算拿著一堆火箭砲好了<text:span text:style-name="T3">,</text:span>幾十個號稱全世界最厲害的美國特種武裝部隊<text:span text:style-name="T3">,</text:span>難道連一個七旬老翁也對付不了<text:span text:style-name="T3">? </text:span>更不用說對方根本手無寸鐵<text:span text:style-name="T3">.<text:line-break/><text:line-break/></text:span>美國面對質疑時卻回答說<text:span text:style-name="T3">,</text:span>他們也想捉活的<text:span text:style-name="T3">,</text:span>但賓拉登反抗拒捕<text:span text:style-name="T3">,</text:span>只好一槍轟頭把他斃了<text:span text:style-name="T3">. </text:span>你相信嗎<text:span text:style-name="T3">? </text:span>有這麼兩光的特種部隊嗎<text:span text:style-name="T3">? <text:line-break/><text:line-break/></text:span>美國還說<text:span text:style-name="T3">,</text:span>為了尊重回教文化<text:span text:style-name="T3">,</text:span>屍體在<text:span text:style-name="T3">24</text:span>小時內就已丟到海裏了<text:span text:style-name="T3">,</text:span>而且還請美軍隆重幫賓拉登唸了回教祈禱文<text:span text:style-name="T3">(</text:span>真沒想到美國這麼溫馨體貼<text:span text:style-name="T3">). </text:span>但聽說回教根本沒有這樣的海葬文化<text:span text:style-name="T3">,</text:span>更沒有什麼必須在<text:span text:style-name="T3"><text:s/>"</text:span>一天內<text:span text:style-name="T3">" </text:span>處理完畢的回教習俗<text:span text:style-name="T3">. </text:span>於是美國又說<text:span text:style-name="T3">,</text:span>那是因為他們認為全世界沒有一個國家會願意接受賓拉登屍體的掩埋<text:span text:style-name="T3">. </text:span>在我聽來<text:span text:style-name="T3">,</text:span>這一切全是鬼話<text:span text:style-name="T3">. <text:line-break/><text:line-break/></text:span>如果賓拉登真的死了<text:span text:style-name="T3">,</text:span>美國一定會非常害怕賓拉登的屍體或墳墓公開<text:span text:style-name="T3">, </text:span>因為那肯定會變成一種反美聖地或反美象徵<text:span text:style-name="T3">. </text:span>因此<text:span text:style-name="T3">,</text:span>既不可能公開埋葬<text:span text:style-name="T3">,</text:span>似乎也不太可能海葬<text:span text:style-name="T3">,</text:span>因為萬一隨海水漂流上岸<text:span text:style-name="T3">,</text:span>豈不完蛋<text:span text:style-name="T3">? </text:span>最有可能的處理方式是分屍滅屍<text:span text:style-name="T3">,</text:span>或者搞不好像日軍對付莫那魯道那樣<text:span text:style-name="T3">,</text:span>肢解其屍體送去台大做研究<text:span text:style-name="T3">.<text:line-break/><text:line-break/></text:span>綜合一切我不想細說的無數跡象與情理考量<text:span text:style-name="T3">,</text:span>結論是<text:span text:style-name="T3">: <text:line-break/><text:line-break/>1. </text:span>我不太相信賓拉登已死<text:span text:style-name="T3">,</text:span>我想他還活著<text:span text:style-name="T3">,</text:span>而且正被美國給刑求逼供<text:span text:style-name="T3">. <text:line-break/><text:line-break/>2. </text:span>賓拉登因為某種與檯面說法全然不同的原因真的死了<text:span text:style-name="T3">,</text:span>但絕不是什麼<text:span text:style-name="T3">24</text:span>小時內以回教儀式溫馨海葬<text:span text:style-name="T3">.<text:line-break/><text:line-break/>3. </text:span>可以肯定的是<text:span text:style-name="T3">,</text:span>賓拉登不管死活<text:span text:style-name="T3">,</text:span>的確都已經落在美國的手裏<text:span text:style-name="T3">.<text:line-break/><text:line-break/>4. </text:span>美國對外所講的一切<text:span text:style-name="T3">,</text:span>大概除了賓拉登名字沒拼錯之外<text:span text:style-name="T3">,</text:span>其它都是謊言<text:span text:style-name="T3">.<text:line-break/><text:line-break/></text:span></text:p>
      <text:p text:style-name="P1"><text:span text:style-name="T1">陳真</text:span><text:s/>  |  2011.05.06 00:16   |   <text:a xlink:type="simple" xlink:href="http://palinfo.habago.org/Entry?Command=Information_PrintForum&amp;iPage=568#FORUM23543"><text:span text:style-name="T2">#</text:span></text:a></text:p>
      <text:p text:style-name="P3">漢堡<text:span text:style-name="T3">,</text:span>歡迎暑假歸來<text:span text:style-name="T3">.</text:span>時間過得真快<text:span text:style-name="T3">,</text:span>距上回在中研院見面<text:span text:style-name="T3">,</text:span>似乎已經是很久以前的事了<text:span text:style-name="T3">. </text:span>我們別來無恙<text:span text:style-name="T3">,</text:span>希望你也是<text:span text:style-name="T3">.<text:line-break/></text:span></text:p>
      <text:p text:style-name="P1"><text:span text:style-name="T1">秉叡</text:span><text:s/>  |  2011.05.05 23:42   |   <text:a xlink:type="simple" xlink:href="http://palinfo.habago.org/Entry?Command=Information_PrintForum&amp;iPage=568#FORUM23541"><text:span text:style-name="T2">#</text:span></text:a></text:p>
      <text:p text:style-name="P2">冷血、非法<text:span text:style-name="T3"><text:s/></text:span>國際有異聲<text:span text:style-name="T3"><text:s/></text:span>格殺<text:span text:style-name="T3"><text:s/></text:span>海葬<text:span text:style-name="T3"><text:s/></text:span>刑求<text:span text:style-name="T3">…</text:span>道德爭議漸浮現<text:span text:style-name="T3"><text:line-break/><text:line-break/>2011-05-05 </text:span>中國時報<text:span text:style-name="T3"><text:s/></text:span>【劉屏／華盛頓四日電】<text:span text:style-name="T3"> <text:line-break/><text:line-break/></text:span>　面對手無寸鐵的人，美軍照樣格殺勿論？「基地」組織首腦賓拉登身亡兩天後，開始陸續出現道德爭議，主要有三方面：一是他怎麼死的，二是海葬，三是刑求。<text:span text:style-name="T3"> <text:line-break/><text:line-break/></text:span>　本來是「開槍拒捕，交火時被擊斃」；後來變成「持槍，但不確定有沒有開槍」；最後是「無武裝被殺」。此一變化，是媒體的頭條新聞。畢竟從西部電影中也可得知，對方手無寸鐵時，不該下手殺他。<text:span text:style-name="T3"> <text:line-break/><text:line-break/></text:span>　白宮發言人卡尼說，賓拉登反抗，所以遭到美軍射殺，「反抗不一定要有武器」。<text:span text:style-name="T3"> <text:line-break/><text:line-break/></text:span>　美國官員本來說，特種部隊「海豹」接獲指令擊斃賓拉登，後來改口說是接獲「授權」。兩者的差別很大。尤其賓拉登十二、三歲的女兒，當場看著爸爸頭部中彈而死。<text:span text:style-name="T3"> <text:line-break/><text:line-break/></text:span>　前西德總理施密特告訴德國電視，美國「明顯違反國際法」，可能在回教世界激起難以預料的後果。澳洲的人權律師基歐福瑞<text:span text:style-name="T3">.</text:span>羅伯森也說，歐巴馬說「正義彰顯」，其實不是，因為真正的正義是「法治」，也就是把嫌犯帶上法庭，根據證據判刑；美國的作法是直接處決，「是冷血的暗殺」。<text:span text:style-name="T3"> <text:line-break/><text:line-break/></text:span>　羅伯森說，納粹戰犯在紐倫堡受審，前南斯拉夫總統米洛塞維奇在海牙國際法庭受審；賓拉登也應該在紐約受審。<text:span text:style-name="T3"> <text:line-break/><text:line-break/></text:span>　第二個爭議是海葬。回教徒可以海葬，但前提是死在海上、來不及回到陸地。賓拉登明明死在陸上，卻海葬送終，已經在回教世界引起議論。此爭議遠甚於他是怎麼死的，因為回教徒葬儀極其嚴謹。<text:span text:style-name="T3"> <text:line-break/><text:line-break/></text:span>　美國的辯解之一是不願賓拉登的墓地成為聖地。不料他的喪命地已有了聖地的架勢，已有數百人前去，還有人在那兒高呼「賓拉登還活著」。逼著巴基斯坦重新封鎖。<text:span text:style-name="T3"> <text:line-break/><text:line-break/></text:span>　第三個爭議是刑求。美國能夠發現賓拉登的行蹤，關鍵是對恐怖嫌犯刑求（水刑一八三次）。共和黨當政時，刑求事件曝光，大眾發現布希總統同意動刑。今天賓拉登被擊殺，不少人感謝布希。可是民主黨人不同意，參議院國土安全委員會主席范士丹說，整件事與刑求沒有一點關係。<text:span text:style-name="T3"><text:line-break/></text:span></text:p>
      <text:p text:style-name="P4"/>
      <text:p text:style-name="P1"><text:span text:style-name="T1">漢堡</text:span><text:s/>  |  2011.05.05 01:39   |   <text:a xlink:type="simple" xlink:href="http://palinfo.habago.org/Entry?Command=Information_PrintForum&amp;iPage=569#FORUM23529"><text:span text:style-name="T2">#</text:span></text:a></text:p>
      <text:p text:style-name="P2">陳真老師和各位近來可好？小弟身在美國賓州州大，大學部學生聽聞賓拉登死訊，週日晚間大肆上街狂歡，噁心透頂。平日州政府砍教育經費、聯邦政府計劃刪去婦女福利、環境保護預算時不聞不問，反而在毆趴馬耀武揚威時群起囂鬧，著實可悲。不過學界朋友和同學們的反應多半很沉重、認為這是個反思的時機<text:span text:style-name="T3">(</text:span>無論賓拉登真的翹辮子了沒<text:span text:style-name="T3">)</text:span>，所以美國人民還算有些希望吧。<text:span text:style-name="T3"><text:line-break/><text:line-break/></text:span>陳醫師這幾篇文章令人感觸很深，小弟六月底回台，待到八月中，期待到時一起站樁抗議。</text:p>
      <text:p text:style-name="P1"><text:span text:style-name="T1">陳真</text:span><text:s/>  |  2011.05.04 19:09   |   <text:a xlink:type="simple" xlink:href="http://palinfo.habago.org/Entry?Command=Information_PrintForum&amp;iPage=569#FORUM23526"><text:span text:style-name="T2">#</text:span></text:a></text:p>
      <text:p text:style-name="P3">參加過這麼多次所謂示威活動<text:span text:style-name="T3">,</text:span>卻從來不曾有<text:span text:style-name="T3"><text:s/>"</text:span>威<text:span text:style-name="T3">" </text:span>的感覺<text:span text:style-name="T3">;</text:span>示威稱不上<text:span text:style-name="T3">,</text:span>亦非我所願<text:span text:style-name="T3">,</text:span>不過是示點心跡罷了<text:span text:style-name="T3">. </text:span>我們儘管一時無法阻止槍炮飛彈<text:span text:style-name="T3">,</text:span>但再大的威嚇暴力卻絲毫無法動搖我們對於惡事的厭惡與排斥<text:span text:style-name="T3">,</text:span>就如王洛賓那句話<text:span text:style-name="T3">: "</text:span>我心裏有一架鋼琴<text:span text:style-name="T3">,</text:span>手斷了<text:span text:style-name="T3">,</text:span>心還在彈<text:span text:style-name="T3">,</text:span>沒有人能使我離開音樂<text:span text:style-name="T3">." <text:line-break/><text:line-break/></text:span>很多事其實也是這樣<text:span text:style-name="T3">,</text:span>小人當道或北七飛黃騰達<text:span text:style-name="T3">,</text:span>跑到我們頭上撒尿<text:span text:style-name="T3">,</text:span>把我們踩在腳底下<text:span text:style-name="T3">,</text:span>但這其實一點力量也沒有<text:span text:style-name="T3">,</text:span>因為就算你擁有世上一切權力地位<text:span text:style-name="T3">,</text:span>在我眼裏<text:span text:style-name="T3">,</text:span>你仍然只是劉三<text:span text:style-name="T3">,</text:span>而不是什麼漢高祖<text:span text:style-name="T3">;</text:span>馬文才一樣是馬文才<text:span text:style-name="T3">,</text:span>不會因為拿了一百個博士或當了某種高階職務而變成唐伯虎<text:span text:style-name="T3">. <text:line-break/><text:line-break/></text:span>我們雖然沒有權勢<text:span text:style-name="T3">,</text:span>但我們這顆心究竟依著誰仰慕著什麼<text:span text:style-name="T3">,</text:span>或許才是關鍵<text:span text:style-name="T3">. </text:span>心的力量一時看不出來<text:span text:style-name="T3">,</text:span>但終究也只有它才能長存<text:span text:style-name="T3">.<text:line-break/><text:line-break/></text:span>三十年了<text:span text:style-name="T3">,</text:span>參加過這麼多活動<text:span text:style-name="T3">,</text:span>能記得的不多了<text:span text:style-name="T3">,</text:span>卻常想起<text:span text:style-name="T3">2003</text:span>年<text:span text:style-name="T3">3</text:span>月美軍入侵伊拉克的第一天<text:span text:style-name="T3">. </text:span>劍橋當地幾十個居民<text:span text:style-name="T3">,</text:span>相約夜裏在市警局前的大草地聚集<text:span text:style-name="T3">. </text:span>每人手上拿著一盞燭光<text:span text:style-name="T3">,</text:span>舉著反戰標語<text:span text:style-name="T3">,</text:span>面對寒夜裏空無一人的大草皮<text:span text:style-name="T3">.<text:line-break/><text:line-break/></text:span>活動結束後<text:span text:style-name="T3">,</text:span>我和學姐兩人不想離去<text:span text:style-name="T3">,</text:span>於是就繼續舉著燭光站在原地<text:span text:style-name="T3">. </text:span>那麼大的一片草地<text:span text:style-name="T3">,</text:span>空蕩蕩的四周<text:span text:style-name="T3">,</text:span>行人絕跡<text:span text:style-name="T3">,</text:span>天氣非常冷<text:span text:style-name="T3">,</text:span>越是入夜就越冷<text:span text:style-name="T3">,</text:span>每吸一口寒氣入肺似乎都是一番折騰<text:span text:style-name="T3">. <text:line-break/><text:line-break/></text:span>天寒加上天色那麼暗<text:span text:style-name="T3">,</text:span>手上那一點燭光<text:span text:style-name="T3">,</text:span>能起的作用<text:span text:style-name="T3">,</text:span>大概就跟一隻螢火蟲的照明作用差不多<text:span text:style-name="T3">.</text:span>除了往來車輛<text:span text:style-name="T3">,</text:span>根本沒有人會經過我們面前<text:span text:style-name="T3">,</text:span>可以說是毫無作用毫無效果的一個舉動<text:span text:style-name="T3">,</text:span>但我們還是像路燈一樣站著<text:span text:style-name="T3">,</text:span>因為就像梅蘭芳故意禁食蓄鬍打針使自己生病拒絕為日軍演出一樣<text:span text:style-name="T3">,</text:span>他說<text:span text:style-name="T3">: </text:span>我不知道自己能做什麼<text:span text:style-name="T3">,</text:span>我一生能做的也就只是這樣了<text:span text:style-name="T3">.<text:line-break/><text:line-break/></text:span>印象很深的是<text:span text:style-name="T3">,</text:span>後來駛過一輛車<text:span text:style-name="T3">,</text:span>在經過我們面前時<text:span text:style-name="T3">,</text:span>故意同時加速又踩煞車<text:span text:style-name="T3">,</text:span>製造劇烈噪音<text:span text:style-name="T3">,</text:span>車窗裏探出兩個英國青少年的頭<text:span text:style-name="T3">,</text:span>用英文大叫著<text:span text:style-name="T3"><text:s/>"</text:span>殺死伊拉克人<text:span text:style-name="T3">!" </text:span>然後興奮地揚長而去<text:span text:style-name="T3">,</text:span>彷彿打了一場勝仗那樣威風<text:span text:style-name="T3">.<text:line-break/><text:line-break/></text:span>夜更深了<text:span text:style-name="T3">,</text:span>我感覺自己的肺好像快要結凍<text:span text:style-name="T3">,</text:span>於是就結束一夜的靜站<text:span text:style-name="T3">.</text:span>結束之前<text:span text:style-name="T3">,</text:span>也是一個英國年輕人<text:span text:style-name="T3">,</text:span>踩著腳踏車<text:span text:style-name="T3">,</text:span>帶點羞怯與尷尬地送來兩包餅乾<text:span text:style-name="T3">,</text:span>他說他只是路過<text:span text:style-name="T3">,</text:span>剛好出來買東西<text:span text:style-name="T3">. </text:span>但我感覺他不是路過<text:span text:style-name="T3">,</text:span>而是特地送來餅乾<text:span text:style-name="T3">.</text:span></text:p>
      <text:p text:style-name="P1"><text:span text:style-name="T1">睡薯</text:span><text:s/>  |  2011.05.04 01:52   |   <text:a xlink:type="simple" xlink:href="http://palinfo.habago.org/Entry?Command=Information_PrintForum&amp;iPage=569#FORUM23512"><text:span text:style-name="T2">#</text:span></text:a></text:p>
      <text:p text:style-name="P2"><text:span text:style-name="T3">5</text:span>月<text:span text:style-name="T3">1</text:span>号下午，翠容在京讲座，中途打开巴勒网，映入眼帘的就是站桩活动的通告，翠容说：<text:span text:style-name="T3">“</text:span>嗯，就是昨天<text:span text:style-name="T3">……”</text:span>。每次看到站桩的通告，我的心似乎也在那一刻随着你们去了，和你们站成一排<text:span text:style-name="T3">……</text:span>，一次又一次，当它回来的时候，带回来令我欣慰的力量和坚韧。我不知道它是否带去了我的祝福和歌声，我一直都不敢问<text:span text:style-name="T3">……</text:span>只是日复一日的分享着共同的悲伤和喜悦，以及日复一日的生活。</text:p>
      <text:p text:style-name="P1"><text:span text:style-name="T1">睡薯</text:span><text:s/>  |  2011.05.04 01:27   |   <text:a xlink:type="simple" xlink:href="http://palinfo.habago.org/Entry?Command=Information_PrintForum&amp;iPage=569#FORUM23511"><text:span text:style-name="T2">#</text:span></text:a></text:p>
      <text:p text:style-name="P3">本月<text:span text:style-name="T3">2</text:span>號，<text:span text:style-name="T3">92</text:span>高龄的德国前总理斯密特接受电视台采访时，就本<text:span text:style-name="T3">.</text:span>拉登之死，发表如下意见：<text:span text:style-name="T3"><text:line-break/><text:line-break/></text:span>对本<text:span text:style-name="T3">.</text:span>拉登，我不会流什么眼泪；<text:span text:style-name="T3"><text:line-break/><text:line-break/></text:span>（美国该军事行动）根本就违反现行国际法；<text:span text:style-name="T3"><text:line-break/><text:line-break/></text:span>我表示怀疑，一个法治国家的总统是否可下令到另一个国家去杀人；<text:span text:style-name="T3"><text:line-break/><text:line-break/></text:span>（安理会第<text:span text:style-name="T3">1973</text:span>號决议）是个奇怪的决议，（不允许派遣地面部队的情况下）竟想通过飞机与船只去防止平民遭受杀害；<text:span text:style-name="T3"><text:line-break/><text:line-break/></text:span>我担任总理时期，不曾在波斯尼亚与科索沃问题上支持过军事干预；<text:span text:style-name="T3"><text:line-break/><text:line-break/></text:span>我要指出，信奉伊斯兰教的广大群众多为穷人，因此阿拉伯世界的动乱多有其社会、经济根源；<text:span text:style-name="T3"><text:line-break/><text:line-break/></text:span>基督教与伊斯兰教为主的两大地区要想和睦相处，必须由基督教世界采取主动行动，而实际上我们却在教我们的公民如何藐视伊斯兰；<text:span text:style-name="T3"><text:line-break/><text:line-break/></text:span>西方对伊斯兰一向所表现的傲慢，将迟早得到报应。</text:p>
      <text:p text:style-name="P1"><text:span text:style-name="T1">陳真</text:span><text:s/>  |  2011.05.03 02:06   |   <text:a xlink:type="simple" xlink:href="http://palinfo.habago.org/Entry?Command=Information_PrintForum&amp;iPage=569#FORUM23503"><text:span text:style-name="T2">#</text:span></text:a></text:p>
      <text:p text:style-name="P2"><text:span text:style-name="T3">(</text:span>再續<text:span text:style-name="T3">)<text:line-break/><text:line-break/></text:span>忘了是誰說的了<text:span text:style-name="T3">,</text:span>他說<text:span text:style-name="T3">: "</text:span>戰爭若有效<text:span text:style-name="T3">,</text:span>人類早在幾百萬年前就已經實現了和平<text:span text:style-name="T3">." <text:line-break/><text:line-break/></text:span>暴力只會激起更多的暴力反擊<text:span text:style-name="T3">,</text:span>犧牲更多無辜性命<text:span text:style-name="T3">. </text:span>殺死一個賓拉登<text:span text:style-name="T3">,</text:span>毫無疑問將會產生更多的賓拉登<text:span text:style-name="T3">;</text:span>所謂反恐<text:span text:style-name="T3">,</text:span>只是越反越恐怖<text:span text:style-name="T3">,</text:span>因為恐怖根源就在於反恐者本身之貪婪無度與鄙視他人性命<text:span text:style-name="T3">.<text:line-break/><text:line-break/></text:span>大約十年前吧<text:span text:style-name="T3">,</text:span>美國某個機構評估<text:span text:style-name="T3">,</text:span>若干年內<text:span text:style-name="T3">,</text:span>美國本土遭到核武攻擊的機率大約五成<text:span text:style-name="T3">. </text:span>這種風險估計雖只能姑且聽之<text:span text:style-name="T3">,</text:span>但幾乎所有研究都一致認為<text:span text:style-name="T3">,</text:span>反恐反恐<text:span text:style-name="T3">,</text:span>越反越恐<text:span text:style-name="T3">,</text:span>反恐之下<text:span text:style-name="T3">,</text:span>世界更加不安全<text:span text:style-name="T3">,</text:span>生靈塗炭<text:span text:style-name="T3">.<text:line-break/><text:line-break/></text:span>也許我們應該再聽一次一行禪師送給美國政府的那句話<text:span text:style-name="T3">: "</text:span>你們不可能贏，除非你把我們所有人都消滅。<text:span text:style-name="T3">" </text:span>你不要以為把一個反對者幹掉從此就可以為所欲為高枕無憂了<text:span text:style-name="T3">,</text:span>幹掉一個反對者<text:span text:style-name="T3">,</text:span>只會生出更多的反對者<text:span text:style-name="T3">.<text:line-break/><text:line-break/>Chomsky</text:span>說得很對<text:span text:style-name="T3">,"</text:span>美國並不特別殘暴<text:span text:style-name="T3">",</text:span>他說<text:span text:style-name="T3">, “</text:span>歷史上所有帝國當他所向無敵時<text:span text:style-name="T3">,</text:span>都一樣殘暴<text:span text:style-name="T3">.” </text:span>所有帝國都以為憑藉著壓倒性的武力便足以千秋萬世為所欲為<text:span text:style-name="T3">,</text:span>但每當我感到絕望時<text:span text:style-name="T3">, </text:span>我常想起甘地常講的那句話<text:span text:style-name="T3">,</text:span>他說<text:span text:style-name="T3">: “</text:span>當我感到絕望時<text:span text:style-name="T3">,</text:span>我常想起<text:span text:style-name="T3">,</text:span>在歷史的長河中<text:span text:style-name="T3">,</text:span>唯有愛和真理可以獲勝<text:span text:style-name="T3">.”</text:span></text:p>
      <text:p text:style-name="P1"><text:span text:style-name="T1">陳真</text:span><text:s/>  |  2011.05.03 00:54   |   <text:a xlink:type="simple" xlink:href="http://palinfo.habago.org/Entry?Command=Information_PrintForum&amp;iPage=569#FORUM23502"><text:span text:style-name="T2">#</text:span></text:a></text:p>
      <text:p text:style-name="P3"><text:span text:style-name="T3">(</text:span>續<text:span text:style-name="T3">)<text:line-break/><text:line-break/></text:span>剛去英國時<text:span text:style-name="T3">,</text:span>利用課餘時間<text:span text:style-name="T3">,</text:span>參加了一個劍橋當地的國際學生語言課程<text:span text:style-name="T3">.</text:span>那位英國老師很喜歡談政治<text:span text:style-name="T3">,</text:span>利用語言教材不但教英文還兼洗腦<text:span text:style-name="T3">,</text:span>老是舉伊拉克為例<text:span text:style-name="T3">,</text:span>講什麼民主與獨裁的<text:span text:style-name="T3"><text:s/>"</text:span>光明與黑暗之爭<text:span text:style-name="T3">" </text:span>那類蠢話<text:span text:style-name="T3">. </text:span>我常表示不同意見<text:span text:style-name="T3">. <text:line-break/><text:line-break/></text:span>有一天<text:span text:style-name="T3">,</text:span>見我仍然唱反調<text:span text:style-name="T3">,</text:span>那位十分犬儒似乎絲毫不相信<text:span text:style-name="T3"><text:s/>"</text:span>善<text:span text:style-name="T3">" </text:span>的老師<text:span text:style-name="T3">,</text:span>就裝模作樣地跟大家宣佈說<text:span text:style-name="T3">: "Emir(</text:span>指我<text:span text:style-name="T3">)</text:span>是個和平主義者<text:span text:style-name="T3">(pacificist)!" </text:span>說完馬上嘻皮笑臉地轉頭問我說<text:span text:style-name="T3">:"</text:span>你是不是每天都讀伊拉克日報啊<text:span text:style-name="T3">?" </text:span>意思是說我被恐怖份子給洗腦了<text:span text:style-name="T3">.</text:span>我說我不是什麼和平主義者<text:span text:style-name="T3">,</text:span>我只是不相信謊言<text:span text:style-name="T3">. <text:line-break/><text:line-break/></text:span>賓拉登被殺<text:span text:style-name="T3">,</text:span>心裏百感交集<text:span text:style-name="T3">,</text:span>因為基本上我也是這樣走過來的<text:span text:style-name="T3">. </text:span>就如我幾年前在中時晚報<text:span text:style-name="T3"><text:s/>"Global View" </text:span>專欄寫過的一篇文章所說<text:span text:style-name="T3">: </text:span>不讓我們說<text:span text:style-name="T3"><text:s/>"</text:span>反<text:span text:style-name="T3">" </text:span>美<text:span text:style-name="T3">,</text:span>難道要我們說恨<text:span text:style-name="T3">? <text:line-break/><text:line-break/></text:span>對於一個具有正常人性的人來說<text:span text:style-name="T3">,</text:span>他要是知道這一切真相<text:span text:style-name="T3">,</text:span>那麼<text:span text:style-name="T3">,</text:span>當他面對像美國這樣一個半個世紀來危害全世界殺害千萬人的國家時<text:span text:style-name="T3">,</text:span>除非他經歷許多極其痛苦而深刻的自省與思索<text:span text:style-name="T3">,</text:span>否則他很難心裏沒有恨<text:span text:style-name="T3">.</text:span>如果你會恨納粹<text:span text:style-name="T3">,</text:span>恨希特勒<text:span text:style-name="T3">,</text:span>你怎麼可能不恨一個遠比納粹還邪惡而且至今依然肆無忌憚塗炭生靈的帝國<text:span text:style-name="T3">?<text:line-break/><text:line-break/></text:span>那些懷恨賓拉登的人<text:span text:style-name="T3">,</text:span>他們可以恨<text:span text:style-name="T3">,</text:span>但他們應該更恨殘害無辜遠勝賓拉登千百倍而且恐怖手段更為卑劣下流的西方強權例如美國<text:span text:style-name="T3">. </text:span>賓拉登被殺<text:span text:style-name="T3">,</text:span>數千美國人夜半狂歡慶祝<text:span text:style-name="T3">,</text:span>我倒想請問<text:span text:style-name="T3">,</text:span>美國人難道真的以為別人家的小孩死不完<text:span text:style-name="T3">? </text:span>難道真以為只有美國人的命才值得悼念值得活<text:span text:style-name="T3">?<text:line-break/><text:line-break/></text:span>那些以清高姿態譴責賓拉登的人<text:span text:style-name="T3">,</text:span>如果他們以千百倍的力道去譴責美國反對侵略屠殺<text:span text:style-name="T3">,</text:span>那麼<text:span text:style-name="T3">,</text:span>對於他們的譴責賓拉登<text:span text:style-name="T3">,</text:span>我將毫無意見<text:span text:style-name="T3">.</text:span>甘地曾經對於<text:span text:style-name="T3"><text:s/>"</text:span>非暴力<text:span text:style-name="T3">" </text:span>以強烈措詞再三說起一項根本誤解<text:span text:style-name="T3">. </text:span>他說<text:span text:style-name="T3">,"</text:span>非暴力絕對不是鼓吹不反抗<text:span text:style-name="T3">,</text:span>它更不應該是懦弱的藉口<text:span text:style-name="T3">";</text:span>他說<text:span text:style-name="T3">,</text:span>面對各種不義與壓迫時<text:span text:style-name="T3">,</text:span>我寧可你揭竿而起<text:span text:style-name="T3">,</text:span>用暴力反擊<text:span text:style-name="T3">,</text:span>也不願你畏縮懦弱地漠視不義的存在<text:span text:style-name="T3">.<text:line-break/><text:line-break/></text:span>今天如果有一把槍指著我的頭硬要逼我表態<text:span text:style-name="T3">,</text:span>我也絕對不說一句對於賓拉登的譴責<text:span text:style-name="T3">. </text:span>我只能說<text:span text:style-name="T3">,</text:span>在過去大約十幾年來<text:span text:style-name="T3">,</text:span>特別是在海外那十年<text:span text:style-name="T3">,</text:span>我不再相信暴力<text:span text:style-name="T3">,</text:span>因為透過閱讀<text:span text:style-name="T3">,</text:span>透過思考<text:span text:style-name="T3">,</text:span>透過維根斯坦<text:span text:style-name="T3">,</text:span>透過種種個人悲歡<text:span text:style-name="T3">,</text:span>透過無數啟發<text:span text:style-name="T3">,</text:span>我見識了比武力更強的力量<text:span text:style-name="T3">. </text:span>但即便如此<text:span text:style-name="T3">,</text:span>我也不相信有人有資格去譴責一個擁有億萬家產卻寧可奉獻一生去對抗強權的人<text:span text:style-name="T3">. <text:line-break/><text:line-break/>"</text:span>切<text:span text:style-name="T3">"(Che)</text:span>並不是我的英雄<text:span text:style-name="T3">,</text:span>但我相信<text:span text:style-name="T3">,</text:span>總有一天<text:span text:style-name="T3">,</text:span>世人會像紀念<text:span text:style-name="T3">Che</text:span>那樣紀念賓拉登<text:span text:style-name="T3">.</text:span></text:p>
      <text:p text:style-name="P1"><text:span text:style-name="T1">陳真</text:span><text:s/>  |  2011.05.02 23:59   |   <text:a xlink:type="simple" xlink:href="http://palinfo.habago.org/Entry?Command=Information_PrintForum&amp;iPage=569#FORUM23498"><text:span text:style-name="T2">#</text:span></text:a></text:p>
      <text:p text:style-name="P2">我承認在我<text:span text:style-name="T3">1997</text:span>年出國之前<text:span text:style-name="T3">,</text:span>我是個國際政治白癡<text:span text:style-name="T3">,</text:span>相信美國<text:span text:style-name="T3">,</text:span>相信西方媒體<text:span text:style-name="T3">,</text:span>相信什麼民主陣營<text:span text:style-name="T3">,</text:span>相信那一切鬼話<text:span text:style-name="T3">. </text:span>一直到了<text:span text:style-name="T3">1995</text:span>年<text:span text:style-name="T3">,</text:span>我的偶像<text:span text:style-name="T3">Emir Kusturica</text:span>拍了<text:span text:style-name="T3"><text:s/>"</text:span>地下社會<text:span text:style-name="T3">"</text:span>之後<text:span text:style-name="T3">,</text:span>我才終於對鬼話連篇起了那麼一點疑心<text:span text:style-name="T3">. <text:line-break/><text:line-break/></text:span>地下社會看了很感動<text:span text:style-name="T3">,</text:span>但它卻引起西方民主陣營裏頭一些碗糕民主人士的強烈反彈<text:span text:style-name="T3">,</text:span>說<text:span text:style-name="T3">Kusturica</text:span>用心惡毒包藏禍心<text:span text:style-name="T3">,</text:span>鼓吹大塞爾維亞主義云云<text:span text:style-name="T3">. </text:span>在南斯拉夫也引起爭議<text:span text:style-name="T3">,Kusturica</text:span>一時之間成為眾矢之的<text:span text:style-name="T3">,</text:span>悲憤之餘<text:span text:style-name="T3">,</text:span>宣告世人從此不再拍片<text:span text:style-name="T3">. </text:span>為此我還寫了一篇英文信<text:span text:style-name="T3">,</text:span>找了一堆人簽名<text:span text:style-name="T3">,</text:span>寄到法國某個電影雜誌<text:span text:style-name="T3">,</text:span>請他們轉交給<text:span text:style-name="T3">Kusturica,</text:span>希望他收回成命<text:span text:style-name="T3">,</text:span>改變心意<text:span text:style-name="T3">,</text:span>繼續拍片<text:span text:style-name="T3">. </text:span>我在那封信裏頭說<text:span text:style-name="T3">,</text:span>他拍不拍片對我很重要<text:span text:style-name="T3">,</text:span>我得靠著這樣一些東西活下去<text:span text:style-name="T3">,</text:span>就像人活著需要陽光一樣<text:span text:style-name="T3">.<text:line-break/><text:line-break/></text:span>讓我真正感到困惑的是<text:span text:style-name="T3">Kusturica</text:span>當時接受訪問時所講的一段話<text:span text:style-name="T3">,</text:span>那時正值南斯拉夫內戰烽火不斷<text:span text:style-name="T3">.</text:span>依照西方媒體的宣傳<text:span text:style-name="T3">,</text:span>這一切<text:span text:style-name="T3"><text:s/>"</text:span>攏係阿共ㄟ陰謀<text:span text:style-name="T3">",</text:span>反正再怎麼說也不會去聯想到這跟高風亮節的西方民主陣營有啥瓜葛<text:span text:style-name="T3">.</text:span>但奇怪的是<text:span text:style-name="T3">,Kusturica </text:span>卻說<text:span text:style-name="T3">,"</text:span>這一切都是美國中情局在搞鬼<text:span text:style-name="T3">,</text:span>早晚真相會大白<text:span text:style-name="T3">." </text:span>這話在我現在看來當然不過就只是一句普通常識<text:span text:style-name="T3">,</text:span>但是<text:span text:style-name="T3">,</text:span>對於當年一個<text:span text:style-name="T3"><text:s/>"</text:span>國際政治白癡<text:span text:style-name="T3">" </text:span>來說實在太震撼太違反<text:span text:style-name="T3"><text:s/>"</text:span>常理<text:span text:style-name="T3">" </text:span>了<text:span text:style-name="T3">.<text:line-break/><text:line-break/></text:span>我向來是一個<text:span text:style-name="T3"><text:s/>"</text:span>以人廢言<text:span text:style-name="T3">" </text:span>的人<text:span text:style-name="T3">,</text:span>凡是混蛋講的話<text:span text:style-name="T3">,</text:span>不管講什麼都沒意義<text:span text:style-name="T3">,</text:span>直接當成放屁就好了<text:span text:style-name="T3">. </text:span>但是<text:span text:style-name="T3">,</text:span>只要對方是個好人<text:span text:style-name="T3">,</text:span>而且是個頭腦清楚的好人<text:span text:style-name="T3">,</text:span>那麼<text:span text:style-name="T3">,</text:span>當他用力講一件事時<text:span text:style-name="T3">,</text:span>我就會相信其中必有其道理<text:span text:style-name="T3">.</text:span>像<text:span text:style-name="T3"><text:s/>Kusturica</text:span>這樣一個對神明虔誠心懷悲憫而且絕頂聰明的人<text:span text:style-name="T3">,</text:span>怎麼可能會講出完全違背常理的話<text:span text:style-name="T3">? <text:line-break/><text:line-break/></text:span>雖然當時我還不懂<text:span text:style-name="T3"><text:s/>Kusturica </text:span>講這些話的意思<text:span text:style-name="T3">,</text:span>但卻讓我開始懷疑自己是不是始終被矇在一個巨大的騙局之中<text:span text:style-name="T3">? </text:span>被美國被西方媒體給整個騙了而完全不自知<text:span text:style-name="T3">.<text:line-break/><text:line-break/></text:span>兩年後<text:span text:style-name="T3">,</text:span>辭掉台灣的一切工作出國留學<text:span text:style-name="T3">. </text:span>去到英國後<text:span text:style-name="T3">,</text:span>接觸大量文件資料與各種非主流媒體的報導<text:span text:style-name="T3">,</text:span>我很快就從一個大騙局裏頭整個人醒過來<text:span text:style-name="T3">,</text:span>原來所謂光明的世界如此齷齪而黑暗<text:span text:style-name="T3">,</text:span>原來所謂正義的一方竟是如此邪惡而下流<text:span text:style-name="T3">.<text:line-break/><text:line-break/>1999</text:span>年<text:span text:style-name="T3">,</text:span>記得就在我生日的前幾天<text:span text:style-name="T3">,</text:span>北約投下第一顆炸彈<text:span text:style-name="T3">,</text:span>我感到一股衝動<text:span text:style-name="T3">,</text:span>想表達我對這一切齷齪卑劣的所謂<text:span text:style-name="T3"><text:s/>"</text:span>正義之戰<text:span text:style-name="T3">" </text:span>的看法<text:span text:style-name="T3">,</text:span>但我能做些什麼呢<text:span text:style-name="T3">? </text:span>於是便和學姐一起製作了一個牌子<text:span text:style-name="T3">,</text:span>寫著<text:span text:style-name="T3">: "Give peace a chance!"(</text:span>給和平一個機會<text:span text:style-name="T3">!),</text:span>拿著它<text:span text:style-name="T3">,</text:span>靜站在劍橋國王學院前面那個各國遊客甚多的菜市場<text:span text:style-name="T3">.<text:line-break/><text:line-break/></text:span>這當然不是我在海外所參與的第一次示威，但我總記得舉牌的那一刻，感覺一種新生，感覺自己彷彿和某種東西徹底告別了。</text:p>
      <text:p text:style-name="P1"><text:span text:style-name="T1">陳真</text:span><text:s/>  |  2011.05.02 20:35   |   <text:a xlink:type="simple" xlink:href="http://palinfo.habago.org/Entry?Command=Information_PrintForum&amp;iPage=569#FORUM23493"><text:span text:style-name="T2">#</text:span></text:a></text:p>
      <text:p text:style-name="P3">請問各位<text:span text:style-name="T3">: <text:line-break/><text:line-break/></text:span>幹它媽的美國人是不是以為只有美國人的生命才值得活<text:span text:style-name="T3">?</text:span></text:p>
      <text:p text:style-name="P1"><text:span text:style-name="T1">陳真</text:span><text:s/>  |  2011.05.01 03:41   |   <text:a xlink:type="simple" xlink:href="http://palinfo.habago.org/Entry?Command=Information_PrintForum&amp;iPage=569#FORUM23467"><text:span text:style-name="T2">#</text:span></text:a></text:p>
      <text:p text:style-name="P2">為了尊重隱私<text:span text:style-name="T3">,</text:span>為了避免任何可能的辨識<text:span text:style-name="T3">,</text:span>我做了點資訊上的簡化與隱諱<text:span text:style-name="T3">,</text:span>但實情之可悲<text:span text:style-name="T3">,</text:span>恐怕遠超過各位的想像<text:span text:style-name="T3">.<text:line-break/><text:line-break/></text:span>曾經有這麼一個只是想來拿一點安眠藥的病人<text:span text:style-name="T3">,</text:span>一踏進診間<text:span text:style-name="T3">,</text:span>我卻被她瘦削乾枯的外貌給嚇一跳<text:span text:style-name="T3">.</text:span>嚴重凹陷的臉頰<text:span text:style-name="T3">,</text:span>深黃的皮膚黏貼著小小的頭骨<text:span text:style-name="T3">,</text:span>額頭泛起粗大扭曲的血管<text:span text:style-name="T3">.</text:span>更令人吃驚的是<text:span text:style-name="T3">: </text:span>從頸下一直往下延伸到下腹數條凌亂浮腫的開刀傷疤<text:span text:style-name="T3">.<text:line-break/><text:line-break/></text:span>那是一個五十多歲的婦人<text:span text:style-name="T3">,</text:span>因為家境極度貧窮<text:span text:style-name="T3">,</text:span>父母各自逃逸無蹤<text:span text:style-name="T3">,</text:span>於是她連小學都沒唸完就流落到了街頭<text:span text:style-name="T3">,</text:span>想盡一切方法讓自己活了下來<text:span text:style-name="T3">.</text:span>幾年後<text:span text:style-name="T3">,</text:span>她遇到第一任丈夫<text:span text:style-name="T3">,</text:span>是個流氓<text:span text:style-name="T3">,</text:span>動輒打罵<text:span text:style-name="T3">,</text:span>在她身上留下無數傷痕<text:span text:style-name="T3">. </text:span>但她認為嫁雞隨雞<text:span text:style-name="T3">,</text:span>一切都是命<text:span text:style-name="T3">.<text:line-break/><text:line-break/></text:span>有一天<text:span text:style-name="T3">,</text:span>她遇到一位流浪少女<text:span text:style-name="T3">,</text:span>出於感同身受<text:span text:style-name="T3">,</text:span>出手相救<text:span text:style-name="T3">,</text:span>供其吃住<text:span text:style-name="T3">,</text:span>百般照顧<text:span text:style-name="T3">.</text:span>可是<text:span text:style-name="T3">,</text:span>後來這位未成年少女卻在某次與她一同出遊時捲入一件偷竊案<text:span text:style-name="T3">.<text:line-break/><text:line-break/></text:span>少女被逮<text:span text:style-name="T3">,</text:span>警方為了擴大案情創造<text:span text:style-name="T3"><text:s/>"</text:span>破案業績<text:span text:style-name="T3">",</text:span>於是不但小案大辦<text:span text:style-name="T3">,</text:span>把單純的偷竊硬是扭曲加碼給擴大成強盜案<text:span text:style-name="T3">,</text:span>甚至誣指她為少女犯案背後主謀<text:span text:style-name="T3">,</text:span>於是以什麼<text:span text:style-name="T3"><text:s/>"</text:span>懲治盜匪<text:span text:style-name="T3">" </text:span>條例判予重刑<text:span text:style-name="T3">. </text:span>她求救無門<text:span text:style-name="T3">,</text:span>硬是從二十多歲關到三十多歲<text:span text:style-name="T3">.<text:line-break/><text:line-break/></text:span>出獄後<text:span text:style-name="T3">,</text:span>她發現<text:span text:style-name="T3">,</text:span>在監獄大門外面等著她的<text:span text:style-name="T3">,</text:span>卻是更為恐怖的噩運<text:span text:style-name="T3">.</text:span>至於什麼樣的噩運<text:span text:style-name="T3">,</text:span>太過可悲<text:span text:style-name="T3">,</text:span>我不想說<text:span text:style-name="T3">,</text:span>只能說發展至此只不過是故事的一個開端<text:span text:style-name="T3">. <text:line-break/><text:line-break/></text:span>面對難以承受的噩運<text:span text:style-name="T3">,</text:span>她喝下大量強酸企圖自盡<text:span text:style-name="T3">,</text:span>整個食道胃腸嚴重腐蝕<text:span text:style-name="T3">,</text:span>醫生只好用其他未受損的腸道為其進行食道重建<text:span text:style-name="T3">.<text:line-break/><text:line-break/></text:span>幾年後<text:span text:style-name="T3">,</text:span>又是無盡人禍<text:span text:style-name="T3">,</text:span>進一步失去一些女性器官<text:span text:style-name="T3">. </text:span>但她還是活了下來<text:span text:style-name="T3">. </text:span>現在的這位丈夫<text:span text:style-name="T3">,</text:span>依然給她製造許多悲劇<text:span text:style-name="T3">.<text:line-break/><text:line-break/></text:span>她說她曾經是許多有錢男人追求的對象<text:span text:style-name="T3">,</text:span>但她都推辭了<text:span text:style-name="T3">,</text:span>而寧可選擇一個窮小子<text:span text:style-name="T3">,</text:span>只是沒想到這個當初乍看無害的窮小子<text:span text:style-name="T3">,</text:span>卻依然製造了許多致命的傷害<text:span text:style-name="T3">.<text:line-break/><text:line-break/></text:span>也許怕我不相信<text:span text:style-name="T3">,</text:span>於是她帶點尷尬地問我說有沒有辦法從她現在的外貌看出她年輕時的美麗<text:span text:style-name="T3">? </text:span>我點點頭<text:span text:style-name="T3">. </text:span>倒不是為了安慰她<text:span text:style-name="T3">,</text:span>而是我的確能在她臉龐細微處看出昔日風華<text:span text:style-name="T3">.<text:line-break/><text:line-break/></text:span>我知道她篤信佛教<text:span text:style-name="T3">,</text:span>雖然窮苦<text:span text:style-name="T3">,</text:span>至今仍常在醫院當志工<text:span text:style-name="T3">,</text:span>言談中常提起世人之可悲<text:span text:style-name="T3">. </text:span>忘了是誰說的一句話了<text:span text:style-name="T3">,</text:span>那話是說<text:span text:style-name="T3">: "</text:span>如果我們能窺探到敵人真實生活隱密幽微之處<text:span text:style-name="T3">,</text:span>我們將無法再對他有所懷恨<text:span text:style-name="T3">". </text:span>我想這位婦人肯定能理解這樣的道理<text:span text:style-name="T3">.<text:line-break/><text:line-break/></text:span>聽她一生的坎坷<text:span text:style-name="T3">,</text:span>有一天<text:span text:style-name="T3">,</text:span>我忍不住問她說<text:span text:style-name="T3">:"</text:span>那妳覺得觀音菩薩有給妳祝福嗎<text:span text:style-name="T3">?" </text:span>沒想到她竟然微笑地用力點頭<text:span text:style-name="T3">,</text:span>一直說有有有<text:span text:style-name="T3">,</text:span>說觀音對她太好了<text:span text:style-name="T3">.<text:line-break/><text:line-break/></text:span>我聽了<text:span text:style-name="T3">,</text:span>心裏很感慨<text:span text:style-name="T3">.</text:span>我本來對她一直懷著一種想為人禱告的心意<text:span text:style-name="T3">,</text:span>希望上帝能賜福給這樣一個善良的人<text:span text:style-name="T3">.</text:span>但或許就像托爾斯泰的<text:span text:style-name="T3"><text:s/>"</text:span>三隱士<text:span text:style-name="T3">" </text:span>裏所闡釋的<text:span text:style-name="T3">: </text:span>心思單純的人的禱告才有力量<text:span text:style-name="T3">,</text:span>而我們只是會玩弄一些所謂禱告的漂亮辭藻而已<text:span text:style-name="T3">. </text:span>總之<text:span text:style-name="T3">,</text:span>我沒辦法再幫她什麼了<text:span text:style-name="T3">,</text:span>因為正是像她這樣的人<text:span text:style-name="T3">,</text:span>才是上帝的子民<text:span text:style-name="T3">,</text:span>是她才應該也才有能力為我們這些罪人禱告<text:span text:style-name="T3">.<text:line-break/><text:line-break/></text:span>今天靜站時<text:span text:style-name="T3">,</text:span>不知道為什麼<text:span text:style-name="T3">,</text:span>我心裏一直想著這些事<text:span text:style-name="T3">. </text:span>或許是因為這事碰觸到我所知道的維根斯坦的一點<text:span text:style-name="T3"><text:s/>"</text:span>祕辛<text:span text:style-name="T3">".<text:line-break/><text:line-break/></text:span>因為姐姐的關係<text:span text:style-name="T3">,</text:span>少年維根斯坦便已接觸叔本華的著作<text:span text:style-name="T3">,</text:span>讀完之後<text:span text:style-name="T3">,</text:span>深受影響<text:span text:style-name="T3">,</text:span>疏離神明<text:span text:style-name="T3">,</text:span>對生命充滿虛無<text:span text:style-name="T3">. </text:span>直到大約<text:span text:style-name="T3">21</text:span>歲的某一天<text:span text:style-name="T3">,</text:span>維根斯坦看了一場戲<text:span text:style-name="T3">,</text:span>劇中主角命運多舛<text:span text:style-name="T3">,</text:span>各種可怕的打擊不斷<text:span text:style-name="T3">,</text:span>但主角卻說<text:span text:style-name="T3">:</text:span>沒有一種噩運能傷害到我<text:span text:style-name="T3">.<text:line-break/><text:line-break/></text:span>友人回憶當年<text:span text:style-name="T3">,</text:span>表示維根斯坦似乎對此一幕十分感動<text:span text:style-name="T3">.</text:span>在我看來<text:span text:style-name="T3">,</text:span>一個如今我們所熟悉的維根斯坦<text:span text:style-name="T3">,</text:span>或許至此一刻才真正誕生<text:span text:style-name="T3">. <text:line-break/><text:line-break/></text:span>維根斯坦的哲學思想始終依然充滿叔本華的影響痕跡<text:span text:style-name="T3">,</text:span>但卻與叔本華背道而馳<text:span text:style-name="T3">. </text:span>一樣都是悲劇<text:span text:style-name="T3">,</text:span>卻有著截然不同的態度<text:span text:style-name="T3">;</text:span>一樣都是宿命當前的無能為力<text:span text:style-name="T3">,</text:span>一個走向虛無<text:span text:style-name="T3">,</text:span>一個卻高唱<text:span text:style-name="T3"><text:s/>"</text:span>確定性<text:span text:style-name="T3">" </text:span>的福音<text:span text:style-name="T3">,</text:span>相信這一切充滿懷疑而不可測的<text:span text:style-name="T3"><text:s/>"</text:span>不確定性<text:span text:style-name="T3">" </text:span>背後<text:span text:style-name="T3">,</text:span>卻有著堅如磐石的<text:span text:style-name="T3"><text:s/>"</text:span>確定性<text:span text:style-name="T3">". </text:span>沒有這樣一種確定性<text:span text:style-name="T3">,</text:span>我們這艘無依無靠的生命小船<text:span text:style-name="T3">,</text:span>終究要在<text:span text:style-name="T3"><text:s/>"</text:span>懷疑的大海<text:span text:style-name="T3">" </text:span>中淹沒沉淪而不得救贖<text:span text:style-name="T3">. <text:line-break/><text:line-break/></text:span>今天站樁<text:span text:style-name="T3">,</text:span>五龍二鳳<text:span text:style-name="T3">. </text:span>董事長每次大多站在最角落<text:span text:style-name="T3">,</text:span>所以一般都不太知道有什麼狀況<text:span text:style-name="T3">,</text:span>只在眼角餘光中似乎看到還不少人過來取閱小冊子及傳單<text:span text:style-name="T3">,</text:span>也有人過來批評指教<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